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OpenSymbol1"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1" svg:font-family="Calibri"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6.085cm" table:align="center" style:writing-mode="lr-tb"/>
    </style:style>
    <style:style style:name="Tabla1.A" style:family="table-column">
      <style:table-column-properties style:column-width="3.993cm"/>
    </style:style>
    <style:style style:name="Tabla1.B" style:family="table-column">
      <style:table-column-properties style:column-width="2.092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3" style:family="table">
      <style:table-properties style:width="8.176cm" table:align="center" style:writing-mode="lr-tb"/>
    </style:style>
    <style:style style:name="Tabla3.A" style:family="table-column">
      <style:table-column-properties style:column-width="5.634cm"/>
    </style:style>
    <style:style style:name="Tabla3.B" style:family="table-column">
      <style:table-column-properties style:column-width="2.542cm"/>
    </style:style>
    <style:style style:name="Tabla3.1" style:family="table-row">
      <style:table-row-properties fo:keep-together="auto"/>
    </style:style>
    <style:style style:name="Tabla3.A1" style:family="table-cell">
      <style:table-cell-properties style:vertical-align="top" style:border-line-width="0.026cm 0.026cm 0.053cm" fo:padding-left="0.191cm" fo:padding-right="0.191cm" fo:padding-top="0cm" fo:padding-bottom="0cm" fo:border="3pt double #c0c0c0" style:writing-mode="lr-tb"/>
    </style:style>
    <style:style style:name="Tabla7" style:family="table">
      <style:table-properties style:width="9.843cm" fo:margin-left="0.635cm" table:align="left" style:writing-mode="lr-tb"/>
    </style:style>
    <style:style style:name="Tabla7.A" style:family="table-column">
      <style:table-column-properties style:column-width="9.843cm"/>
    </style:style>
    <style:style style:name="Tabla7.1" style:family="table-row">
      <style:table-row-properties fo:keep-together="auto"/>
    </style:style>
    <style:style style:name="Tabla7.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8" style:family="table">
      <style:table-properties style:width="8.396cm" table:align="center" style:writing-mode="lr-tb"/>
    </style:style>
    <style:style style:name="Tabla8.A" style:family="table-column">
      <style:table-column-properties style:column-width="1.995cm"/>
    </style:style>
    <style:style style:name="Tabla8.B" style:family="table-column">
      <style:table-column-properties style:column-width="1.736cm"/>
    </style:style>
    <style:style style:name="Tabla8.C" style:family="table-column">
      <style:table-column-properties style:column-width="1.132cm"/>
    </style:style>
    <style:style style:name="Tabla8.D" style:family="table-column">
      <style:table-column-properties style:column-width="1.586cm"/>
    </style:style>
    <style:style style:name="Tabla8.E" style:family="table-column">
      <style:table-column-properties style:column-width="1.947cm"/>
    </style:style>
    <style:style style:name="Tabla8.1" style:family="table-row">
      <style:table-row-properties fo:keep-together="auto"/>
    </style:style>
    <style:style style:name="Tabla8.A1"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4.288cm" fo:margin-left="0.635cm" table:align="left" style:writing-mode="lr-tb"/>
    </style:style>
    <style:style style:name="Tabla4.A" style:family="table-column">
      <style:table-column-properties style:column-width="6.985cm"/>
    </style:style>
    <style:style style:name="Tabla4.B" style:family="table-column">
      <style:table-column-properties style:column-width="0.318cm"/>
    </style:style>
    <style:style style:name="Tabla4.1" style:family="table-row">
      <style:table-row-properties fo:keep-together="auto"/>
    </style:style>
    <style:style style:name="Tabla4.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4.B1" style:family="table-cell">
      <style:table-cell-properties style:vertical-align="top" fo:padding-left="0.123cm" fo:padding-right="0.123cm" fo:padding-top="0cm" fo:padding-bottom="0cm" fo:border="none" style:writing-mode="lr-tb"/>
    </style:style>
    <style:style style:name="Tabla5" style:family="table">
      <style:table-properties style:width="14.288cm" fo:margin-left="0.635cm" table:align="left" style:writing-mode="lr-tb"/>
    </style:style>
    <style:style style:name="Tabla5.A" style:family="table-column">
      <style:table-column-properties style:column-width="9.208cm"/>
    </style:style>
    <style:style style:name="Tabla5.B" style:family="table-column">
      <style:table-column-properties style:column-width="5.08cm"/>
    </style:style>
    <style:style style:name="Tabla5.1" style:family="table-row">
      <style:table-row-properties fo:keep-together="auto"/>
    </style:style>
    <style:style style:name="Tabla5.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5.B1" style:family="table-cell">
      <style:table-cell-properties style:vertical-align="top" fo:padding-left="0.123cm" fo:padding-right="0.123cm" fo:padding-top="0cm" fo:padding-bottom="0cm" fo:border="none" style:writing-mode="lr-tb"/>
    </style:style>
    <style:style style:name="Tabla6" style:family="table">
      <style:table-properties style:width="4.655cm" table:align="center" style:writing-mode="lr-tb"/>
    </style:style>
    <style:style style:name="Tabla6.A" style:family="table-column">
      <style:table-column-properties style:column-width="0.515cm"/>
    </style:style>
    <style:style style:name="Tabla6.B" style:family="table-column">
      <style:table-column-properties style:column-width="0.631cm"/>
    </style:style>
    <style:style style:name="Tabla6.E" style:family="table-column">
      <style:table-column-properties style:column-width="0.711cm"/>
    </style:style>
    <style:style style:name="Tabla6.H" style:family="table-column">
      <style:table-column-properties style:column-width="0.737cm"/>
    </style:style>
    <style:style style:name="Tabla6.1" style:family="table-row">
      <style:table-row-properties fo:keep-together="auto"/>
    </style:style>
    <style:style style:name="Tabla6.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6.B1" style:family="table-cell">
      <style:table-cell-properties style:vertical-align="top" style:border-line-width="0.053cm 0.026cm 0.026cm" fo:padding="0.132cm" fo:border="3pt double #000000" style:writing-mode="lr-tb"/>
    </style:style>
    <style:style style:name="Tabla6.C1" style:family="table-cell">
      <style:table-cell-properties style:vertical-align="top" style:border-line-width="0.053cm 0.026cm 0.026cm" fo:padding="0.132cm" fo:border="3pt double #000000" style:writing-mode="lr-tb"/>
    </style:style>
    <style:style style:name="Tabla6.D1" style:family="table-cell">
      <style:table-cell-properties style:vertical-align="top" style:border-line-width="0.053cm 0.026cm 0.026cm" fo:padding="0.132cm" fo:border="3pt double #000000" style:writing-mode="lr-tb"/>
    </style:style>
    <style:style style:name="Tabla6.E1" style:family="table-cell">
      <style:table-cell-properties style:vertical-align="top" style:border-line-width="0.053cm 0.026cm 0.026cm" fo:padding="0.132cm" fo:border="3pt double #000000" style:writing-mode="lr-tb"/>
    </style:style>
    <style:style style:name="Tabla6.F1" style:family="table-cell">
      <style:table-cell-properties style:vertical-align="top" style:border-line-width="0.053cm 0.026cm 0.026cm" fo:padding="0.132cm" fo:border="3pt double #000000" style:writing-mode="lr-tb"/>
    </style:style>
    <style:style style:name="Tabla6.G1" style:family="table-cell">
      <style:table-cell-properties style:vertical-align="top" style:border-line-width="0.053cm 0.026cm 0.026cm" fo:padding="0.132cm" fo:border="3pt double #000000" style:writing-mode="lr-tb"/>
    </style:style>
    <style:style style:name="Tabla6.H1" style:family="table-cell">
      <style:table-cell-properties style:vertical-align="top" style:border-line-width="0.053cm 0.026cm 0.026cm" fo:padding="0.132cm" fo:border="3pt double #000000" style:writing-mode="lr-tb"/>
    </style:style>
    <style:style style:name="Tabla6.B2" style:family="table-cell">
      <style:table-cell-properties style:vertical-align="top" style:border-line-width="0.053cm 0.026cm 0.026cm" fo:padding="0.132cm" fo:border="3pt double #000000" style:writing-mode="lr-tb"/>
    </style:style>
    <style:style style:name="Tabla6.C2" style:family="table-cell">
      <style:table-cell-properties style:vertical-align="top" style:border-line-width="0.053cm 0.026cm 0.026cm" fo:padding="0.132cm" fo:border="3pt double #000000" style:writing-mode="lr-tb"/>
    </style:style>
    <style:style style:name="Tabla6.D2" style:family="table-cell">
      <style:table-cell-properties style:vertical-align="top" style:border-line-width="0.053cm 0.026cm 0.026cm" fo:padding="0.132cm" fo:border="3pt double #000000" style:writing-mode="lr-tb"/>
    </style:style>
    <style:style style:name="Tabla6.E2" style:family="table-cell">
      <style:table-cell-properties style:vertical-align="top" style:border-line-width="0.053cm 0.026cm 0.026cm" fo:padding="0.132cm" fo:border="3pt double #000000" style:writing-mode="lr-tb"/>
    </style:style>
    <style:style style:name="Tabla6.F2" style:family="table-cell">
      <style:table-cell-properties style:vertical-align="top" style:border-line-width="0.053cm 0.026cm 0.026cm" fo:padding="0.132cm" fo:border="3pt double #000000" style:writing-mode="lr-tb"/>
    </style:style>
    <style:style style:name="Tabla6.G2" style:family="table-cell">
      <style:table-cell-properties style:vertical-align="top" style:border-line-width="0.053cm 0.026cm 0.026cm" fo:padding="0.132cm" fo:border="3pt double #000000" style:writing-mode="lr-tb"/>
    </style:style>
    <style:style style:name="Tabla6.H2" style:family="table-cell">
      <style:table-cell-properties style:vertical-align="top" style:border-line-width="0.053cm 0.026cm 0.026cm" fo:padding="0.132cm" fo:border="3pt double #000000" style:writing-mode="lr-tb"/>
    </style:style>
    <style:style style:name="Tabla10" style:family="table">
      <style:table-properties style:width="4.948cm" table:align="center" style:writing-mode="lr-tb"/>
    </style:style>
    <style:style style:name="Tabla10.A" style:family="table-column">
      <style:table-column-properties style:column-width="0.515cm"/>
    </style:style>
    <style:style style:name="Tabla10.B" style:family="table-column">
      <style:table-column-properties style:column-width="0.631cm"/>
    </style:style>
    <style:style style:name="Tabla10.E" style:family="table-column">
      <style:table-column-properties style:column-width="0.887cm"/>
    </style:style>
    <style:style style:name="Tabla10.H" style:family="table-column">
      <style:table-column-properties style:column-width="0.737cm"/>
    </style:style>
    <style:style style:name="Tabla10.1" style:family="table-row">
      <style:table-row-properties fo:keep-together="auto"/>
    </style:style>
    <style:style style:name="Tabla10.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0.B1" style:family="table-cell">
      <style:table-cell-properties style:vertical-align="top" style:border-line-width="0.053cm 0.026cm 0.026cm" fo:padding="0.132cm" fo:border="3pt double #000000" style:writing-mode="lr-tb"/>
    </style:style>
    <style:style style:name="Tabla10.C1" style:family="table-cell">
      <style:table-cell-properties style:vertical-align="top" style:border-line-width="0.053cm 0.026cm 0.026cm" fo:padding="0.132cm" fo:border="3pt double #000000" style:writing-mode="lr-tb"/>
    </style:style>
    <style:style style:name="Tabla10.D1" style:family="table-cell">
      <style:table-cell-properties style:vertical-align="top" style:border-line-width="0.053cm 0.026cm 0.026cm" fo:padding="0.132cm" fo:border="3pt double #000000" style:writing-mode="lr-tb"/>
    </style:style>
    <style:style style:name="Tabla10.E1" style:family="table-cell">
      <style:table-cell-properties style:vertical-align="top" style:border-line-width="0.053cm 0.026cm 0.026cm" fo:padding="0.132cm" fo:border="3pt double #000000" style:writing-mode="lr-tb"/>
    </style:style>
    <style:style style:name="Tabla10.F1" style:family="table-cell">
      <style:table-cell-properties style:vertical-align="top" style:border-line-width="0.053cm 0.026cm 0.026cm" fo:padding="0.132cm" fo:border="3pt double #000000" style:writing-mode="lr-tb"/>
    </style:style>
    <style:style style:name="Tabla10.G1" style:family="table-cell">
      <style:table-cell-properties style:vertical-align="top" style:border-line-width="0.053cm 0.026cm 0.026cm" fo:padding="0.132cm" fo:border="3pt double #000000" style:writing-mode="lr-tb"/>
    </style:style>
    <style:style style:name="Tabla10.H1" style:family="table-cell">
      <style:table-cell-properties style:vertical-align="top" style:border-line-width="0.053cm 0.026cm 0.026cm" fo:padding="0.132cm" fo:border="3pt double #000000" style:writing-mode="lr-tb"/>
    </style:style>
    <style:style style:name="Tabla10.B2" style:family="table-cell">
      <style:table-cell-properties style:vertical-align="top" style:border-line-width="0.053cm 0.026cm 0.026cm" fo:padding="0.132cm" fo:border="3pt double #000000" style:writing-mode="lr-tb"/>
    </style:style>
    <style:style style:name="Tabla10.C2" style:family="table-cell">
      <style:table-cell-properties style:vertical-align="top" style:border-line-width="0.053cm 0.026cm 0.026cm" fo:padding="0.132cm" fo:border="3pt double #000000" style:writing-mode="lr-tb"/>
    </style:style>
    <style:style style:name="Tabla10.D2" style:family="table-cell">
      <style:table-cell-properties style:vertical-align="top" style:border-line-width="0.053cm 0.026cm 0.026cm" fo:padding="0.132cm" fo:border="3pt double #000000" style:writing-mode="lr-tb"/>
    </style:style>
    <style:style style:name="Tabla10.E2" style:family="table-cell">
      <style:table-cell-properties style:vertical-align="top" style:border-line-width="0.053cm 0.026cm 0.026cm" fo:padding="0.132cm" fo:border="3pt double #000000" style:writing-mode="lr-tb"/>
    </style:style>
    <style:style style:name="Tabla10.F2" style:family="table-cell">
      <style:table-cell-properties style:vertical-align="top" style:border-line-width="0.053cm 0.026cm 0.026cm" fo:padding="0.132cm" fo:border="3pt double #000000" style:writing-mode="lr-tb"/>
    </style:style>
    <style:style style:name="Tabla10.G2" style:family="table-cell">
      <style:table-cell-properties style:vertical-align="top" style:border-line-width="0.053cm 0.026cm 0.026cm" fo:padding="0.132cm" fo:border="3pt double #000000" style:writing-mode="lr-tb"/>
    </style:style>
    <style:style style:name="Tabla10.H2" style:family="table-cell">
      <style:table-cell-properties style:vertical-align="top" style:border-line-width="0.053cm 0.026cm 0.026cm" fo:padding="0.132cm" fo:border="3pt double #000000" style:writing-mode="lr-tb"/>
    </style:style>
    <style:style style:name="Tabla11" style:family="table">
      <style:table-properties style:width="14.288cm" fo:margin-left="0.635cm" table:align="left" style:writing-mode="lr-tb"/>
    </style:style>
    <style:style style:name="Tabla11.A" style:family="table-column">
      <style:table-column-properties style:column-width="8.89cm"/>
    </style:style>
    <style:style style:name="Tabla11.B" style:family="table-column">
      <style:table-column-properties style:column-width="5.398cm"/>
    </style:style>
    <style:style style:name="Tabla11.1" style:family="table-row">
      <style:table-row-properties fo:keep-together="auto"/>
    </style:style>
    <style:style style:name="Tabla11.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11.B1" style:family="table-cell">
      <style:table-cell-properties style:vertical-align="top" fo:padding-left="0.123cm" fo:padding-right="0.123cm" fo:padding-top="0cm" fo:padding-bottom="0cm" fo:border="none" style:writing-mode="lr-tb"/>
    </style:style>
    <style:style style:name="Tabla12" style:family="table">
      <style:table-properties style:width="4.773cm" table:align="center" style:writing-mode="lr-tb"/>
    </style:style>
    <style:style style:name="Tabla12.A" style:family="table-column">
      <style:table-column-properties style:column-width="0.515cm"/>
    </style:style>
    <style:style style:name="Tabla12.B" style:family="table-column">
      <style:table-column-properties style:column-width="1.025cm"/>
    </style:style>
    <style:style style:name="Tabla12.C" style:family="table-column">
      <style:table-column-properties style:column-width="0.631cm"/>
    </style:style>
    <style:style style:name="Tabla12.H" style:family="table-column">
      <style:table-column-properties style:column-width="0.542cm"/>
    </style:style>
    <style:style style:name="Tabla12.1" style:family="table-row">
      <style:table-row-properties fo:keep-together="auto"/>
    </style:style>
    <style:style style:name="Tabla12.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2.B1" style:family="table-cell">
      <style:table-cell-properties style:vertical-align="top" style:border-line-width="0.053cm 0.026cm 0.026cm" fo:padding="0.132cm" fo:border="3pt double #000000" style:writing-mode="lr-tb"/>
    </style:style>
    <style:style style:name="Tabla12.C1" style:family="table-cell">
      <style:table-cell-properties style:vertical-align="top" style:border-line-width="0.053cm 0.026cm 0.026cm" fo:padding="0.132cm" fo:border="3pt double #000000" style:writing-mode="lr-tb"/>
    </style:style>
    <style:style style:name="Tabla12.D1" style:family="table-cell">
      <style:table-cell-properties style:vertical-align="top" style:border-line-width="0.053cm 0.026cm 0.026cm" fo:padding="0.132cm" fo:border="3pt double #000000" style:writing-mode="lr-tb"/>
    </style:style>
    <style:style style:name="Tabla12.E1" style:family="table-cell">
      <style:table-cell-properties style:vertical-align="top" style:border-line-width="0.053cm 0.026cm 0.026cm" fo:padding="0.132cm" fo:border="3pt double #000000" style:writing-mode="lr-tb"/>
    </style:style>
    <style:style style:name="Tabla12.F1" style:family="table-cell">
      <style:table-cell-properties style:vertical-align="top" style:border-line-width="0.053cm 0.026cm 0.026cm" fo:padding="0.132cm" fo:border="3pt double #000000" style:writing-mode="lr-tb"/>
    </style:style>
    <style:style style:name="Tabla12.G1" style:family="table-cell">
      <style:table-cell-properties style:vertical-align="top" style:border-line-width="0.053cm 0.026cm 0.026cm" fo:padding="0.132cm" fo:border="3pt double #000000" style:writing-mode="lr-tb"/>
    </style:style>
    <style:style style:name="Tabla12.H1" style:family="table-cell">
      <style:table-cell-properties style:vertical-align="top" style:border-line-width="0.053cm 0.026cm 0.026cm" fo:padding="0.132cm" fo:border="3pt double #000000" style:writing-mode="lr-tb"/>
    </style:style>
    <style:style style:name="Tabla12.B2" style:family="table-cell">
      <style:table-cell-properties style:vertical-align="top" style:border-line-width="0.053cm 0.026cm 0.026cm" fo:padding="0.132cm" fo:border="3pt double #000000" style:writing-mode="lr-tb"/>
    </style:style>
    <style:style style:name="Tabla12.C2" style:family="table-cell">
      <style:table-cell-properties style:vertical-align="top" style:border-line-width="0.053cm 0.026cm 0.026cm" fo:padding="0.132cm" fo:border="3pt double #000000" style:writing-mode="lr-tb"/>
    </style:style>
    <style:style style:name="Tabla12.D2" style:family="table-cell">
      <style:table-cell-properties style:vertical-align="top" style:border-line-width="0.053cm 0.026cm 0.026cm" fo:padding="0.132cm" fo:border="3pt double #000000" style:writing-mode="lr-tb"/>
    </style:style>
    <style:style style:name="Tabla12.E2" style:family="table-cell">
      <style:table-cell-properties style:vertical-align="top" style:border-line-width="0.053cm 0.026cm 0.026cm" fo:padding="0.132cm" fo:border="3pt double #000000" style:writing-mode="lr-tb"/>
    </style:style>
    <style:style style:name="Tabla12.F2" style:family="table-cell">
      <style:table-cell-properties style:vertical-align="top" style:border-line-width="0.053cm 0.026cm 0.026cm" fo:padding="0.132cm" fo:border="3pt double #000000" style:writing-mode="lr-tb"/>
    </style:style>
    <style:style style:name="Tabla12.G2" style:family="table-cell">
      <style:table-cell-properties style:vertical-align="top" style:border-line-width="0.053cm 0.026cm 0.026cm" fo:padding="0.132cm" fo:border="3pt double #000000" style:writing-mode="lr-tb"/>
    </style:style>
    <style:style style:name="Tabla12.H2" style:family="table-cell">
      <style:table-cell-properties style:vertical-align="top" style:border-line-width="0.053cm 0.026cm 0.026cm" fo:padding="0.132cm" fo:border="3pt double #000000" style:writing-mode="lr-tb"/>
    </style:style>
    <style:style style:name="Tabla12.B3" style:family="table-cell">
      <style:table-cell-properties style:vertical-align="top" style:border-line-width="0.053cm 0.026cm 0.026cm" fo:padding="0.132cm" fo:border="3pt double #000000" style:writing-mode="lr-tb"/>
    </style:style>
    <style:style style:name="Tabla12.C3" style:family="table-cell">
      <style:table-cell-properties style:vertical-align="top" style:border-line-width="0.053cm 0.026cm 0.026cm" fo:padding="0.132cm" fo:border="3pt double #000000" style:writing-mode="lr-tb"/>
    </style:style>
    <style:style style:name="Tabla12.D3" style:family="table-cell">
      <style:table-cell-properties style:vertical-align="top" style:border-line-width="0.053cm 0.026cm 0.026cm" fo:padding="0.132cm" fo:border="3pt double #000000" style:writing-mode="lr-tb"/>
    </style:style>
    <style:style style:name="Tabla12.E3" style:family="table-cell">
      <style:table-cell-properties style:vertical-align="top" style:border-line-width="0.053cm 0.026cm 0.026cm" fo:padding="0.132cm" fo:border="3pt double #000000" style:writing-mode="lr-tb"/>
    </style:style>
    <style:style style:name="Tabla12.F3" style:family="table-cell">
      <style:table-cell-properties style:vertical-align="top" style:border-line-width="0.053cm 0.026cm 0.026cm" fo:padding="0.132cm" fo:border="3pt double #000000" style:writing-mode="lr-tb"/>
    </style:style>
    <style:style style:name="Tabla12.G3" style:family="table-cell">
      <style:table-cell-properties style:vertical-align="top" style:border-line-width="0.053cm 0.026cm 0.026cm" fo:padding="0.132cm" fo:border="3pt double #000000" style:writing-mode="lr-tb"/>
    </style:style>
    <style:style style:name="Tabla12.H3" style:family="table-cell">
      <style:table-cell-properties style:vertical-align="top" style:border-line-width="0.053cm 0.026cm 0.026cm" fo:padding="0.132cm" fo:border="3pt double #000000" style:writing-mode="lr-tb"/>
    </style:style>
    <style:style style:name="Tabla13" style:family="table">
      <style:table-properties style:width="5.165cm" table:align="center" style:writing-mode="lr-tb"/>
    </style:style>
    <style:style style:name="Tabla13.A" style:family="table-column">
      <style:table-column-properties style:column-width="0.515cm"/>
    </style:style>
    <style:style style:name="Tabla13.B" style:family="table-column">
      <style:table-column-properties style:column-width="1.025cm"/>
    </style:style>
    <style:style style:name="Tabla13.C" style:family="table-column">
      <style:table-column-properties style:column-width="0.631cm"/>
    </style:style>
    <style:style style:name="Tabla13.G" style:family="table-column">
      <style:table-column-properties style:column-width="0.711cm"/>
    </style:style>
    <style:style style:name="Tabla13.H" style:family="table-column">
      <style:table-column-properties style:column-width="0.737cm"/>
    </style:style>
    <style:style style:name="Tabla13.1" style:family="table-row">
      <style:table-row-properties fo:keep-together="auto"/>
    </style:style>
    <style:style style:name="Tabla13.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3.B1" style:family="table-cell">
      <style:table-cell-properties style:vertical-align="top" style:border-line-width="0.053cm 0.026cm 0.026cm" fo:padding="0.132cm" fo:border="3pt double #000000" style:writing-mode="lr-tb"/>
    </style:style>
    <style:style style:name="Tabla13.C1" style:family="table-cell">
      <style:table-cell-properties style:vertical-align="top" style:border-line-width="0.053cm 0.026cm 0.026cm" fo:padding="0.132cm" fo:border="3pt double #000000" style:writing-mode="lr-tb"/>
    </style:style>
    <style:style style:name="Tabla13.D1" style:family="table-cell">
      <style:table-cell-properties style:vertical-align="top" style:border-line-width="0.053cm 0.026cm 0.026cm" fo:padding="0.132cm" fo:border="3pt double #000000" style:writing-mode="lr-tb"/>
    </style:style>
    <style:style style:name="Tabla13.E1" style:family="table-cell">
      <style:table-cell-properties style:vertical-align="top" style:border-line-width="0.053cm 0.026cm 0.026cm" fo:padding="0.132cm" fo:border="3pt double #000000" style:writing-mode="lr-tb"/>
    </style:style>
    <style:style style:name="Tabla13.F1" style:family="table-cell">
      <style:table-cell-properties style:vertical-align="top" style:border-line-width="0.053cm 0.026cm 0.026cm" fo:padding="0.132cm" fo:border="3pt double #000000" style:writing-mode="lr-tb"/>
    </style:style>
    <style:style style:name="Tabla13.G1" style:family="table-cell">
      <style:table-cell-properties style:vertical-align="top" style:border-line-width="0.053cm 0.026cm 0.026cm" fo:padding="0.132cm" fo:border="3pt double #000000" style:writing-mode="lr-tb"/>
    </style:style>
    <style:style style:name="Tabla13.H1" style:family="table-cell">
      <style:table-cell-properties style:vertical-align="top" style:border-line-width="0.053cm 0.026cm 0.026cm" fo:padding="0.132cm" fo:border="3pt double #000000" style:writing-mode="lr-tb"/>
    </style:style>
    <style:style style:name="Tabla13.B2" style:family="table-cell">
      <style:table-cell-properties style:vertical-align="top" style:border-line-width="0.053cm 0.026cm 0.026cm" fo:padding="0.132cm" fo:border="3pt double #000000" style:writing-mode="lr-tb"/>
    </style:style>
    <style:style style:name="Tabla13.C2" style:family="table-cell">
      <style:table-cell-properties style:vertical-align="top" style:border-line-width="0.053cm 0.026cm 0.026cm" fo:padding="0.132cm" fo:border="3pt double #000000" style:writing-mode="lr-tb"/>
    </style:style>
    <style:style style:name="Tabla13.D2" style:family="table-cell">
      <style:table-cell-properties style:vertical-align="top" style:border-line-width="0.053cm 0.026cm 0.026cm" fo:padding="0.132cm" fo:border="3pt double #000000" style:writing-mode="lr-tb"/>
    </style:style>
    <style:style style:name="Tabla13.E2" style:family="table-cell">
      <style:table-cell-properties style:vertical-align="top" style:border-line-width="0.053cm 0.026cm 0.026cm" fo:padding="0.132cm" fo:border="3pt double #000000" style:writing-mode="lr-tb"/>
    </style:style>
    <style:style style:name="Tabla13.F2" style:family="table-cell">
      <style:table-cell-properties style:vertical-align="top" style:border-line-width="0.053cm 0.026cm 0.026cm" fo:padding="0.132cm" fo:border="3pt double #000000" style:writing-mode="lr-tb"/>
    </style:style>
    <style:style style:name="Tabla13.G2" style:family="table-cell">
      <style:table-cell-properties style:vertical-align="top" style:border-line-width="0.053cm 0.026cm 0.026cm" fo:padding="0.132cm" fo:border="3pt double #000000" style:writing-mode="lr-tb"/>
    </style:style>
    <style:style style:name="Tabla13.H2" style:family="table-cell">
      <style:table-cell-properties style:vertical-align="top" style:border-line-width="0.053cm 0.026cm 0.026cm" fo:padding="0.132cm" fo:border="3pt double #000000" style:writing-mode="lr-tb"/>
    </style:style>
    <style:style style:name="Tabla13.B3" style:family="table-cell">
      <style:table-cell-properties style:vertical-align="top" style:border-line-width="0.053cm 0.026cm 0.026cm" fo:padding="0.132cm" fo:border="3pt double #000000" style:writing-mode="lr-tb"/>
    </style:style>
    <style:style style:name="Tabla13.C3" style:family="table-cell">
      <style:table-cell-properties style:vertical-align="top" style:border-line-width="0.053cm 0.026cm 0.026cm" fo:padding="0.132cm" fo:border="3pt double #000000" style:writing-mode="lr-tb"/>
    </style:style>
    <style:style style:name="Tabla13.D3" style:family="table-cell">
      <style:table-cell-properties style:vertical-align="top" style:border-line-width="0.053cm 0.026cm 0.026cm" fo:padding="0.132cm" fo:border="3pt double #000000" style:writing-mode="lr-tb"/>
    </style:style>
    <style:style style:name="Tabla13.E3" style:family="table-cell">
      <style:table-cell-properties style:vertical-align="top" style:border-line-width="0.053cm 0.026cm 0.026cm" fo:padding="0.132cm" fo:border="3pt double #000000" style:writing-mode="lr-tb"/>
    </style:style>
    <style:style style:name="Tabla13.F3" style:family="table-cell">
      <style:table-cell-properties style:vertical-align="top" style:border-line-width="0.053cm 0.026cm 0.026cm" fo:padding="0.132cm" fo:border="3pt double #000000" style:writing-mode="lr-tb"/>
    </style:style>
    <style:style style:name="Tabla13.G3" style:family="table-cell">
      <style:table-cell-properties style:vertical-align="top" style:border-line-width="0.053cm 0.026cm 0.026cm" fo:padding="0.132cm" fo:border="3pt double #000000" style:writing-mode="lr-tb"/>
    </style:style>
    <style:style style:name="Tabla13.H3" style:family="table-cell">
      <style:table-cell-properties style:vertical-align="top" style:border-line-width="0.053cm 0.026cm 0.026cm" fo:padding="0.132cm" fo:border="3pt double #000000" style:writing-mode="lr-tb"/>
    </style:style>
    <style:style style:name="Tabla14" style:family="table">
      <style:table-properties style:width="14.605cm" fo:margin-left="0.635cm" table:align="left" style:writing-mode="lr-tb"/>
    </style:style>
    <style:style style:name="Tabla14.A" style:family="table-column">
      <style:table-column-properties style:column-width="8.89cm"/>
    </style:style>
    <style:style style:name="Tabla14.B" style:family="table-column">
      <style:table-column-properties style:column-width="5.715cm"/>
    </style:style>
    <style:style style:name="Tabla14.1" style:family="table-row">
      <style:table-row-properties fo:keep-together="auto"/>
    </style:style>
    <style:style style:name="Tabla14.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14.B1" style:family="table-cell">
      <style:table-cell-properties style:vertical-align="top" fo:padding-left="0.123cm" fo:padding-right="0.123cm" fo:padding-top="0cm" fo:padding-bottom="0cm" fo:border="none" style:writing-mode="lr-tb"/>
    </style:style>
    <style:style style:name="Tabla15" style:family="table">
      <style:table-properties style:width="4.538cm" table:align="center" style:writing-mode="lr-tb"/>
    </style:style>
    <style:style style:name="Tabla15.A" style:family="table-column">
      <style:table-column-properties style:column-width="0.515cm"/>
    </style:style>
    <style:style style:name="Tabla15.C" style:family="table-column">
      <style:table-column-properties style:column-width="0.711cm"/>
    </style:style>
    <style:style style:name="Tabla15.H" style:family="table-column">
      <style:table-column-properties style:column-width="0.542cm"/>
    </style:style>
    <style:style style:name="Tabla15.1" style:family="table-row">
      <style:table-row-properties fo:keep-together="auto"/>
    </style:style>
    <style:style style:name="Tabla15.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5.B1" style:family="table-cell">
      <style:table-cell-properties style:vertical-align="top" style:border-line-width="0.053cm 0.026cm 0.026cm" fo:padding="0.132cm" fo:border="3pt double #000000" style:writing-mode="lr-tb"/>
    </style:style>
    <style:style style:name="Tabla15.C1" style:family="table-cell">
      <style:table-cell-properties style:vertical-align="top" style:border-line-width="0.053cm 0.026cm 0.026cm" fo:padding="0.132cm" fo:border="3pt double #000000" style:writing-mode="lr-tb"/>
    </style:style>
    <style:style style:name="Tabla15.D1" style:family="table-cell">
      <style:table-cell-properties style:vertical-align="top" style:border-line-width="0.053cm 0.026cm 0.026cm" fo:padding="0.132cm" fo:border="3pt double #000000" style:writing-mode="lr-tb"/>
    </style:style>
    <style:style style:name="Tabla15.E1" style:family="table-cell">
      <style:table-cell-properties style:vertical-align="top" style:border-line-width="0.053cm 0.026cm 0.026cm" fo:padding="0.132cm" fo:border="3pt double #000000" style:writing-mode="lr-tb"/>
    </style:style>
    <style:style style:name="Tabla15.F1" style:family="table-cell">
      <style:table-cell-properties style:vertical-align="top" style:border-line-width="0.053cm 0.026cm 0.026cm" fo:padding="0.132cm" fo:border="3pt double #000000" style:writing-mode="lr-tb"/>
    </style:style>
    <style:style style:name="Tabla15.G1" style:family="table-cell">
      <style:table-cell-properties style:vertical-align="top" style:border-line-width="0.053cm 0.026cm 0.026cm" fo:padding="0.132cm" fo:border="3pt double #000000" style:writing-mode="lr-tb"/>
    </style:style>
    <style:style style:name="Tabla15.H1" style:family="table-cell">
      <style:table-cell-properties style:vertical-align="top" style:border-line-width="0.053cm 0.026cm 0.026cm" fo:padding="0.132cm" fo:border="3pt double #000000" style:writing-mode="lr-tb"/>
    </style:style>
    <style:style style:name="Tabla15.B2" style:family="table-cell">
      <style:table-cell-properties style:vertical-align="top" style:border-line-width="0.053cm 0.026cm 0.026cm" fo:padding="0.132cm" fo:border="3pt double #000000" style:writing-mode="lr-tb"/>
    </style:style>
    <style:style style:name="Tabla15.C2" style:family="table-cell">
      <style:table-cell-properties style:vertical-align="top" style:border-line-width="0.053cm 0.026cm 0.026cm" fo:padding="0.132cm" fo:border="3pt double #000000" style:writing-mode="lr-tb"/>
    </style:style>
    <style:style style:name="Tabla15.D2" style:family="table-cell">
      <style:table-cell-properties style:vertical-align="top" style:border-line-width="0.053cm 0.026cm 0.026cm" fo:padding="0.132cm" fo:border="3pt double #000000" style:writing-mode="lr-tb"/>
    </style:style>
    <style:style style:name="Tabla15.E2" style:family="table-cell">
      <style:table-cell-properties style:vertical-align="top" style:border-line-width="0.053cm 0.026cm 0.026cm" fo:padding="0.132cm" fo:border="3pt double #000000" style:writing-mode="lr-tb"/>
    </style:style>
    <style:style style:name="Tabla15.F2" style:family="table-cell">
      <style:table-cell-properties style:vertical-align="top" style:border-line-width="0.053cm 0.026cm 0.026cm" fo:padding="0.132cm" fo:border="3pt double #000000" style:writing-mode="lr-tb"/>
    </style:style>
    <style:style style:name="Tabla15.G2" style:family="table-cell">
      <style:table-cell-properties style:vertical-align="top" style:border-line-width="0.053cm 0.026cm 0.026cm" fo:padding="0.132cm" fo:border="3pt double #000000" style:writing-mode="lr-tb"/>
    </style:style>
    <style:style style:name="Tabla15.H2" style:family="table-cell">
      <style:table-cell-properties style:vertical-align="top" style:border-line-width="0.053cm 0.026cm 0.026cm" fo:padding="0.132cm" fo:border="3pt double #000000" style:writing-mode="lr-tb"/>
    </style:style>
    <style:style style:name="Tabla15.B3" style:family="table-cell">
      <style:table-cell-properties style:vertical-align="top" style:border-line-width="0.053cm 0.026cm 0.026cm" fo:padding="0.132cm" fo:border="3pt double #000000" style:writing-mode="lr-tb"/>
    </style:style>
    <style:style style:name="Tabla15.C3" style:family="table-cell">
      <style:table-cell-properties style:vertical-align="top" style:border-line-width="0.053cm 0.026cm 0.026cm" fo:padding="0.132cm" fo:border="3pt double #000000" style:writing-mode="lr-tb"/>
    </style:style>
    <style:style style:name="Tabla15.D3" style:family="table-cell">
      <style:table-cell-properties style:vertical-align="top" style:border-line-width="0.053cm 0.026cm 0.026cm" fo:padding="0.132cm" fo:border="3pt double #000000" style:writing-mode="lr-tb"/>
    </style:style>
    <style:style style:name="Tabla15.E3" style:family="table-cell">
      <style:table-cell-properties style:vertical-align="top" style:border-line-width="0.053cm 0.026cm 0.026cm" fo:padding="0.132cm" fo:border="3pt double #000000" style:writing-mode="lr-tb"/>
    </style:style>
    <style:style style:name="Tabla15.F3" style:family="table-cell">
      <style:table-cell-properties style:vertical-align="top" style:border-line-width="0.053cm 0.026cm 0.026cm" fo:padding="0.132cm" fo:border="3pt double #000000" style:writing-mode="lr-tb"/>
    </style:style>
    <style:style style:name="Tabla15.G3" style:family="table-cell">
      <style:table-cell-properties style:vertical-align="top" style:border-line-width="0.053cm 0.026cm 0.026cm" fo:padding="0.132cm" fo:border="3pt double #000000" style:writing-mode="lr-tb"/>
    </style:style>
    <style:style style:name="Tabla15.H3" style:family="table-cell">
      <style:table-cell-properties style:vertical-align="top" style:border-line-width="0.053cm 0.026cm 0.026cm" fo:padding="0.132cm" fo:border="3pt double #000000" style:writing-mode="lr-tb"/>
    </style:style>
    <style:style style:name="Tabla15.B4" style:family="table-cell">
      <style:table-cell-properties style:vertical-align="top" style:border-line-width="0.053cm 0.026cm 0.026cm" fo:padding="0.132cm" fo:border="3pt double #000000" style:writing-mode="lr-tb"/>
    </style:style>
    <style:style style:name="Tabla15.C4" style:family="table-cell">
      <style:table-cell-properties style:vertical-align="top" style:border-line-width="0.053cm 0.026cm 0.026cm" fo:padding="0.132cm" fo:border="3pt double #000000" style:writing-mode="lr-tb"/>
    </style:style>
    <style:style style:name="Tabla15.D4" style:family="table-cell">
      <style:table-cell-properties style:vertical-align="top" style:border-line-width="0.053cm 0.026cm 0.026cm" fo:padding="0.132cm" fo:border="3pt double #000000" style:writing-mode="lr-tb"/>
    </style:style>
    <style:style style:name="Tabla15.E4" style:family="table-cell">
      <style:table-cell-properties style:vertical-align="top" style:border-line-width="0.053cm 0.026cm 0.026cm" fo:padding="0.132cm" fo:border="3pt double #000000" style:writing-mode="lr-tb"/>
    </style:style>
    <style:style style:name="Tabla15.F4" style:family="table-cell">
      <style:table-cell-properties style:vertical-align="top" style:border-line-width="0.053cm 0.026cm 0.026cm" fo:padding="0.132cm" fo:border="3pt double #000000" style:writing-mode="lr-tb"/>
    </style:style>
    <style:style style:name="Tabla15.G4" style:family="table-cell">
      <style:table-cell-properties style:vertical-align="top" style:border-line-width="0.053cm 0.026cm 0.026cm" fo:padding="0.132cm" fo:border="3pt double #000000" style:writing-mode="lr-tb"/>
    </style:style>
    <style:style style:name="Tabla15.H4" style:family="table-cell">
      <style:table-cell-properties style:vertical-align="top" style:border-line-width="0.053cm 0.026cm 0.026cm" fo:padding="0.132cm" fo:border="3pt double #000000" style:writing-mode="lr-tb"/>
    </style:style>
    <style:style style:name="Tabla16" style:family="table">
      <style:table-properties style:width="5.713cm" table:align="center" style:writing-mode="lr-tb"/>
    </style:style>
    <style:style style:name="Tabla16.A" style:family="table-column">
      <style:table-column-properties style:column-width="0.515cm"/>
    </style:style>
    <style:style style:name="Tabla16.C" style:family="table-column">
      <style:table-column-properties style:column-width="0.711cm"/>
    </style:style>
    <style:style style:name="Tabla16.E" style:family="table-column">
      <style:table-column-properties style:column-width="0.907cm"/>
    </style:style>
    <style:style style:name="Tabla16.H" style:family="table-column">
      <style:table-column-properties style:column-width="0.737cm"/>
    </style:style>
    <style:style style:name="Tabla16.1" style:family="table-row">
      <style:table-row-properties fo:keep-together="auto"/>
    </style:style>
    <style:style style:name="Tabla16.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6.B1" style:family="table-cell">
      <style:table-cell-properties style:vertical-align="top" style:border-line-width="0.053cm 0.026cm 0.026cm" fo:padding="0.132cm" fo:border="3pt double #000000" style:writing-mode="lr-tb"/>
    </style:style>
    <style:style style:name="Tabla16.C1" style:family="table-cell">
      <style:table-cell-properties style:vertical-align="top" style:border-line-width="0.053cm 0.026cm 0.026cm" fo:padding="0.132cm" fo:border="3pt double #000000" style:writing-mode="lr-tb"/>
    </style:style>
    <style:style style:name="Tabla16.D1" style:family="table-cell">
      <style:table-cell-properties style:vertical-align="top" style:border-line-width="0.053cm 0.026cm 0.026cm" fo:padding="0.132cm" fo:border="3pt double #000000" style:writing-mode="lr-tb"/>
    </style:style>
    <style:style style:name="Tabla16.E1" style:family="table-cell">
      <style:table-cell-properties style:vertical-align="top" style:border-line-width="0.053cm 0.026cm 0.026cm" fo:padding="0.132cm" fo:border="3pt double #000000" style:writing-mode="lr-tb"/>
    </style:style>
    <style:style style:name="Tabla16.F1" style:family="table-cell">
      <style:table-cell-properties style:vertical-align="top" style:border-line-width="0.053cm 0.026cm 0.026cm" fo:padding="0.132cm" fo:border="3pt double #000000" style:writing-mode="lr-tb"/>
    </style:style>
    <style:style style:name="Tabla16.G1" style:family="table-cell">
      <style:table-cell-properties style:vertical-align="top" style:border-line-width="0.053cm 0.026cm 0.026cm" fo:padding="0.132cm" fo:border="3pt double #000000" style:writing-mode="lr-tb"/>
    </style:style>
    <style:style style:name="Tabla16.H1" style:family="table-cell">
      <style:table-cell-properties style:vertical-align="top" style:border-line-width="0.053cm 0.026cm 0.026cm" fo:padding="0.132cm" fo:border="3pt double #000000" style:writing-mode="lr-tb"/>
    </style:style>
    <style:style style:name="Tabla16.B2" style:family="table-cell">
      <style:table-cell-properties style:vertical-align="top" style:border-line-width="0.053cm 0.026cm 0.026cm" fo:padding="0.132cm" fo:border="3pt double #000000" style:writing-mode="lr-tb"/>
    </style:style>
    <style:style style:name="Tabla16.C2" style:family="table-cell">
      <style:table-cell-properties style:vertical-align="top" style:border-line-width="0.053cm 0.026cm 0.026cm" fo:padding="0.132cm" fo:border="3pt double #000000" style:writing-mode="lr-tb"/>
    </style:style>
    <style:style style:name="Tabla16.D2" style:family="table-cell">
      <style:table-cell-properties style:vertical-align="top" style:border-line-width="0.053cm 0.026cm 0.026cm" fo:padding="0.132cm" fo:border="3pt double #000000" style:writing-mode="lr-tb"/>
    </style:style>
    <style:style style:name="Tabla16.E2" style:family="table-cell">
      <style:table-cell-properties style:vertical-align="top" style:border-line-width="0.053cm 0.026cm 0.026cm" fo:padding="0.132cm" fo:border="3pt double #000000" style:writing-mode="lr-tb"/>
    </style:style>
    <style:style style:name="Tabla16.F2" style:family="table-cell">
      <style:table-cell-properties style:vertical-align="top" style:border-line-width="0.053cm 0.026cm 0.026cm" fo:padding="0.132cm" fo:border="3pt double #000000" style:writing-mode="lr-tb"/>
    </style:style>
    <style:style style:name="Tabla16.G2" style:family="table-cell">
      <style:table-cell-properties style:vertical-align="top" style:border-line-width="0.053cm 0.026cm 0.026cm" fo:padding="0.132cm" fo:border="3pt double #000000" style:writing-mode="lr-tb"/>
    </style:style>
    <style:style style:name="Tabla16.H2" style:family="table-cell">
      <style:table-cell-properties style:vertical-align="top" style:border-line-width="0.053cm 0.026cm 0.026cm" fo:padding="0.132cm" fo:border="3pt double #000000" style:writing-mode="lr-tb"/>
    </style:style>
    <style:style style:name="Tabla16.B3" style:family="table-cell">
      <style:table-cell-properties style:vertical-align="top" style:border-line-width="0.053cm 0.026cm 0.026cm" fo:padding="0.132cm" fo:border="3pt double #000000" style:writing-mode="lr-tb"/>
    </style:style>
    <style:style style:name="Tabla16.C3" style:family="table-cell">
      <style:table-cell-properties style:vertical-align="top" style:border-line-width="0.053cm 0.026cm 0.026cm" fo:padding="0.132cm" fo:border="3pt double #000000" style:writing-mode="lr-tb"/>
    </style:style>
    <style:style style:name="Tabla16.D3" style:family="table-cell">
      <style:table-cell-properties style:vertical-align="top" style:border-line-width="0.053cm 0.026cm 0.026cm" fo:padding="0.132cm" fo:border="3pt double #000000" style:writing-mode="lr-tb"/>
    </style:style>
    <style:style style:name="Tabla16.E3" style:family="table-cell">
      <style:table-cell-properties style:vertical-align="top" style:border-line-width="0.053cm 0.026cm 0.026cm" fo:padding="0.132cm" fo:border="3pt double #000000" style:writing-mode="lr-tb"/>
    </style:style>
    <style:style style:name="Tabla16.F3" style:family="table-cell">
      <style:table-cell-properties style:vertical-align="top" style:border-line-width="0.053cm 0.026cm 0.026cm" fo:padding="0.132cm" fo:border="3pt double #000000" style:writing-mode="lr-tb"/>
    </style:style>
    <style:style style:name="Tabla16.G3" style:family="table-cell">
      <style:table-cell-properties style:vertical-align="top" style:border-line-width="0.053cm 0.026cm 0.026cm" fo:padding="0.132cm" fo:border="3pt double #000000" style:writing-mode="lr-tb"/>
    </style:style>
    <style:style style:name="Tabla16.H3" style:family="table-cell">
      <style:table-cell-properties style:vertical-align="top" style:border-line-width="0.053cm 0.026cm 0.026cm" fo:padding="0.132cm" fo:border="3pt double #000000" style:writing-mode="lr-tb"/>
    </style:style>
    <style:style style:name="Tabla16.B4" style:family="table-cell">
      <style:table-cell-properties style:vertical-align="top" style:border-line-width="0.053cm 0.026cm 0.026cm" fo:padding="0.132cm" fo:border="3pt double #000000" style:writing-mode="lr-tb"/>
    </style:style>
    <style:style style:name="Tabla16.C4" style:family="table-cell">
      <style:table-cell-properties style:vertical-align="top" style:border-line-width="0.053cm 0.026cm 0.026cm" fo:padding="0.132cm" fo:border="3pt double #000000" style:writing-mode="lr-tb"/>
    </style:style>
    <style:style style:name="Tabla16.D4" style:family="table-cell">
      <style:table-cell-properties style:vertical-align="top" style:border-line-width="0.053cm 0.026cm 0.026cm" fo:padding="0.132cm" fo:border="3pt double #000000" style:writing-mode="lr-tb"/>
    </style:style>
    <style:style style:name="Tabla16.E4" style:family="table-cell">
      <style:table-cell-properties style:vertical-align="top" style:border-line-width="0.053cm 0.026cm 0.026cm" fo:padding="0.132cm" fo:border="3pt double #000000" style:writing-mode="lr-tb"/>
    </style:style>
    <style:style style:name="Tabla16.F4" style:family="table-cell">
      <style:table-cell-properties style:vertical-align="top" style:border-line-width="0.053cm 0.026cm 0.026cm" fo:padding="0.132cm" fo:border="3pt double #000000" style:writing-mode="lr-tb"/>
    </style:style>
    <style:style style:name="Tabla16.G4" style:family="table-cell">
      <style:table-cell-properties style:vertical-align="top" style:border-line-width="0.053cm 0.026cm 0.026cm" fo:padding="0.132cm" fo:border="3pt double #000000" style:writing-mode="lr-tb"/>
    </style:style>
    <style:style style:name="Tabla16.H4" style:family="table-cell">
      <style:table-cell-properties style:vertical-align="top" style:border-line-width="0.053cm 0.026cm 0.026cm" fo:padding="0.132cm" fo:border="3pt double #000000" style:writing-mode="lr-tb"/>
    </style:style>
    <style:style style:name="Tabla17" style:family="table">
      <style:table-properties style:width="17.674cm" fo:margin-left="0.233cm" fo:margin-top="0cm" fo:margin-bottom="0cm" table:align="left" style:writing-mode="lr-tb"/>
    </style:style>
    <style:style style:name="Tabla17.A" style:family="table-column">
      <style:table-column-properties style:column-width="1.296cm"/>
    </style:style>
    <style:style style:name="Tabla17.B" style:family="table-column">
      <style:table-column-properties style:column-width="5.502cm"/>
    </style:style>
    <style:style style:name="Tabla17.C" style:family="table-column">
      <style:table-column-properties style:column-width="1.563cm"/>
    </style:style>
    <style:style style:name="Tabla17.D" style:family="table-column">
      <style:table-column-properties style:column-width="1.535cm"/>
    </style:style>
    <style:style style:name="Tabla17.E" style:family="table-column">
      <style:table-column-properties style:column-width="1.586cm"/>
    </style:style>
    <style:style style:name="Tabla17.F" style:family="table-column">
      <style:table-column-properties style:column-width="6.191cm"/>
    </style:style>
    <style:style style:name="Tabla17.1" style:family="table-row">
      <style:table-row-properties style:min-row-height="0.67cm" fo:keep-together="auto"/>
    </style:style>
    <style:style style:name="Tabla17.A1" style:family="table-cell">
      <style:table-cell-properties style:vertical-align="middle" fo:padding-left="0.191cm" fo:padding-right="0.191cm" fo:padding-top="0cm" fo:padding-bottom="0cm" fo:border-left="1pt solid #ffffff" fo:border-right="1pt solid #ffffff" fo:border-top="1pt solid #ffffff" fo:border-bottom="1pt solid #000000"/>
    </style:style>
    <style:style style:name="Tabla17.B1" style:family="table-cell">
      <style:table-cell-properties style:vertical-align="middle" fo:padding-left="0.191cm" fo:padding-right="0.191cm" fo:padding-top="0cm" fo:padding-bottom="0cm" fo:border-left="1pt solid #ffffff" fo:border-right="1pt solid #000000" fo:border-top="1pt solid #ffffff" fo:border-bottom="1pt solid #000000"/>
    </style:style>
    <style:style style:name="Tabla17.C1" style:family="table-cell">
      <style:table-cell-properties style:vertical-align="middle" fo:background-color="#cccccc" fo:padding-left="0.191cm" fo:padding-right="0.191cm" fo:padding-top="0cm" fo:padding-bottom="0cm" fo:border="1pt solid #000000">
        <style:background-image/>
      </style:table-cell-properties>
    </style:style>
    <style:style style:name="Tabla17.F1"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F2"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3" style:family="table-cell">
      <style:table-cell-properties style:vertical-align="middle" fo:padding-left="0.191cm" fo:padding-right="0.191cm" fo:padding-top="0cm" fo:padding-bottom="0cm" fo:border="1pt solid #000000"/>
    </style:style>
    <style:style style:name="Tabla17.B3" style:family="table-cell">
      <style:table-cell-properties style:vertical-align="middle" fo:padding-left="0.191cm" fo:padding-right="0.191cm" fo:padding-top="0cm" fo:padding-bottom="0cm" fo:border="1pt solid #000000"/>
    </style:style>
    <style:style style:name="Tabla17.C3" style:family="table-cell">
      <style:table-cell-properties style:vertical-align="middle" fo:padding-left="0.191cm" fo:padding-right="0.191cm" fo:padding-top="0cm" fo:padding-bottom="0cm" fo:border="1pt solid #000000"/>
    </style:style>
    <style:style style:name="Tabla17.D3" style:family="table-cell">
      <style:table-cell-properties style:vertical-align="middle" fo:padding-left="0.191cm" fo:padding-right="0.191cm" fo:padding-top="0cm" fo:padding-bottom="0cm" fo:border="1pt solid #000000"/>
    </style:style>
    <style:style style:name="Tabla17.E3" style:family="table-cell">
      <style:table-cell-properties style:vertical-align="middle" fo:padding-left="0.191cm" fo:padding-right="0.191cm" fo:padding-top="0cm" fo:padding-bottom="0cm" fo:border="1pt solid #000000"/>
    </style:style>
    <style:style style:name="Tabla17.F3"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4" style:family="table-cell">
      <style:table-cell-properties style:vertical-align="middle" fo:padding-left="0.191cm" fo:padding-right="0.191cm" fo:padding-top="0cm" fo:padding-bottom="0cm" fo:border="1pt solid #000000"/>
    </style:style>
    <style:style style:name="Tabla17.B4" style:family="table-cell">
      <style:table-cell-properties style:vertical-align="middle" fo:padding-left="0.191cm" fo:padding-right="0.191cm" fo:padding-top="0cm" fo:padding-bottom="0cm" fo:border="1pt solid #000000"/>
    </style:style>
    <style:style style:name="Tabla17.C4" style:family="table-cell">
      <style:table-cell-properties style:vertical-align="middle" fo:padding-left="0.191cm" fo:padding-right="0.191cm" fo:padding-top="0cm" fo:padding-bottom="0cm" fo:border="1pt solid #000000"/>
    </style:style>
    <style:style style:name="Tabla17.D4" style:family="table-cell">
      <style:table-cell-properties style:vertical-align="middle" fo:padding-left="0.191cm" fo:padding-right="0.191cm" fo:padding-top="0cm" fo:padding-bottom="0cm" fo:border="1pt solid #000000"/>
    </style:style>
    <style:style style:name="Tabla17.E4" style:family="table-cell">
      <style:table-cell-properties style:vertical-align="middle" fo:padding-left="0.191cm" fo:padding-right="0.191cm" fo:padding-top="0cm" fo:padding-bottom="0cm" fo:border="1pt solid #000000"/>
    </style:style>
    <style:style style:name="Tabla17.F4"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5" style:family="table-cell">
      <style:table-cell-properties style:vertical-align="middle" fo:padding-left="0.191cm" fo:padding-right="0.191cm" fo:padding-top="0cm" fo:padding-bottom="0cm" fo:border="1pt solid #000000"/>
    </style:style>
    <style:style style:name="Tabla17.B5" style:family="table-cell">
      <style:table-cell-properties style:vertical-align="middle" fo:padding-left="0.191cm" fo:padding-right="0.191cm" fo:padding-top="0cm" fo:padding-bottom="0cm" fo:border="1pt solid #000000"/>
    </style:style>
    <style:style style:name="Tabla17.C5" style:family="table-cell">
      <style:table-cell-properties style:vertical-align="middle" fo:padding-left="0.191cm" fo:padding-right="0.191cm" fo:padding-top="0cm" fo:padding-bottom="0cm" fo:border="1pt solid #000000"/>
    </style:style>
    <style:style style:name="Tabla17.D5" style:family="table-cell">
      <style:table-cell-properties style:vertical-align="middle" fo:padding-left="0.191cm" fo:padding-right="0.191cm" fo:padding-top="0cm" fo:padding-bottom="0cm" fo:border="1pt solid #000000"/>
    </style:style>
    <style:style style:name="Tabla17.E5" style:family="table-cell">
      <style:table-cell-properties style:vertical-align="middle" fo:padding-left="0.191cm" fo:padding-right="0.191cm" fo:padding-top="0cm" fo:padding-bottom="0cm" fo:border="1pt solid #000000"/>
    </style:style>
    <style:style style:name="Tabla17.F5"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6" style:family="table-cell">
      <style:table-cell-properties style:vertical-align="middle" fo:padding-left="0.191cm" fo:padding-right="0.191cm" fo:padding-top="0cm" fo:padding-bottom="0cm" fo:border="1pt solid #000000"/>
    </style:style>
    <style:style style:name="Tabla17.B6" style:family="table-cell">
      <style:table-cell-properties style:vertical-align="middle" fo:padding-left="0.191cm" fo:padding-right="0.191cm" fo:padding-top="0cm" fo:padding-bottom="0cm" fo:border="1pt solid #000000"/>
    </style:style>
    <style:style style:name="Tabla17.C6" style:family="table-cell">
      <style:table-cell-properties style:vertical-align="middle" fo:padding-left="0.191cm" fo:padding-right="0.191cm" fo:padding-top="0cm" fo:padding-bottom="0cm" fo:border="1pt solid #000000"/>
    </style:style>
    <style:style style:name="Tabla17.D6" style:family="table-cell">
      <style:table-cell-properties style:vertical-align="middle" fo:padding-left="0.191cm" fo:padding-right="0.191cm" fo:padding-top="0cm" fo:padding-bottom="0cm" fo:border="1pt solid #000000"/>
    </style:style>
    <style:style style:name="Tabla17.E6" style:family="table-cell">
      <style:table-cell-properties style:vertical-align="middle" fo:padding-left="0.191cm" fo:padding-right="0.191cm" fo:padding-top="0cm" fo:padding-bottom="0cm" fo:border="1pt solid #000000"/>
    </style:style>
    <style:style style:name="Tabla17.F6"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7" style:family="table-cell">
      <style:table-cell-properties style:vertical-align="middle" fo:padding-left="0.191cm" fo:padding-right="0.191cm" fo:padding-top="0cm" fo:padding-bottom="0cm" fo:border="1pt solid #000000"/>
    </style:style>
    <style:style style:name="Tabla17.B7" style:family="table-cell">
      <style:table-cell-properties style:vertical-align="middle" fo:padding-left="0.191cm" fo:padding-right="0.191cm" fo:padding-top="0cm" fo:padding-bottom="0cm" fo:border="1pt solid #000000"/>
    </style:style>
    <style:style style:name="Tabla17.C7" style:family="table-cell">
      <style:table-cell-properties style:vertical-align="middle" fo:padding-left="0.191cm" fo:padding-right="0.191cm" fo:padding-top="0cm" fo:padding-bottom="0cm" fo:border="1pt solid #000000"/>
    </style:style>
    <style:style style:name="Tabla17.D7" style:family="table-cell">
      <style:table-cell-properties style:vertical-align="middle" fo:padding-left="0.191cm" fo:padding-right="0.191cm" fo:padding-top="0cm" fo:padding-bottom="0cm" fo:border="1pt solid #000000"/>
    </style:style>
    <style:style style:name="Tabla17.E7" style:family="table-cell">
      <style:table-cell-properties style:vertical-align="middle" fo:padding-left="0.191cm" fo:padding-right="0.191cm" fo:padding-top="0cm" fo:padding-bottom="0cm" fo:border="1pt solid #000000"/>
    </style:style>
    <style:style style:name="Tabla17.F7"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8" style:family="table-cell">
      <style:table-cell-properties style:vertical-align="middle" fo:padding-left="0.191cm" fo:padding-right="0.191cm" fo:padding-top="0cm" fo:padding-bottom="0cm" fo:border="1pt solid #000000"/>
    </style:style>
    <style:style style:name="Tabla17.B8" style:family="table-cell">
      <style:table-cell-properties style:vertical-align="middle" fo:padding-left="0.191cm" fo:padding-right="0.191cm" fo:padding-top="0cm" fo:padding-bottom="0cm" fo:border="1pt solid #000000"/>
    </style:style>
    <style:style style:name="Tabla17.C8" style:family="table-cell">
      <style:table-cell-properties style:vertical-align="middle" fo:padding-left="0.191cm" fo:padding-right="0.191cm" fo:padding-top="0cm" fo:padding-bottom="0cm" fo:border="1pt solid #000000"/>
    </style:style>
    <style:style style:name="Tabla17.D8" style:family="table-cell">
      <style:table-cell-properties style:vertical-align="middle" fo:padding-left="0.191cm" fo:padding-right="0.191cm" fo:padding-top="0cm" fo:padding-bottom="0cm" fo:border="1pt solid #000000"/>
    </style:style>
    <style:style style:name="Tabla17.E8" style:family="table-cell">
      <style:table-cell-properties style:vertical-align="middle" fo:padding-left="0.191cm" fo:padding-right="0.191cm" fo:padding-top="0cm" fo:padding-bottom="0cm" fo:border="1pt solid #000000"/>
    </style:style>
    <style:style style:name="Tabla17.F8"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9" style:family="table-cell">
      <style:table-cell-properties style:vertical-align="middle" fo:padding-left="0.191cm" fo:padding-right="0.191cm" fo:padding-top="0cm" fo:padding-bottom="0cm" fo:border="1pt solid #000000"/>
    </style:style>
    <style:style style:name="Tabla17.B9" style:family="table-cell">
      <style:table-cell-properties style:vertical-align="middle" fo:padding-left="0.191cm" fo:padding-right="0.191cm" fo:padding-top="0cm" fo:padding-bottom="0cm" fo:border="1pt solid #000000"/>
    </style:style>
    <style:style style:name="Tabla17.C9" style:family="table-cell">
      <style:table-cell-properties style:vertical-align="middle" fo:padding-left="0.191cm" fo:padding-right="0.191cm" fo:padding-top="0cm" fo:padding-bottom="0cm" fo:border="1pt solid #000000"/>
    </style:style>
    <style:style style:name="Tabla17.D9" style:family="table-cell">
      <style:table-cell-properties style:vertical-align="middle" fo:padding-left="0.191cm" fo:padding-right="0.191cm" fo:padding-top="0cm" fo:padding-bottom="0cm" fo:border="1pt solid #000000"/>
    </style:style>
    <style:style style:name="Tabla17.E9" style:family="table-cell">
      <style:table-cell-properties style:vertical-align="middle" fo:padding-left="0.191cm" fo:padding-right="0.191cm" fo:padding-top="0cm" fo:padding-bottom="0cm" fo:border="1pt solid #000000"/>
    </style:style>
    <style:style style:name="Tabla17.F9"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10" style:family="table-cell">
      <style:table-cell-properties style:vertical-align="middle" fo:padding-left="0.191cm" fo:padding-right="0.191cm" fo:padding-top="0cm" fo:padding-bottom="0cm" fo:border="1pt solid #000000"/>
    </style:style>
    <style:style style:name="Tabla17.B10" style:family="table-cell">
      <style:table-cell-properties style:vertical-align="middle" fo:padding-left="0.191cm" fo:padding-right="0.191cm" fo:padding-top="0cm" fo:padding-bottom="0cm" fo:border="1pt solid #000000"/>
    </style:style>
    <style:style style:name="Tabla17.C10" style:family="table-cell">
      <style:table-cell-properties style:vertical-align="middle" fo:padding-left="0.191cm" fo:padding-right="0.191cm" fo:padding-top="0cm" fo:padding-bottom="0cm" fo:border="1pt solid #000000"/>
    </style:style>
    <style:style style:name="Tabla17.D10" style:family="table-cell">
      <style:table-cell-properties style:vertical-align="middle" fo:padding-left="0.191cm" fo:padding-right="0.191cm" fo:padding-top="0cm" fo:padding-bottom="0cm" fo:border="1pt solid #000000"/>
    </style:style>
    <style:style style:name="Tabla17.E10" style:family="table-cell">
      <style:table-cell-properties style:vertical-align="middle" fo:padding-left="0.191cm" fo:padding-right="0.191cm" fo:padding-top="0cm" fo:padding-bottom="0cm" fo:border="1pt solid #000000"/>
    </style:style>
    <style:style style:name="Tabla17.F10"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11" style:family="table-cell">
      <style:table-cell-properties style:vertical-align="middle" fo:padding-left="0.191cm" fo:padding-right="0.191cm" fo:padding-top="0cm" fo:padding-bottom="0cm" fo:border="1pt solid #000000"/>
    </style:style>
    <style:style style:name="Tabla17.B11" style:family="table-cell">
      <style:table-cell-properties style:vertical-align="middle" fo:padding-left="0.191cm" fo:padding-right="0.191cm" fo:padding-top="0cm" fo:padding-bottom="0cm" fo:border="1pt solid #000000"/>
    </style:style>
    <style:style style:name="Tabla17.C11" style:family="table-cell">
      <style:table-cell-properties style:vertical-align="middle" fo:padding-left="0.191cm" fo:padding-right="0.191cm" fo:padding-top="0cm" fo:padding-bottom="0cm" fo:border="1pt solid #000000"/>
    </style:style>
    <style:style style:name="Tabla17.D11" style:family="table-cell">
      <style:table-cell-properties style:vertical-align="middle" fo:padding-left="0.191cm" fo:padding-right="0.191cm" fo:padding-top="0cm" fo:padding-bottom="0cm" fo:border="1pt solid #000000"/>
    </style:style>
    <style:style style:name="Tabla17.E11" style:family="table-cell">
      <style:table-cell-properties style:vertical-align="middle" fo:padding-left="0.191cm" fo:padding-right="0.191cm" fo:padding-top="0cm" fo:padding-bottom="0cm" fo:border="1pt solid #000000"/>
    </style:style>
    <style:style style:name="Tabla17.F11"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12" style:family="table-cell">
      <style:table-cell-properties style:vertical-align="middle" fo:padding-left="0.191cm" fo:padding-right="0.191cm" fo:padding-top="0cm" fo:padding-bottom="0cm" fo:border="1pt solid #000000"/>
    </style:style>
    <style:style style:name="Tabla17.B12" style:family="table-cell">
      <style:table-cell-properties style:vertical-align="middle" fo:padding-left="0.191cm" fo:padding-right="0.191cm" fo:padding-top="0cm" fo:padding-bottom="0cm" fo:border="1pt solid #000000"/>
    </style:style>
    <style:style style:name="Tabla17.C12" style:family="table-cell">
      <style:table-cell-properties style:vertical-align="middle" fo:padding-left="0.191cm" fo:padding-right="0.191cm" fo:padding-top="0cm" fo:padding-bottom="0cm" fo:border="1pt solid #000000"/>
    </style:style>
    <style:style style:name="Tabla17.D12" style:family="table-cell">
      <style:table-cell-properties style:vertical-align="middle" fo:padding-left="0.191cm" fo:padding-right="0.191cm" fo:padding-top="0cm" fo:padding-bottom="0cm" fo:border="1pt solid #000000"/>
    </style:style>
    <style:style style:name="Tabla17.E12" style:family="table-cell">
      <style:table-cell-properties style:vertical-align="middle" fo:padding-left="0.191cm" fo:padding-right="0.191cm" fo:padding-top="0cm" fo:padding-bottom="0cm" fo:border="1pt solid #000000"/>
    </style:style>
    <style:style style:name="Tabla17.F12"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8" style:family="table">
      <style:table-properties style:width="17.2cm" fo:margin-left="0.219cm" fo:margin-top="0cm" fo:margin-bottom="0cm" table:align="left" style:writing-mode="lr-tb"/>
    </style:style>
    <style:style style:name="Tabla18.A" style:family="table-column">
      <style:table-column-properties style:column-width="8.594cm"/>
    </style:style>
    <style:style style:name="Tabla18.B" style:family="table-column">
      <style:table-column-properties style:column-width="8.604cm"/>
    </style:style>
    <style:style style:name="Tabla18.1" style:family="table-row">
      <style:table-row-properties style:min-row-height="1.729cm" fo:keep-together="auto"/>
    </style:style>
    <style:style style:name="Tabla18.A1" style:family="table-cell">
      <style:table-cell-properties fo:padding-left="0.191cm" fo:padding-right="0.191cm" fo:padding-top="0cm" fo:padding-bottom="0cm" fo:border="0.25pt solid #000000"/>
    </style:style>
    <style:style style:name="Tabla18.2" style:family="table-row">
      <style:table-row-properties style:min-row-height="2.752cm" fo:keep-together="auto"/>
    </style:style>
    <style:style style:name="Tabla2" style:family="table">
      <style:table-properties style:width="15.524cm" fo:margin-left="0.014cm" table:align="left" style:writing-mode="lr-tb"/>
    </style:style>
    <style:style style:name="Tabla2.A" style:family="table-column">
      <style:table-column-properties style:column-width="0.649cm"/>
    </style:style>
    <style:style style:name="Tabla2.C" style:family="table-column">
      <style:table-column-properties style:column-width="0.651cm"/>
    </style:style>
    <style:style style:name="Tabla2.M" style:family="table-column">
      <style:table-column-properties style:column-width="0.453cm"/>
    </style:style>
    <style:style style:name="Tabla2.N" style:family="table-column">
      <style:table-column-properties style:column-width="0.198cm"/>
    </style:style>
    <style:style style:name="Tabla2.O" style:family="table-column">
      <style:table-column-properties style:column-width="0.303cm"/>
    </style:style>
    <style:style style:name="Tabla2.P" style:family="table-column">
      <style:table-column-properties style:column-width="0.6cm"/>
    </style:style>
    <style:style style:name="Tabla2.Q" style:family="table-column">
      <style:table-column-properties style:column-width="0.095cm"/>
    </style:style>
    <style:style style:name="Tabla2.R" style:family="table-column">
      <style:table-column-properties style:column-width="0.302cm"/>
    </style:style>
    <style:style style:name="Tabla2.S" style:family="table-column">
      <style:table-column-properties style:column-width="0.203cm"/>
    </style:style>
    <style:style style:name="Tabla2.T" style:family="table-column">
      <style:table-column-properties style:column-width="0.146cm"/>
    </style:style>
    <style:style style:name="Tabla2.V" style:family="table-column">
      <style:table-column-properties style:column-width="0.196cm"/>
    </style:style>
    <style:style style:name="Tabla2.X" style:family="table-column">
      <style:table-column-properties style:column-width="0.102cm"/>
    </style:style>
    <style:style style:name="Tabla2.Y" style:family="table-column">
      <style:table-column-properties style:column-width="0.247cm"/>
    </style:style>
    <style:style style:name="Tabla2.Z" style:family="table-column">
      <style:table-column-properties style:column-width="0.353cm"/>
    </style:style>
    <style:style style:name="Tabla2.a" style:family="table-column">
      <style:table-column-properties style:column-width="0.296cm"/>
    </style:style>
    <style:style style:name="Tabla2.c" style:family="table-column">
      <style:table-column-properties style:column-width="0.347cm"/>
    </style:style>
    <style:style style:name="Tabla2.d" style:family="table-column">
      <style:table-column-properties style:column-width="0.252cm"/>
    </style:style>
    <style:style style:name="Tabla2.f" style:family="table-column">
      <style:table-column-properties style:column-width="0.298cm"/>
    </style:style>
    <style:style style:name="Tabla2.g" style:family="table-column">
      <style:table-column-properties style:column-width="0.101cm"/>
    </style:style>
    <style:style style:name="Tabla2.i" style:family="table-column">
      <style:table-column-properties style:column-width="0.152cm"/>
    </style:style>
    <style:style style:name="Tabla2.j" style:family="table-column">
      <style:table-column-properties style:column-width="0.497cm"/>
    </style:style>
    <style:style style:name="Tabla2.l" style:family="table-column">
      <style:table-column-properties style:column-width="0.201cm"/>
    </style:style>
    <style:style style:name="Tabla2.n" style:family="table-column">
      <style:table-column-properties style:column-width="0.226cm"/>
    </style:style>
    <style:style style:name="Tabla2.1" style:family="table-row">
      <style:table-row-properties fo:keep-together="always"/>
    </style:style>
    <style:style style:name="Tabla2.A1" style:family="table-cell">
      <style:table-cell-properties style:vertical-align="top" fo:padding="0cm" fo:border="none" style:writing-mode="lr-tb"/>
    </style:style>
    <style:style style:name="Tabla2.m1" style:family="table-cell">
      <style:table-cell-properties fo:padding="0cm" fo:border="none"/>
    </style:style>
    <style:style style:name="Tabla2.2" style:family="table-row">
      <style:table-row-properties style:row-height="0.501cm" fo:keep-together="always"/>
    </style:style>
    <style:style style:name="Tabla2.A2" style:family="table-cell">
      <style:table-cell-properties style:vertical-align="bottom" fo:padding="0cm" fo:border="none" style:writing-mode="lr-tb"/>
    </style:style>
    <style:style style:name="Tabla2.B2" style:family="table-cell">
      <style:table-cell-properties style:vertical-align="bottom" fo:padding="0cm" fo:border="0.5pt solid #000000" style:writing-mode="lr-tb"/>
    </style:style>
    <style:style style:name="Tabla2.P2" style:family="table-cell">
      <style:table-cell-properties style:vertical-align="bottom" fo:padding="0cm" fo:border-left="none" fo:border-right="none" fo:border-top="none" fo:border-bottom="0.5pt solid #000000" style:writing-mode="lr-tb"/>
    </style:style>
    <style:style style:name="Tabla2.B5" style:family="table-cell">
      <style:table-cell-properties style:vertical-align="bottom" fo:padding="0cm" fo:border-left="none" fo:border-right="none" fo:border-top="0.5pt solid #000000" fo:border-bottom="none" style:writing-mode="lr-tb"/>
    </style:style>
    <style:style style:name="Tabla2.P5" style:family="table-cell">
      <style:table-cell-properties style:vertical-align="bottom" fo:padding="0cm" fo:border-left="0.5pt solid #000000" fo:border-right="0.5pt solid #000000" fo:border-top="0.5pt solid #000000" fo:border-bottom="none" style:writing-mode="lr-tb"/>
    </style:style>
    <style:style style:name="P1"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P2" style:family="paragraph" style:parent-style-name="Footer">
      <style:paragraph-properties fo:text-align="end" style:justify-single-word="false" style:snap-to-layout-grid="false"/>
    </style:style>
    <style:style style:name="P3" style:family="paragraph" style:parent-style-name="Footer">
      <style:text-properties style:rfc-language-tag="es-ES-u-co-trad" fo:language="es" fo:country="ES"/>
    </style:style>
    <style:style style:name="P4" style:family="paragraph" style:parent-style-name="Header">
      <style:paragraph-properties>
        <style:tab-stops/>
      </style:paragraph-properties>
      <style:text-properties fo:font-size="11pt" fo:font-weight="bold" officeooo:paragraph-rsid="00063a94" style:font-size-asian="11pt" style:font-weight-asian="bold" style:font-weight-complex="bold"/>
    </style:style>
    <style:style style:name="P5" style:family="paragraph" style:parent-style-name="Header">
      <style:paragraph-properties>
        <style:tab-stops/>
      </style:paragraph-properties>
      <style:text-properties fo:font-size="11pt" fo:font-weight="bold" officeooo:paragraph-rsid="000753e8" style:font-size-asian="11pt" style:font-weight-asian="bold" style:font-weight-complex="bold"/>
    </style:style>
    <style:style style:name="P6" style:family="paragraph" style:parent-style-name="Header">
      <style:paragraph-properties>
        <style:tab-stops/>
      </style:paragraph-properties>
      <style:text-properties fo:font-size="11pt" fo:font-weight="bold" officeooo:paragraph-rsid="0007e160" style:font-size-asian="11pt" style:font-weight-asian="bold" style:font-weight-complex="bold"/>
    </style:style>
    <style:style style:name="P7" style:family="paragraph" style:parent-style-name="Header">
      <style:paragraph-properties>
        <style:tab-stops/>
      </style:paragraph-properties>
      <style:text-properties fo:font-size="11pt" fo:font-weight="bold" officeooo:paragraph-rsid="00082ce8" style:font-size-asian="11pt" style:font-weight-asian="bold" style:font-weight-complex="bold"/>
    </style:style>
    <style:style style:name="P8" style:family="paragraph" style:parent-style-name="Header">
      <style:paragraph-properties>
        <style:tab-stops/>
      </style:paragraph-properties>
      <style:text-properties fo:font-size="11pt" fo:font-weight="bold" officeooo:paragraph-rsid="000b647c" style:font-size-asian="11pt" style:font-weight-asian="bold" style:font-weight-complex="bold"/>
    </style:style>
    <style:style style:name="P9" style:family="paragraph" style:parent-style-name="Header">
      <style:paragraph-properties>
        <style:tab-stops/>
      </style:paragraph-properties>
      <style:text-properties style:font-name="Arial" fo:font-size="11pt" officeooo:paragraph-rsid="00175961" style:font-size-asian="11pt" style:font-name-complex="Arial"/>
    </style:style>
    <style:style style:name="P10" style:family="paragraph" style:parent-style-name="Header">
      <style:paragraph-properties fo:text-align="justify" style:justify-single-word="false">
        <style:tab-stops/>
      </style:paragraph-properties>
      <style:text-properties style:font-name="Arial" fo:font-size="11pt" style:font-size-asian="11pt" style:font-name-complex="Arial"/>
    </style:style>
    <style:style style:name="P11" style:family="paragraph" style:parent-style-name="Header">
      <style:paragraph-properties>
        <style:tab-stops/>
      </style:paragraph-properties>
      <style:text-properties style:font-name="Arial" fo:font-size="11pt" fo:language="ca" fo:country="ES" style:font-size-asian="11pt" style:font-name-complex="Arial"/>
    </style:style>
    <style:style style:name="P12" style:family="paragraph" style:parent-style-name="Header">
      <style:paragraph-properties>
        <style:tab-stops/>
      </style:paragraph-properties>
      <style:text-properties style:font-name="Arial" fo:font-size="11pt" fo:font-weight="bold" style:font-size-asian="11pt" style:font-weight-asian="bold" style:font-name-complex="Arial" style:font-weight-complex="bold"/>
    </style:style>
    <style:style style:name="P13" style:family="paragraph" style:parent-style-name="Header">
      <style:paragraph-properties>
        <style:tab-stops/>
      </style:paragraph-properties>
      <style:text-properties style:font-name="Arial" fo:font-size="11pt" fo:font-weight="bold" officeooo:paragraph-rsid="00175961" style:font-size-asian="11pt" style:font-weight-asian="bold" style:font-name-complex="Arial" style:font-weight-complex="bold"/>
    </style:style>
    <style:style style:name="P14" style:family="paragraph" style:parent-style-name="Header">
      <style:paragraph-properties fo:text-align="justify" style:justify-single-word="false">
        <style:tab-stops/>
      </style:paragraph-properties>
    </style:style>
    <style:style style:name="P15" style:family="paragraph" style:parent-style-name="Header">
      <style:paragraph-properties fo:break-before="page">
        <style:tab-stops/>
      </style:paragraph-properties>
      <style:text-properties style:font-name="Arial" fo:font-size="11pt" style:rfc-language-tag="es-ES-u-co-trad" fo:language="es" fo:country="ES" fo:font-weight="bold" style:font-size-asian="11pt" style:font-weight-asian="bold" style:font-name-complex="Arial" style:font-size-complex="11pt" style:font-weight-complex="bold"/>
    </style:style>
    <style:style style:name="P16"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P17"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P18" style:family="paragraph" style:parent-style-name="Heading_20_1">
      <style:paragraph-properties fo:break-before="page"/>
    </style:style>
    <style:style style:name="P19" style:family="paragraph" style:parent-style-name="Heading_20_3">
      <style:text-properties officeooo:paragraph-rsid="000d799c"/>
    </style:style>
    <style:style style:name="P20"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style:font-size-asian="11pt" style:font-weight-asian="bold" style:font-weight-complex="bold"/>
    </style:style>
    <style:style style:name="P21"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63a94" style:font-size-asian="11pt" style:font-weight-asian="bold" style:font-weight-complex="bold"/>
    </style:style>
    <style:style style:name="P22"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7e160" style:font-size-asian="11pt" style:font-weight-asian="bold" style:font-weight-complex="bold"/>
    </style:style>
    <style:style style:name="P23"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753e8" style:font-size-asian="11pt" style:font-weight-asian="bold" style:font-weight-complex="bold"/>
    </style:style>
    <style:style style:name="P24"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d799c" style:font-size-asian="11pt" style:font-weight-asian="bold" style:font-weight-complex="bold"/>
    </style:style>
    <style:style style:name="P25" style:family="paragraph" style:parent-style-name="Heading_20_7">
      <style:paragraph-properties fo:padding-left="0cm" fo:padding-right="0cm" fo:padding-top="0cm" fo:padding-bottom="0.035cm" fo:border-left="none" fo:border-right="none" fo:border-top="none" fo:border-bottom="0.51pt solid #000000" style:shadow="none"/>
      <style:text-properties officeooo:paragraph-rsid="000d799c"/>
    </style:style>
    <style:style style:name="P26" style:family="paragraph" style:parent-style-name="Heading_20_7">
      <style:paragraph-properties fo:padding-left="0cm" fo:padding-right="0cm" fo:padding-top="0cm" fo:padding-bottom="0.035cm" fo:border-left="none" fo:border-right="none" fo:border-top="none" fo:border-bottom="0.51pt solid #000000" style:shadow="none"/>
      <style:text-properties officeooo:paragraph-rsid="0010a3c2"/>
    </style:style>
    <style:style style:name="P27" style:family="paragraph" style:parent-style-name="Heading_20_7">
      <style:paragraph-properties fo:break-before="page" fo:padding-left="0cm" fo:padding-right="0cm" fo:padding-top="0cm" fo:padding-bottom="0.035cm" fo:border-left="none" fo:border-right="none" fo:border-top="none" fo:border-bottom="0.51pt solid #000000" style:shadow="none"/>
    </style:style>
    <style:style style:name="P28"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officeooo:paragraph-rsid="00082ce8" style:font-size-asian="11pt" style:font-weight-asian="bold" style:font-weight-complex="bold"/>
    </style:style>
    <style:style style:name="P29"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0b647c"/>
    </style:style>
    <style:style style:name="P30"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10a3c2"/>
    </style:style>
    <style:style style:name="P31"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175961"/>
    </style:style>
    <style:style style:name="P32" style:family="paragraph" style:parent-style-name="Heading_20_7">
      <style:paragraph-properties fo:margin-left="0cm" fo:margin-right="0cm" fo:margin-top="0cm" fo:margin-bottom="0.212cm" style:contextual-spacing="false" fo:text-indent="0cm" style:auto-text-indent="false" fo:padding-left="0cm" fo:padding-right="0cm" fo:padding-top="0cm" fo:padding-bottom="0.035cm" fo:border-left="none" fo:border-right="none" fo:border-top="none" fo:border-bottom="0.51pt solid #000000" style:shadow="none"/>
      <style:text-properties style:font-name="Arial" fo:font-size="11pt" style:rfc-language-tag="es-ES-u-co-trad" fo:language="es" fo:country="ES" fo:font-weight="bold" officeooo:paragraph-rsid="00175961" style:font-size-asian="11pt" style:font-weight-asian="bold" style:font-name-complex="Arial" style:font-size-complex="11pt" style:font-weight-complex="bold"/>
    </style:style>
    <style:style style:name="P33" style:family="paragraph" style:parent-style-name="Normal_20__28_Web_29_" style:list-style-name="WW8Num23">
      <style:paragraph-properties fo:margin-top="0cm" fo:margin-bottom="0cm" style:contextual-spacing="false"/>
      <style:text-properties style:font-name="Arial" fo:font-size="11pt" fo:language="ca" fo:country="ES" style:font-size-asian="11pt" style:font-name-complex="Arial"/>
    </style:style>
    <style:style style:name="P34" style:family="paragraph" style:parent-style-name="Normal_20__28_Web_29_">
      <style:paragraph-properties fo:margin-top="0cm" fo:margin-bottom="0cm" style:contextual-spacing="false"/>
      <style:text-properties style:font-name="Arial" fo:font-size="11pt" fo:language="ca" fo:country="ES" officeooo:paragraph-rsid="00063a94" style:font-size-asian="11pt" style:font-name-complex="Arial" style:font-size-complex="10pt"/>
    </style:style>
    <style:style style:name="P35" style:family="paragraph" style:parent-style-name="Normal_20__28_Web_29_">
      <style:paragraph-properties fo:margin-top="0cm" fo:margin-bottom="0cm" style:contextual-spacing="false"/>
      <style:text-properties style:font-name="Arial" fo:font-size="11pt" fo:language="ca" fo:country="ES" officeooo:paragraph-rsid="000d799c" style:font-size-asian="11pt" style:font-name-complex="Arial" style:font-size-complex="10pt"/>
    </style:style>
    <style:style style:name="P36" style:family="paragraph" style:parent-style-name="Normal_20__28_Web_29_">
      <style:paragraph-properties fo:margin-top="0cm" fo:margin-bottom="0cm" style:contextual-spacing="false"/>
      <style:text-properties style:font-name="Arial" fo:font-size="11pt" fo:language="ca" fo:country="ES" officeooo:paragraph-rsid="00063a94" style:font-size-asian="11pt" style:font-name-complex="Arial"/>
    </style:style>
    <style:style style:name="P37" style:family="paragraph" style:parent-style-name="Normal_20__28_Web_29_">
      <style:paragraph-properties fo:margin-top="0cm" fo:margin-bottom="0cm" style:contextual-spacing="false"/>
      <style:text-properties style:font-name="Arial" fo:font-size="11pt" fo:language="ca" fo:country="ES" officeooo:paragraph-rsid="000d799c" style:font-size-asian="11pt" style:font-name-complex="Arial"/>
    </style:style>
    <style:style style:name="P38" style:family="paragraph" style:parent-style-name="Normal_20__28_Web_29_">
      <style:paragraph-properties fo:margin-top="0cm" fo:margin-bottom="0cm" style:contextual-spacing="false"/>
      <style:text-properties style:font-name="Arial" fo:font-size="10pt" fo:language="ca" fo:country="ES" officeooo:paragraph-rsid="00063a94" style:font-size-asian="10pt" style:font-name-complex="Arial" style:font-size-complex="10pt"/>
    </style:style>
    <style:style style:name="P39" style:family="paragraph" style:parent-style-name="Normal_20__28_Web_29_">
      <style:paragraph-properties fo:margin-top="0cm" fo:margin-bottom="0cm" style:contextual-spacing="false" style:snap-to-layout-grid="false"/>
      <style:text-properties style:font-name="Arial" fo:font-size="10pt" fo:language="ca" fo:country="ES" officeooo:paragraph-rsid="000d799c" style:font-size-asian="10pt" style:font-name-complex="Arial" style:font-size-complex="10pt"/>
    </style:style>
    <style:style style:name="P40" style:family="paragraph" style:parent-style-name="Normal_20__28_Web_29_">
      <style:paragraph-properties fo:margin-top="0cm" fo:margin-bottom="0cm" style:contextual-spacing="false"/>
      <style:text-properties style:font-name="Arial" fo:font-size="10pt" fo:language="ca" fo:country="ES" officeooo:paragraph-rsid="000d799c" style:font-size-asian="10pt" style:font-name-complex="Arial" style:font-size-complex="10pt"/>
    </style:style>
    <style:style style:name="P41" style:family="paragraph" style:parent-style-name="Normal_20__28_Web_29_">
      <style:paragraph-properties fo:margin-top="0cm" fo:margin-bottom="0cm" style:contextual-spacing="false" style:snap-to-layout-grid="false"/>
      <style:text-properties style:font-name="Arial" fo:font-size="10pt" fo:language="ca" fo:country="ES" officeooo:paragraph-rsid="000d799c" style:font-size-asian="10pt" style:font-name-complex="Arial"/>
    </style:style>
    <style:style style:name="P42" style:family="paragraph" style:parent-style-name="Normal_20__28_Web_29_">
      <style:paragraph-properties fo:margin-top="0cm" fo:margin-bottom="0cm" style:contextual-spacing="false"/>
      <style:text-properties style:font-name="Arial" fo:font-size="10pt" fo:language="ca" fo:country="ES" officeooo:paragraph-rsid="000d799c" style:font-size-asian="10pt" style:font-name-complex="Arial"/>
    </style:style>
    <style:style style:name="P43" style:family="paragraph" style:parent-style-name="Normal_20__28_Web_29_">
      <style:paragraph-properties fo:margin-top="0cm" fo:margin-bottom="0cm" style:contextual-spacing="false"/>
      <style:text-properties fo:color="#ffffff" loext:opacity="100%" style:font-name="Arial" fo:font-size="10pt" fo:language="ca" fo:country="ES" fo:font-weight="bold" officeooo:paragraph-rsid="000d799c" style:font-size-asian="10pt" style:font-weight-asian="bold" style:font-name-complex="Arial" style:font-weight-complex="bold"/>
    </style:style>
    <style:style style:name="P44" style:family="paragraph" style:parent-style-name="Normal_20__28_Web_29_">
      <style:paragraph-properties fo:margin-top="0cm" fo:margin-bottom="0cm" style:contextual-spacing="false"/>
      <style:text-properties fo:color="#c0c0c0" loext:opacity="100%" style:font-name="Arial" fo:font-size="10pt" fo:language="ca" fo:country="ES" fo:font-weight="bold" officeooo:paragraph-rsid="000d799c" style:font-size-asian="10pt" style:font-weight-asian="bold" style:font-name-complex="Arial" style:font-size-complex="8pt" style:font-weight-complex="bold"/>
    </style:style>
    <style:style style:name="P45" style:family="paragraph" style:parent-style-name="Normal_20__28_Web_29_">
      <style:paragraph-properties fo:margin-top="0cm" fo:margin-bottom="0cm" style:contextual-spacing="false"/>
      <style:text-properties fo:color="#808080" loext:opacity="100%" style:font-name="Arial" fo:font-size="10pt" fo:language="ca" fo:country="ES" officeooo:paragraph-rsid="000d799c" style:font-size-asian="10pt" style:font-name-complex="Arial" style:font-size-complex="8pt"/>
    </style:style>
    <style:style style:name="P46" style:family="paragraph" style:parent-style-name="Normal_20__28_Web_29_">
      <style:paragraph-properties fo:margin-top="0cm" fo:margin-bottom="0cm" style:contextual-spacing="false" fo:break-before="page"/>
      <style:text-properties style:font-name="Arial" fo:font-size="11pt" fo:language="ca" fo:country="ES" officeooo:paragraph-rsid="00063a94" style:font-size-asian="11pt" style:font-name-complex="Arial"/>
    </style:style>
    <style:style style:name="P47" style:family="paragraph" style:parent-style-name="Normal_20__28_Web_29_">
      <style:paragraph-properties fo:margin-left="0.635cm" fo:margin-right="0cm" fo:margin-top="0cm" fo:margin-bottom="0cm" style:contextual-spacing="false" fo:text-indent="0cm" style:auto-text-indent="false"/>
      <style:text-properties style:font-name="Arial" fo:font-size="11pt" fo:language="ca" fo:country="ES" officeooo:paragraph-rsid="000d799c" style:font-size-asian="11pt" style:font-name-complex="Arial"/>
    </style:style>
    <style:style style:name="P48" style:family="paragraph" style:parent-style-name="Normal_20__28_Web_29_">
      <style:paragraph-properties fo:margin-left="0.635cm" fo:margin-right="0cm" fo:margin-top="0cm" fo:margin-bottom="0cm" style:contextual-spacing="false" fo:text-indent="0cm" style:auto-text-indent="false"/>
      <style:text-properties style:font-name="Arial" fo:font-size="11pt" fo:language="ca" fo:country="ES" officeooo:paragraph-rsid="00175961" style:font-size-asian="11pt" style:font-name-complex="Arial"/>
    </style:style>
    <style:style style:name="P49" style:family="paragraph" style:parent-style-name="Normal_20__28_Web_29_">
      <style:paragraph-properties fo:margin-left="0.635cm" fo:margin-right="0cm" fo:margin-top="0cm" fo:margin-bottom="0cm" style:contextual-spacing="false" fo:text-indent="0cm" style:auto-text-indent="false"/>
      <style:text-properties officeooo:paragraph-rsid="000d799c"/>
    </style:style>
    <style:style style:name="P50" style:family="paragraph" style:parent-style-name="Normal_20__28_Web_29_">
      <style:paragraph-properties fo:margin-left="0.635cm" fo:margin-right="0cm" fo:margin-top="0cm" fo:margin-bottom="0cm" style:contextual-spacing="false" fo:text-indent="0cm" style:auto-text-indent="false"/>
      <style:text-properties officeooo:paragraph-rsid="00175961"/>
    </style:style>
    <style:style style:name="P51"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63a94" style:font-size-asian="11pt" style:font-name-complex="Arial"/>
    </style:style>
    <style:style style:name="P52"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753e8" style:font-size-asian="11pt" style:font-name-complex="Arial"/>
    </style:style>
    <style:style style:name="P53"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54"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d799c" style:font-size-asian="11pt" style:font-name-complex="Arial"/>
    </style:style>
    <style:style style:name="P55"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56"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82ce8" style:font-size-asian="11pt" style:font-name-complex="Arial"/>
    </style:style>
    <style:style style:name="P57"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b647c" style:font-size-asian="11pt" style:font-name-complex="Arial"/>
    </style:style>
    <style:style style:name="P58"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753e8"/>
    </style:style>
    <style:style style:name="P59"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7e160"/>
    </style:style>
    <style:style style:name="P60"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82ce8"/>
    </style:style>
    <style:style style:name="P61" style:family="paragraph" style:parent-style-name="Normal_20__28_Web_29_">
      <style:paragraph-properties fo:margin-top="0.212cm" fo:margin-bottom="0cm" style:contextual-spacing="false"/>
      <style:text-properties style:font-name="Arial" fo:font-size="11pt" fo:language="ca" fo:country="ES" officeooo:paragraph-rsid="00063a94" style:font-size-asian="11pt" style:font-name-complex="Arial"/>
    </style:style>
    <style:style style:name="P62" style:family="paragraph" style:parent-style-name="Normal_20__28_Web_29_">
      <style:paragraph-properties fo:margin-top="0.212cm" fo:margin-bottom="0cm" style:contextual-spacing="false" fo:text-align="center" style:justify-single-word="false"/>
      <style:text-properties style:font-name="Arial" fo:font-size="11pt" fo:language="ca" fo:country="ES" officeooo:paragraph-rsid="000753e8" style:font-size-asian="11pt" style:font-name-complex="Arial"/>
    </style:style>
    <style:style style:name="P63" style:family="paragraph" style:parent-style-name="Normal_20__28_Web_29_">
      <style:paragraph-properties fo:margin-top="0.212cm" fo:margin-bottom="0cm" style:contextual-spacing="false"/>
      <style:text-properties style:font-name="Arial" fo:font-size="11pt" fo:language="ca" fo:country="ES" officeooo:paragraph-rsid="000753e8" style:font-size-asian="11pt" style:font-name-complex="Arial"/>
    </style:style>
    <style:style style:name="P64" style:family="paragraph" style:parent-style-name="Normal_20__28_Web_29_">
      <style:paragraph-properties fo:margin-top="0.212cm" fo:margin-bottom="0cm" style:contextual-spacing="false"/>
      <style:text-properties style:font-name="Arial" fo:font-size="11pt" fo:language="ca" fo:country="ES" officeooo:paragraph-rsid="000d799c" style:font-size-asian="11pt" style:font-name-complex="Arial"/>
    </style:style>
    <style:style style:name="P65" style:family="paragraph" style:parent-style-name="Normal_20__28_Web_29_">
      <style:paragraph-properties fo:margin-top="0.212cm" fo:margin-bottom="0cm" style:contextual-spacing="false"/>
      <style:text-properties style:font-name="Arial" fo:font-size="11pt" fo:language="ca" fo:country="ES" officeooo:rsid="0018b5a9" officeooo:paragraph-rsid="0018b5a9" style:font-size-asian="11pt" style:font-name-complex="Arial"/>
    </style:style>
    <style:style style:name="P66" style:family="paragraph" style:parent-style-name="Normal_20__28_Web_29_" style:list-style-name="L17">
      <style:paragraph-properties fo:margin-top="0.212cm" fo:margin-bottom="0cm" style:contextual-spacing="false"/>
      <style:text-properties style:font-name="Arial" fo:font-size="11pt" fo:language="ca" fo:country="ES" officeooo:rsid="0018b5a9" officeooo:paragraph-rsid="0018b5a9" style:font-size-asian="11pt" style:font-name-complex="Arial"/>
    </style:style>
    <style:style style:name="P67" style:family="paragraph" style:parent-style-name="Sangría_20_3_20_de_20_t._20_independiente">
      <style:paragraph-properties fo:margin-top="0cm" fo:margin-bottom="0.212cm" style:contextual-spacing="false"/>
    </style:style>
    <style:style style:name="P68" style:family="paragraph" style:parent-style-name="Sangría_20_3_20_de_20_t._20_independiente">
      <style:paragraph-properties fo:margin-top="0cm" fo:margin-bottom="0.212cm" style:contextual-spacing="false"/>
      <style:text-properties officeooo:paragraph-rsid="00175961"/>
    </style:style>
    <style:style style:name="P69" style:family="paragraph" style:parent-style-name="Standard">
      <style:paragraph-properties style:line-height-at-least="0.423cm" fo:text-align="justify" style:justify-single-word="false" fo:hyphenation-ladder-count="no-limit">
        <style:tab-stops>
          <style:tab-stop style:position="-1.27cm"/>
        </style:tab-stops>
      </style:paragraph-properties>
      <style:text-properties fo:hyphenate="false" fo:hyphenation-remain-char-count="2" fo:hyphenation-push-char-count="2" loext:hyphenation-no-caps="false"/>
    </style:style>
    <style:style style:name="P70" style:family="paragraph" style:parent-style-name="Standard">
      <style:paragraph-properties style:line-height-at-least="0.423cm" fo:text-align="justify" style:justify-single-word="false" fo:hyphenation-ladder-count="no-limit">
        <style:tab-stops>
          <style:tab-stop style:position="-1.27cm"/>
        </style:tab-stops>
      </style:paragraph-properties>
      <style:text-properties style:font-name="Arial" fo:font-size="11pt" fo:letter-spacing="-0.005cm" style:font-size-asian="11pt" style:font-name-complex="Arial" fo:hyphenate="false" fo:hyphenation-remain-char-count="2" fo:hyphenation-push-char-count="2" loext:hyphenation-no-caps="false"/>
    </style:style>
    <style:style style:name="P71" style:family="paragraph" style:parent-style-name="Standard">
      <style:text-properties style:font-name="Arial" fo:font-size="11pt" style:font-size-asian="11pt" style:font-name-complex="Arial"/>
    </style:style>
    <style:style style:name="P72" style:family="paragraph" style:parent-style-name="Standard">
      <style:text-properties style:font-name="Arial" fo:font-size="11pt" style:font-size-asian="11pt" style:font-name-complex="Arial" style:font-size-complex="11pt"/>
    </style:style>
    <style:style style:name="P73" style:family="paragraph" style:parent-style-name="Standard" style:list-style-name="L16">
      <style:text-properties style:font-name="Arial" fo:font-size="11pt" officeooo:paragraph-rsid="00175961" style:font-size-asian="11pt" style:font-name-complex="Arial" style:font-size-complex="11pt"/>
    </style:style>
    <style:style style:name="P74" style:family="paragraph" style:parent-style-name="Standard">
      <style:text-properties style:font-name="Arial" fo:font-size="11pt" officeooo:paragraph-rsid="000d799c" style:font-size-asian="11pt" style:font-name-complex="Arial"/>
    </style:style>
    <style:style style:name="P75" style:family="paragraph" style:parent-style-name="Standard">
      <style:text-properties style:font-name="Arial" fo:font-size="11pt" officeooo:paragraph-rsid="0010a3c2" style:font-size-asian="11pt" style:font-name-complex="Arial"/>
    </style:style>
    <style:style style:name="P7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7" style:family="paragraph" style:parent-style-name="Standard">
      <style:paragraph-properties fo:text-align="justify" style:justify-single-word="false"/>
      <style:text-properties style:font-name="Arial" fo:font-size="10pt" style:font-size-asian="10pt" style:font-name-complex="Arial"/>
    </style:style>
    <style:style style:name="P78" style:family="paragraph" style:parent-style-name="Standard">
      <style:paragraph-properties fo:text-align="justify" style:justify-single-word="false" style:snap-to-layout-grid="false"/>
      <style:text-properties style:font-name="Arial" fo:font-size="10pt" officeooo:paragraph-rsid="00175961" style:font-size-asian="10pt" style:font-name-complex="Arial"/>
    </style:style>
    <style:style style:name="P79" style:family="paragraph" style:parent-style-name="Standard">
      <style:paragraph-properties fo:text-align="center" style:justify-single-word="false"/>
      <style:text-properties style:font-name="Arial" fo:font-size="10pt" style:font-size-asian="10pt" style:font-name-complex="Arial"/>
    </style:style>
    <style:style style:name="P80" style:family="paragraph" style:parent-style-name="Standard">
      <style:paragraph-properties fo:text-align="center" style:justify-single-word="false" style:snap-to-layout-grid="false"/>
      <style:text-properties style:font-name="Arial" fo:font-size="10pt" officeooo:paragraph-rsid="00175961" style:font-size-asian="10pt" style:font-name-complex="Arial"/>
    </style:style>
    <style:style style:name="P81" style:family="paragraph" style:parent-style-name="Standard">
      <style:paragraph-properties fo:text-align="center" style:justify-single-word="false"/>
      <style:text-properties style:font-name="Arial" fo:font-size="10pt" officeooo:paragraph-rsid="00175961" style:font-size-asian="10pt" style:font-name-complex="Arial"/>
    </style:style>
    <style:style style:name="P82" style:family="paragraph" style:parent-style-name="Standard">
      <style:paragraph-properties style:snap-to-layout-grid="false"/>
      <style:text-properties style:font-name="Arial" fo:font-size="10pt" officeooo:paragraph-rsid="00175961" style:font-size-asian="10pt" style:font-name-complex="Arial"/>
    </style:style>
    <style:style style:name="P83" style:family="paragraph" style:parent-style-name="Standard" style:list-style-name="WW8Num9">
      <style:paragraph-properties fo:text-align="justify" style:justify-single-word="false"/>
      <style:text-properties style:font-name="Arial" officeooo:paragraph-rsid="000b647c" style:font-name-complex="Arial"/>
    </style:style>
    <style:style style:name="P84" style:family="paragraph" style:parent-style-name="Standard">
      <style:text-properties style:font-name="Arial" officeooo:paragraph-rsid="000b647c" style:font-name-complex="Arial"/>
    </style:style>
    <style:style style:name="P85" style:family="paragraph" style:parent-style-name="Standard" style:list-style-name="L13">
      <style:text-properties officeooo:paragraph-rsid="0010a3c2"/>
    </style:style>
    <style:style style:name="P86" style:family="paragraph" style:parent-style-name="Standard">
      <style:text-properties officeooo:paragraph-rsid="0010a3c2"/>
    </style:style>
    <style:style style:name="P87" style:family="paragraph" style:parent-style-name="Standard" style:list-style-name="WW8Num23">
      <style:paragraph-properties fo:margin-top="0cm" fo:margin-bottom="0.212cm" style:contextual-spacing="false" fo:text-align="justify" style:justify-single-word="false"/>
    </style:style>
    <style:style style:name="P88" style:family="paragraph" style:parent-style-name="Standard" style:list-style-name="WW8Num13">
      <style:paragraph-properties fo:margin-top="0cm" fo:margin-bottom="0.212cm" style:contextual-spacing="false" fo:text-align="justify" style:justify-single-word="false"/>
      <style:text-properties officeooo:paragraph-rsid="00175961"/>
    </style:style>
    <style:style style:name="P89" style:family="paragraph" style:parent-style-name="Standard">
      <style:paragraph-properties fo:margin-top="0cm" fo:margin-bottom="0.212cm" style:contextual-spacing="false" fo:text-align="justify" style:justify-single-word="false"/>
      <style:text-properties officeooo:paragraph-rsid="0010a3c2"/>
    </style:style>
    <style:style style:name="P90" style:family="paragraph" style:parent-style-name="Standard">
      <style:paragraph-properties fo:margin-top="0cm" fo:margin-bottom="0.212cm" style:contextual-spacing="false" fo:text-align="justify" style:justify-single-word="false"/>
      <style:text-properties style:font-name="Arial" fo:font-size="11pt" fo:font-weight="bold" style:font-size-asian="11pt" style:font-weight-asian="bold" style:font-name-complex="Arial" style:font-weight-complex="bold"/>
    </style:style>
    <style:style style:name="P91" style:family="paragraph" style:parent-style-name="Standard" style:list-style-name="WW8Num23">
      <style:paragraph-properties fo:margin-top="0cm" fo:margin-bottom="0.212cm" style:contextual-spacing="false" fo:text-align="justify" style:justify-single-word="false"/>
      <style:text-properties style:font-name="Arial" fo:font-size="11pt" style:font-size-asian="11pt" style:font-name-complex="Arial"/>
    </style:style>
    <style:style style:name="P92" style:family="paragraph" style:parent-style-name="Standard" style:list-style-name="WW8Num13">
      <style:paragraph-properties fo:margin-top="0cm" fo:margin-bottom="0.212cm" style:contextual-spacing="false" fo:text-align="justify" style:justify-single-word="false"/>
      <style:text-properties style:font-name="Arial" fo:font-size="11pt" officeooo:paragraph-rsid="00175961" style:font-size-asian="11pt" style:font-name-complex="Arial"/>
    </style:style>
    <style:style style:name="P93" style:family="paragraph" style:parent-style-name="Standard" style:list-style-name="WW8Num23">
      <style:paragraph-properties fo:margin-top="0cm" fo:margin-bottom="0.212cm" style:contextual-spacing="false" fo:text-align="justify" style:justify-single-word="false"/>
      <style:text-properties style:font-name="Arial" fo:font-size="11pt" fo:letter-spacing="-0.005cm" style:font-size-asian="11pt" style:font-name-complex="Arial"/>
    </style:style>
    <style:style style:name="P94" style:family="paragraph" style:parent-style-name="Standard">
      <style:paragraph-properties fo:margin-top="0cm" fo:margin-bottom="0.212cm" style:contextual-spacing="false" fo:text-align="justify" style:justify-single-word="false"/>
      <style:text-properties fo:language="ca" fo:country="ES" officeooo:paragraph-rsid="0010a3c2"/>
    </style:style>
    <style:style style:name="P95" style:family="paragraph" style:parent-style-name="Standard" style:list-style-name="L1">
      <style:paragraph-properties fo:margin-top="0cm" fo:margin-bottom="0.212cm" style:contextual-spacing="false" fo:text-align="justify" style:justify-single-word="false"/>
      <style:text-properties fo:language="ca" fo:country="ES" officeooo:paragraph-rsid="0010a3c2"/>
    </style:style>
    <style:style style:name="P96" style:family="paragraph" style:parent-style-name="Standard">
      <style:paragraph-properties fo:margin-left="0.635cm" fo:margin-right="0cm" fo:text-align="justify" style:justify-single-word="false" fo:text-indent="0cm" style:auto-text-indent="false"/>
    </style:style>
    <style:style style:name="P97"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name-complex="Arial"/>
    </style:style>
    <style:style style:name="P98"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officeooo:paragraph-rsid="00175961"/>
    </style:style>
    <style:style style:name="P99"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style:font-name="Arial" fo:font-size="11pt" officeooo:paragraph-rsid="00175961" style:font-size-asian="11pt" style:font-name-complex="Arial"/>
    </style:style>
    <style:style style:name="P100" style:family="paragraph" style:parent-style-name="Standard">
      <style:paragraph-properties fo:margin-top="0.212cm" fo:margin-bottom="0cm" style:contextual-spacing="false" fo:text-align="center" style:justify-single-word="false" style:snap-to-layout-grid="false"/>
      <style:text-properties style:font-name="Arial" fo:font-size="10pt" officeooo:paragraph-rsid="00175961" style:font-size-asian="10pt" style:font-name-complex="Arial"/>
    </style:style>
    <style:style style:name="P101" style:family="paragraph" style:parent-style-name="Standard" style:list-style-name="WW8Num15">
      <style:paragraph-properties fo:margin-top="0cm" fo:margin-bottom="0.106cm" style:contextual-spacing="false"/>
      <style:text-properties style:font-name="Arial" fo:font-size="11pt" style:font-size-asian="11pt" style:font-name-complex="Arial" style:font-size-complex="11pt"/>
    </style:style>
    <style:style style:name="P102" style:family="paragraph" style:parent-style-name="Standard" style:list-style-name="L16">
      <style:paragraph-properties fo:margin-top="0cm" fo:margin-bottom="0.106cm" style:contextual-spacing="false"/>
      <style:text-properties style:font-name="Arial" fo:font-size="11pt" officeooo:paragraph-rsid="00175961" style:font-size-asian="11pt" style:font-name-complex="Arial" style:font-size-complex="11pt"/>
    </style:style>
    <style:style style:name="P103" style:family="paragraph" style:parent-style-name="Standard" style:list-style-name="L16">
      <style:paragraph-properties fo:margin-top="0cm" fo:margin-bottom="0.106cm" style:contextual-spacing="false"/>
      <style:text-properties style:font-name="Arial" fo:font-size="11pt" officeooo:rsid="00131440" officeooo:paragraph-rsid="00131440" style:font-size-asian="11pt" style:font-name-complex="Arial" style:font-size-complex="11pt"/>
    </style:style>
    <style:style style:name="P104" style:family="paragraph" style:parent-style-name="Standard" style:list-style-name="L16">
      <style:paragraph-properties fo:margin-top="0cm" fo:margin-bottom="0.106cm" style:contextual-spacing="false"/>
      <style:text-properties officeooo:paragraph-rsid="0014d2a6"/>
    </style:style>
    <style:style style:name="P105" style:family="paragraph" style:parent-style-name="Standard" style:list-style-name="L16">
      <style:paragraph-properties fo:margin-top="0cm" fo:margin-bottom="0.106cm" style:contextual-spacing="false"/>
      <style:text-properties officeooo:paragraph-rsid="0015088b"/>
    </style:style>
    <style:style style:name="P106" style:family="paragraph" style:parent-style-name="Standard" style:list-style-name="L16">
      <style:paragraph-properties fo:margin-top="0cm" fo:margin-bottom="0.106cm" style:contextual-spacing="false"/>
      <style:text-properties officeooo:rsid="0015088b" officeooo:paragraph-rsid="0015088b"/>
    </style:style>
    <style:style style:name="P107" style:family="paragraph" style:parent-style-name="Standard" style:master-page-name="Standard">
      <style:paragraph-properties style:page-number="auto"/>
    </style:style>
    <style:style style:name="P108" style:family="paragraph" style:parent-style-name="Standard">
      <style:paragraph-properties fo:break-before="page"/>
      <style:text-properties style:font-name="Arial" fo:font-size="11pt" style:font-size-asian="11pt" style:font-name-complex="Arial"/>
    </style:style>
    <style:style style:name="P109" style:family="paragraph" style:parent-style-name="Standard">
      <style:paragraph-properties fo:break-before="page" fo:padding-left="0cm" fo:padding-right="0cm" fo:padding-top="0cm" fo:padding-bottom="0.035cm" fo:border-left="none" fo:border-right="none" fo:border-top="none" fo:border-bottom="0.51pt solid #000000" style:shadow="none"/>
      <style:text-properties fo:font-size="11pt" fo:font-weight="bold" officeooo:paragraph-rsid="000753e8" style:font-size-asian="11pt" style:font-weight-asian="bold" style:font-weight-complex="bold"/>
    </style:style>
    <style:style style:name="P110" style:family="paragraph" style:parent-style-name="Standard">
      <loext:graphic-properties draw:fill="none"/>
      <style:paragraph-properties fo:margin-left="0.499cm" fo:margin-right="0cm" fo:orphans="2" fo:widows="2" fo:text-indent="0cm" style:auto-text-indent="false" fo:background-color="transparent" style:writing-mode="lr-tb"/>
      <style:text-properties officeooo:paragraph-rsid="0010a3c2"/>
    </style:style>
    <style:style style:name="P111" style:family="paragraph" style:parent-style-name="Standard" style:master-page-name="">
      <loext:graphic-properties draw:fill="none"/>
      <style:paragraph-properties fo:margin-left="0.499cm" fo:margin-right="0cm" fo:orphans="2" fo:widows="2" fo:text-indent="0cm" style:auto-text-indent="false" style:page-number="auto" fo:background-color="transparent" style:writing-mode="lr-tb"/>
      <style:text-properties officeooo:paragraph-rsid="0010a3c2"/>
    </style:style>
    <style:style style:name="P112" style:family="paragraph" style:parent-style-name="Standard" style:master-page-name="Standard">
      <style:paragraph-properties style:page-number="auto" fo:break-before="page"/>
      <style:text-properties officeooo:paragraph-rsid="0010a3c2"/>
    </style:style>
    <style:style style:name="P113" style:family="paragraph" style:parent-style-name="Text_20_body" style:list-style-name="L1">
      <style:text-properties officeooo:paragraph-rsid="0010a3c2"/>
    </style:style>
    <style:style style:name="P114" style:family="paragraph" style:parent-style-name="Text_20_body" style:list-style-name="L1">
      <style:text-properties fo:language="ca" fo:country="ES" officeooo:paragraph-rsid="0010a3c2"/>
    </style:style>
    <style:style style:name="P115" style:family="paragraph" style:parent-style-name="Text_20_body">
      <style:paragraph-properties fo:margin-left="0.635cm" fo:margin-right="0cm" fo:margin-top="0.494cm" fo:margin-bottom="0.212cm" style:contextual-spacing="false" fo:text-indent="0cm" style:auto-text-indent="false"/>
    </style:style>
    <style:style style:name="P116" style:family="paragraph" style:parent-style-name="Text_20_body" style:list-style-name="L11">
      <style:paragraph-properties fo:margin-top="0.49cm" fo:margin-bottom="0.49cm" style:contextual-spacing="true"/>
      <style:text-properties fo:language="ca" fo:country="ES" officeooo:paragraph-rsid="0010a3c2"/>
    </style:style>
    <style:style style:name="P117" style:family="paragraph" style:parent-style-name="Text_20_body" style:list-style-name="L15">
      <style:paragraph-properties fo:margin-top="0.49cm" fo:margin-bottom="0.49cm" style:contextual-spacing="true"/>
      <style:text-properties fo:language="ca" fo:country="ES" officeooo:paragraph-rsid="0010a3c2"/>
    </style:style>
    <style:style style:name="P118" style:family="paragraph" style:parent-style-name="Text_20_body_20_indent">
      <style:paragraph-properties fo:margin-left="0cm" fo:margin-right="0cm" fo:margin-top="0cm" fo:margin-bottom="0.212cm" style:contextual-spacing="false" fo:text-indent="0cm" style:auto-text-indent="false"/>
      <style:text-properties style:font-name="Arial" fo:font-size="11pt" style:rfc-language-tag="es-ES-u-co-trad" fo:language="es" fo:country="ES" fo:font-weight="bold" style:font-size-asian="11pt" style:font-weight-asian="bold" style:font-name-complex="Arial" style:font-size-complex="11pt" style:font-weight-complex="bold"/>
    </style:style>
    <style:style style:name="P119" style:family="paragraph" style:parent-style-name="codi">
      <style:text-properties style:font-name="Arial" fo:font-size="11pt" style:font-size-asian="11pt" style:font-name-complex="Arial" style:font-size-complex="11pt"/>
    </style:style>
    <style:style style:name="P120" style:family="paragraph" style:parent-style-name="normal">
      <style:paragraph-properties>
        <style:tab-stops>
          <style:tab-stop style:position="0.829cm"/>
        </style:tab-stops>
      </style:paragraph-properties>
      <style:text-properties officeooo:paragraph-rsid="000d799c"/>
    </style:style>
    <style:style style:name="P121" style:family="paragraph" style:parent-style-name="normal">
      <loext:graphic-properties draw:fill="none" draw:fill-color="#ffffff"/>
      <style:paragraph-properties fo:margin-left="0cm" fo:margin-right="0cm" fo:margin-top="0.019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9pt" fo:font-style="normal" style:text-underline-style="none" fo:font-weight="normal" officeooo:paragraph-rsid="000d799c" fo:background-color="transparent" style:font-name-asian="Calibri2" style:font-size-asian="9pt" style:font-style-asian="normal" style:font-weight-asian="normal" style:font-name-complex="Calibri2" style:font-size-complex="9pt"/>
    </style:style>
    <style:style style:name="P122"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2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26"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27" style:family="paragraph" style:parent-style-name="normal">
      <loext:graphic-properties draw:fill="none" draw:fill-color="#ffffff"/>
      <style:paragraph-properties fo:margin-left="0cm" fo:margin-right="0cm" fo:margin-top="0.004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0.5pt" officeooo:paragraph-rsid="000d799c" style:font-size-asian="10.5pt" style:font-size-complex="10.5pt"/>
    </style:style>
    <style:style style:name="P128" style:family="paragraph" style:parent-style-name="normal">
      <loext:graphic-properties draw:fill="none" draw:fill-color="#ffffff"/>
      <style:paragraph-properties fo:margin-left="0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ab-stops>
          <style:tab-stop style:position="0.829cm"/>
        </style:tab-stops>
      </style:paragraph-properties>
      <style:text-properties officeooo:paragraph-rsid="000d799c"/>
    </style:style>
    <style:style style:name="P129" style:family="paragraph" style:parent-style-name="normal">
      <loext:graphic-properties draw:fill="none" draw:fill-color="#ffffff"/>
      <style:paragraph-properties fo:margin-left="0cm" fo:margin-right="0cm" fo:margin-top="0.014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3pt" fo:font-style="normal" style:text-underline-style="none" fo:font-weight="normal" officeooo:paragraph-rsid="000d799c" fo:background-color="transparent" style:font-name-asian="Calibri2" style:font-size-asian="13pt" style:font-style-asian="normal" style:font-weight-asian="normal" style:font-name-complex="Calibri2" style:font-size-complex="13pt"/>
    </style:style>
    <style:style style:name="P130" style:family="paragraph" style:parent-style-name="normal">
      <loext:graphic-properties draw:fill="none" draw:fill-color="#ffffff"/>
      <style:paragraph-properties fo:margin-left="0cm" fo:margin-right="0cm" fo:margin-top="0.021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5pt" fo:font-style="normal" style:text-underline-style="none" fo:font-weight="normal" officeooo:paragraph-rsid="000d799c" fo:background-color="transparent" style:font-name-asian="Calibri2" style:font-size-asian="11.5pt" style:font-style-asian="normal" style:font-weight-asian="normal" style:font-name-complex="Calibri2" style:font-size-complex="11.5pt"/>
    </style:style>
    <style:style style:name="P131" style:family="paragraph" style:parent-style-name="normal">
      <loext:graphic-properties draw:fill="none" draw:fill-color="#ffffff"/>
      <style:paragraph-properties fo:margin-left="0cm" fo:margin-right="0cm" fo:margin-top="0.007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0.5pt" officeooo:paragraph-rsid="000d799c" style:font-size-asian="10.5pt" style:font-size-complex="10.5pt"/>
    </style:style>
    <style:style style:name="P132" style:family="paragraph" style:parent-style-name="normal">
      <loext:graphic-properties draw:fill="none" draw:fill-color="#ffffff"/>
      <style:paragraph-properties fo:margin-left="0cm" fo:margin-right="0cm" fo:margin-top="0.007cm" fo:margin-bottom="0cm" style:contextual-spacing="false" fo:line-height="100%" fo:text-align="start" style:justify-single-word="false" fo:orphans="0" fo:widows="0" fo:text-indent="0cm" style:auto-text-indent="false" fo:background-color="transparent" fo:padding="0cm" fo:border="none" style:shadow="none"/>
      <style:text-properties fo:font-size="10.5pt" officeooo:paragraph-rsid="000d799c" style:font-size-asian="10.5pt" style:font-size-complex="10.5pt"/>
    </style:style>
    <style:style style:name="P133" style:family="paragraph" style:parent-style-name="normal">
      <loext:graphic-properties draw:fill="none" draw:fill-color="#ffffff"/>
      <style:paragraph-properties fo:margin-left="0.64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34" style:family="paragraph" style:parent-style-name="normal">
      <loext:graphic-properties draw:fill="none" draw:fill-color="#ffffff"/>
      <style:paragraph-properties fo:margin-left="0.646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35" style:family="paragraph" style:parent-style-name="normal">
      <loext:graphic-properties draw:fill="none" draw:fill-color="#ffffff"/>
      <style:paragraph-properties fo:margin-left="0.676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36"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37"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38"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tyle="italic" officeooo:paragraph-rsid="000d799c" style:font-style-asian="italic"/>
    </style:style>
    <style:style style:name="P139" style:family="paragraph" style:parent-style-name="normal">
      <loext:graphic-properties draw:fill="none" draw:fill-color="#ffffff"/>
      <style:paragraph-properties fo:margin-left="0.499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40" style:family="paragraph" style:parent-style-name="normal">
      <style:paragraph-properties fo:margin-top="0cm" fo:margin-bottom="0cm" style:contextual-spacing="false" fo:line-height="100%" fo:text-align="start" style:justify-single-word="false" fo:orphans="0" fo:widows="0"/>
      <style:text-properties fo:font-weight="bold" officeooo:paragraph-rsid="000d799c" style:font-weight-asian="bold"/>
    </style:style>
    <style:style style:name="P141" style:family="paragraph" style:parent-style-name="normal">
      <loext:graphic-properties draw:fill="none" draw:fill-color="#ffffff"/>
      <style:paragraph-properties fo:margin-left="0.67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42" style:family="paragraph" style:parent-style-name="normal">
      <loext:graphic-properties draw:fill="none" draw:fill-color="#ffffff"/>
      <style:paragraph-properties fo:margin-left="0.67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43" style:family="paragraph" style:parent-style-name="normal">
      <loext:graphic-properties draw:fill="none" draw:fill-color="#ffffff"/>
      <style:paragraph-properties fo:margin-left="0.67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44" style:family="paragraph" style:parent-style-name="normal">
      <loext:graphic-properties draw:fill="none" draw:fill-color="#ffffff"/>
      <style:paragraph-properties fo:margin-left="0.67cm" fo:margin-right="0cm" fo:margin-top="0.093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45" style:family="paragraph" style:parent-style-name="normal">
      <loext:graphic-properties draw:fill="none" draw:fill-color="#ffffff"/>
      <style:paragraph-properties fo:margin-left="0.67cm" fo:margin-right="0cm" fo:margin-top="0.093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46" style:family="paragraph" style:parent-style-name="normal">
      <loext:graphic-properties draw:fill="none" draw:fill-color="#ffffff"/>
      <style:paragraph-properties fo:margin-left="0.658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47" style:family="paragraph" style:parent-style-name="normal">
      <loext:graphic-properties draw:fill="none" draw:fill-color="#ffffff"/>
      <style:paragraph-properties fo:margin-left="0.658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48" style:family="paragraph" style:parent-style-name="normal">
      <loext:graphic-properties draw:fill="none" draw:fill-color="#ffffff"/>
      <style:paragraph-properties fo:margin-left="0.658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49" style:family="paragraph" style:parent-style-name="normal">
      <loext:graphic-properties draw:fill="none" draw:fill-color="#ffffff"/>
      <style:paragraph-properties fo:margin-left="0.658cm" fo:margin-right="0cm" fo:margin-top="0.093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50" style:family="paragraph" style:parent-style-name="normal">
      <loext:graphic-properties draw:fill="none" draw:fill-color="#ffffff"/>
      <style:paragraph-properties fo:margin-left="0.658cm" fo:margin-right="0cm" fo:margin-top="0.093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51" style:family="paragraph" style:parent-style-name="normal">
      <loext:graphic-properties draw:fill="none" draw:fill-color="#ffffff"/>
      <style:paragraph-properties fo:margin-left="0.67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52" style:family="paragraph" style:parent-style-name="normal">
      <loext:graphic-properties draw:fill="none" draw:fill-color="#ffffff"/>
      <style:paragraph-properties fo:margin-left="0.67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53" style:family="paragraph" style:parent-style-name="normal">
      <loext:graphic-properties draw:fill="none" draw:fill-color="#ffffff"/>
      <style:paragraph-properties fo:margin-left="0.67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54" style:family="paragraph" style:parent-style-name="normal">
      <loext:graphic-properties draw:fill="none" draw:fill-color="#ffffff"/>
      <style:paragraph-properties fo:margin-left="0.009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55" style:family="paragraph" style:parent-style-name="normal">
      <loext:graphic-properties draw:fill="none" draw:fill-color="#ffffff"/>
      <style:paragraph-properties fo:margin-left="0.009cm" fo:margin-right="0cm" fo:margin-top="0.093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56" style:family="paragraph" style:parent-style-name="normal">
      <loext:graphic-properties draw:fill="none" draw:fill-color="#ffffff"/>
      <style:paragraph-properties fo:margin-left="0.3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57" style:family="paragraph" style:parent-style-name="normal">
      <loext:graphic-properties draw:fill="none" draw:fill-color="#ffffff"/>
      <style:paragraph-properties fo:margin-left="0.3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58" style:family="paragraph" style:parent-style-name="normal">
      <loext:graphic-properties draw:fill="none" draw:fill-color="#ffffff"/>
      <style:paragraph-properties fo:margin-left="0.39cm" fo:margin-right="0cm" fo:margin-top="0.093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59" style:family="paragraph" style:parent-style-name="normal">
      <loext:graphic-properties draw:fill="none" draw:fill-color="#ffffff"/>
      <style:paragraph-properties fo:margin-left="0.007cm" fo:margin-right="0cm" fo:margin-top="0.093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60" style:family="paragraph" style:parent-style-name="normal">
      <loext:graphic-properties draw:fill="none" draw:fill-color="#ffffff"/>
      <style:paragraph-properties fo:margin-left="0.007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61" style:family="paragraph" style:parent-style-name="normal">
      <loext:graphic-properties draw:fill="none" draw:fill-color="#ffffff"/>
      <style:paragraph-properties fo:margin-left="0.005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62" style:family="paragraph" style:parent-style-name="normal">
      <loext:graphic-properties draw:fill="none" draw:fill-color="#ffffff"/>
      <style:paragraph-properties fo:margin-left="0.005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weight="bold" officeooo:paragraph-rsid="000d799c" style:font-weight-asian="bold"/>
    </style:style>
    <style:style style:name="P163" style:family="paragraph" style:parent-style-name="normal">
      <loext:graphic-properties draw:fill="none" draw:fill-color="#ffffff"/>
      <style:paragraph-properties fo:margin-left="0.616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64" style:family="paragraph" style:parent-style-name="normal">
      <loext:graphic-properties draw:fill="none" draw:fill-color="#ffffff"/>
      <style:paragraph-properties fo:margin-left="0.093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0d799c" fo:background-color="transparent" style:font-name-asian="Calibri2" style:font-size-asian="12pt" style:font-style-asian="normal" style:font-weight-asian="normal" style:font-name-complex="Calibri2" style:font-size-complex="12pt"/>
    </style:style>
    <style:style style:name="P165"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0d799c" fo:background-color="transparent" style:font-name-asian="Calibri2" style:font-size-asian="12pt" style:font-style-asian="normal" style:font-weight-asian="normal" style:font-name-complex="Calibri2" style:font-size-complex="12pt"/>
    </style:style>
    <style:style style:name="P166"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2pt" officeooo:paragraph-rsid="000d799c" style:font-size-asian="12pt" style:font-size-complex="12pt"/>
    </style:style>
    <style:style style:name="P167" style:family="paragraph" style:parent-style-name="normal">
      <loext:graphic-properties draw:fill="none" draw:fill-color="#ffffff"/>
      <style:paragraph-properties fo:margin-left="0.099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68" style:family="paragraph" style:parent-style-name="normal">
      <loext:graphic-properties draw:fill="none" draw:fill-color="#ffffff"/>
      <style:paragraph-properties fo:margin-left="0.099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0d799c" fo:background-color="transparent" style:font-name-asian="Calibri2" style:font-size-asian="12pt" style:font-style-asian="normal" style:font-weight-asian="normal" style:font-name-complex="Calibri2" style:font-size-complex="12pt"/>
    </style:style>
    <style:style style:name="P169" style:family="paragraph" style:parent-style-name="normal">
      <loext:graphic-properties draw:fill="none" draw:fill-color="#ffffff"/>
      <style:paragraph-properties fo:margin-left="0.099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70" style:family="paragraph" style:parent-style-name="normal">
      <loext:graphic-properties draw:fill="none" draw:fill-color="#ffffff"/>
      <style:paragraph-properties fo:margin-left="0.093cm" fo:margin-right="0.827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weight="bold" officeooo:paragraph-rsid="000d799c" style:font-weight-asian="bold"/>
    </style:style>
    <style:style style:name="P171" style:family="paragraph" style:parent-style-name="normal">
      <loext:graphic-properties draw:fill="none" draw:fill-color="#ffffff"/>
      <style:paragraph-properties fo:margin-left="0.093cm" fo:margin-right="0.827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bold" officeooo:paragraph-rsid="000d799c" fo:background-color="transparent" style:font-name-asian="Calibri2" style:font-size-asian="12pt" style:font-style-asian="normal" style:font-weight-asian="bold" style:font-name-complex="Calibri2" style:font-size-complex="12pt"/>
    </style:style>
    <style:style style:name="P172" style:family="paragraph" style:parent-style-name="normal">
      <loext:graphic-properties draw:fill="none" draw:fill-color="#ffffff"/>
      <style:paragraph-properties fo:margin-left="0.099cm" fo:margin-right="0.831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weight="bold" officeooo:paragraph-rsid="000d799c" style:font-weight-asian="bold"/>
    </style:style>
    <style:style style:name="P173" style:family="paragraph" style:parent-style-name="normal">
      <style:paragraph-properties fo:break-before="page">
        <style:tab-stops>
          <style:tab-stop style:position="0.829cm"/>
        </style:tab-stops>
      </style:paragraph-properties>
      <style:text-properties officeooo:paragraph-rsid="000d799c"/>
    </style:style>
    <style:style style:name="P174" style:family="paragraph" style:parent-style-name="normal" style:list-style-name="WWNum1">
      <style:paragraph-properties fo:margin-left="1.75cm" fo:margin-right="0cm" fo:margin-top="0.092cm" fo:margin-bottom="0cm" style:contextual-spacing="false" fo:line-height="100%" fo:text-indent="-0.998cm" style:auto-text-indent="false">
        <style:tab-stops>
          <style:tab-stop style:position="0.829cm"/>
        </style:tab-stops>
      </style:paragraph-properties>
      <style:text-properties officeooo:paragraph-rsid="000d799c"/>
    </style:style>
    <style:style style:name="P175" style:family="paragraph" style:parent-style-name="normal" style:list-style-name="WWNum1">
      <loext:graphic-properties draw:fill="none" draw:fill-color="#ffffff"/>
      <style:paragraph-properties fo:margin-left="1.75cm" fo:margin-right="0cm" fo:margin-top="0.092cm" fo:margin-bottom="0cm" style:contextual-spacing="false" fo:line-height="100%" fo:text-align="start" style:justify-single-word="false" fo:orphans="0" fo:widows="0" fo:text-indent="-0.998cm" style:auto-text-indent="false" fo:background-color="transparent" fo:padding="0cm" fo:border="none" style:shadow="none">
        <style:tab-stops>
          <style:tab-stop style:position="0.829cm"/>
        </style:tab-stops>
      </style:paragraph-properties>
      <style:text-properties fo:font-size="10.5pt" officeooo:paragraph-rsid="000d799c" style:font-size-asian="10.5pt" style:font-size-complex="10.5pt"/>
    </style:style>
    <style:style style:name="P176" style:family="paragraph" style:parent-style-name="normal" style:list-style-name="WWNum1">
      <style:paragraph-properties fo:margin-left="1.75cm" fo:margin-right="0cm" fo:margin-top="0cm" fo:margin-bottom="0cm" style:contextual-spacing="false" fo:line-height="100%" fo:text-indent="-0.998cm" style:auto-text-indent="false">
        <style:tab-stops>
          <style:tab-stop style:position="0.829cm"/>
        </style:tab-stops>
      </style:paragraph-properties>
      <style:text-properties officeooo:paragraph-rsid="000d799c"/>
    </style:style>
    <style:style style:name="P177" style:family="paragraph">
      <loext:graphic-properties draw:fill="none" draw:fill-color="#ffffff"/>
      <style:paragraph-properties fo:text-align="center" style:writing-mode="lr-tb"/>
    </style:style>
    <style:style style:name="P178" style:family="paragraph">
      <loext:graphic-properties draw:fill="solid" draw:fill-color="#ffffff"/>
      <style:paragraph-properties fo:text-align="center"/>
      <style:text-properties fo:font-size="18pt"/>
    </style:style>
    <style:style style:name="P179" style:family="paragraph">
      <style:paragraph-properties fo:margin-top="0cm" fo:margin-bottom="0cm" fo:line-height="100%" fo:text-align="center"/>
      <style:text-properties fo:font-size="12pt"/>
    </style:style>
    <style:style style:name="P180" style:family="paragraph">
      <loext:graphic-properties draw:fill="solid" draw:fill-color="#cfe2f3"/>
      <style:paragraph-properties fo:margin-top="0cm" fo:margin-bottom="0cm" fo:line-height="100%" fo:text-align="center"/>
      <style:text-properties fo:font-size="12pt"/>
    </style:style>
    <style:style style:name="P181" style:family="paragraph">
      <loext:graphic-properties draw:fill="none"/>
      <style:paragraph-properties fo:text-align="center"/>
      <style:text-properties fo:font-size="12pt"/>
    </style:style>
    <style:style style:name="P182" style:family="paragraph">
      <style:paragraph-properties fo:margin-top="0cm" fo:margin-bottom="0cm" fo:line-height="100%" fo:text-align="start"/>
      <style:text-properties fo:font-size="12pt"/>
    </style:style>
    <style:style style:name="P183" style:family="paragraph">
      <loext:graphic-properties draw:fill="solid" draw:fill-color="#cfe2f3"/>
      <style:paragraph-properties fo:margin-top="0cm" fo:margin-bottom="0cm" fo:line-height="100%" fo:text-align="start"/>
      <style:text-properties fo:font-size="12pt"/>
    </style:style>
    <style:style style:name="T1" style:family="text">
      <style:text-properties fo:font-size="11pt" fo:font-weight="bold" style:font-size-asian="11pt" style:font-weight-asian="bold" style:font-weight-complex="bold"/>
    </style:style>
    <style:style style:name="T2" style:family="text">
      <style:text-properties fo:font-size="11pt" fo:font-weight="bold" officeooo:rsid="0018b5a9" style:font-size-asian="11pt" style:font-weight-asian="bold" style:font-weight-complex="bold"/>
    </style:style>
    <style:style style:name="T3" style:family="text">
      <style:text-properties style:font-name="Arial" fo:font-size="11pt" style:font-size-asian="11pt" style:font-name-complex="Arial"/>
    </style:style>
    <style:style style:name="T4" style:family="text">
      <style:text-properties style:font-name="Arial" fo:font-size="11pt" officeooo:rsid="0010a3c2" style:font-size-asian="11pt" style:font-name-complex="Arial"/>
    </style:style>
    <style:style style:name="T5" style:family="text">
      <style:text-properties style:font-name="Arial" fo:font-size="11pt" style:font-size-asian="11pt" style:font-name-complex="Arial" style:font-size-complex="11pt"/>
    </style:style>
    <style:style style:name="T6" style:family="text">
      <style:text-properties style:font-name="Arial" fo:font-size="11pt" officeooo:rsid="0014d2a6" style:font-size-asian="11pt" style:font-name-complex="Arial" style:font-size-complex="11pt"/>
    </style:style>
    <style:style style:name="T7" style:family="text">
      <style:text-properties style:font-name="Arial" fo:font-size="11pt" officeooo:rsid="0015088b" style:font-size-asian="11pt" style:font-name-complex="Arial" style:font-size-complex="11pt"/>
    </style:style>
    <style:style style:name="T8" style:family="text">
      <style:text-properties style:font-name="Arial" fo:font-size="11pt" officeooo:rsid="0015f56e" style:font-size-asian="11pt" style:font-name-complex="Arial"/>
    </style:style>
    <style:style style:name="T9" style:family="text">
      <style:text-properties style:font-name="Arial" fo:font-size="11pt" fo:font-style="italic" style:font-size-asian="11pt" style:font-style-asian="italic" style:font-name-complex="Arial" style:font-style-complex="italic"/>
    </style:style>
    <style:style style:name="T10" style:family="text">
      <style:text-properties style:font-name="Arial" fo:font-size="11pt" fo:letter-spacing="-0.005cm" style:font-size-asian="11pt" style:font-name-complex="Arial"/>
    </style:style>
    <style:style style:name="T11" style:family="text">
      <style:text-properties style:font-name="Arial" fo:font-size="11pt" fo:font-weight="bold" style:font-size-asian="11pt" style:font-weight-asian="bold" style:font-name-complex="Arial" style:font-weight-complex="bold"/>
    </style:style>
    <style:style style:name="T12" style:family="text">
      <style:text-properties style:font-name="Arial" fo:font-size="11pt" fo:language="ca" fo:country="ES" style:font-size-asian="11pt" style:font-name-complex="Arial"/>
    </style:style>
    <style:style style:name="T13" style:family="text">
      <style:text-properties style:font-name="Arial" fo:font-size="11pt" fo:language="ca" fo:country="ES" officeooo:rsid="0015f56e" style:font-size-asian="11pt" style:font-name-complex="Arial"/>
    </style:style>
    <style:style style:name="T14" style:family="text">
      <style:text-properties style:font-name="Arial" style:font-name-complex="Arial"/>
    </style:style>
    <style:style style:name="T15" style:family="text">
      <style:text-properties style:font-name="Arial" fo:font-size="10pt" style:rfc-language-tag="es-ES-u-co-trad" fo:language="es" fo:country="ES" fo:font-style="italic" style:font-size-asian="10pt" style:font-style-asian="italic" style:font-name-complex="Arial" style:font-style-complex="italic"/>
    </style:style>
    <style:style style:name="T16"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style style:name="T17" style:family="text">
      <style:text-properties style:font-name="Arial" fo:language="es" fo:country="ES" fo:font-style="italic" style:font-style-asian="italic" style:font-name-complex="Arial" style:font-style-complex="italic" style:font-weight-complex="bold"/>
    </style:style>
    <style:style style:name="T18" style:family="text">
      <style:text-properties style:text-position="super 58%" style:font-name="Arial" fo:font-size="11pt" fo:letter-spacing="-0.005cm" style:font-size-asian="11pt" style:font-name-complex="Arial"/>
    </style:style>
    <style:style style:name="T19" style:family="text">
      <style:text-properties style:text-position="super 58%" style:font-name="Arial" fo:font-size="11pt" style:font-size-asian="11pt" style:font-name-complex="Arial"/>
    </style:style>
    <style:style style:name="T20" style:family="text">
      <style:text-properties style:font-name="Wingdings" fo:font-size="11pt" style:font-name-asian="Wingdings" style:font-size-asian="11pt" style:font-name-complex="Wingdings"/>
    </style:style>
    <style:style style:name="T21" style:family="text">
      <style:text-properties fo:font-weight="bold" style:font-weight-asian="bold"/>
    </style:style>
    <style:style style:name="T22" style:family="text">
      <style:text-properties fo:font-size="10pt" style:font-size-asian="10pt"/>
    </style:style>
    <style:style style:name="T23" style:family="text">
      <style:text-properties fo:language="ca" fo:country="ES"/>
    </style:style>
    <style:style style:name="T24" style:family="text">
      <style:text-properties fo:language="ca" fo:country="ES" officeooo:rsid="0010a3c2"/>
    </style:style>
    <style:style style:name="T25" style:family="text">
      <style:text-properties style:font-name-asian="Arial"/>
    </style:style>
    <style:style style:name="T26" style:family="text">
      <style:text-properties style:font-name="Verdana"/>
    </style:style>
    <style:style style:name="T27" style:family="text">
      <style:text-properties style:font-name="Verdana" fo:font-size="11pt" fo:language="ca" fo:country="ES" style:font-size-asian="11pt" style:font-name-complex="Arial"/>
    </style:style>
    <style:style style:name="T28" style:family="text">
      <style:text-properties officeooo:rsid="000a0746"/>
    </style:style>
    <style:style style:name="T29" style:family="text">
      <style:text-properties style:use-window-font-color="true" loext:opacity="0%" style:font-name="Arial" fo:font-size="11pt" fo:language="ca" fo:country="ES" fo:font-weight="bold" officeooo:rsid="000d799c" style:font-name-asian="Times New Roman" style:font-size-asian="11pt" style:font-weight-asian="bold" style:font-name-complex="Arial" style:font-size-complex="12pt" style:language-complex="ar" style:country-complex="SA" style:font-weight-complex="bold"/>
    </style:style>
    <style:style style:name="T30" style:family="text">
      <style:text-properties style:use-window-font-color="true" loext:opacity="0%" style:font-name="Arial" fo:font-size="11pt" fo:language="ca" fo:country="ES" fo:font-weight="bold" officeooo:rsid="000e1316" style:font-name-asian="Times New Roman" style:font-size-asian="11pt" style:font-weight-asian="bold" style:font-name-complex="Arial" style:font-size-complex="12pt" style:language-complex="ar" style:country-complex="SA" style:font-weight-complex="bold"/>
    </style:style>
    <style:style style:name="T31" style:family="text">
      <style:text-properties style:use-window-font-color="true" loext:opacity="0%" style:font-name="Arial" fo:font-size="11pt" fo:language="ca" fo:country="ES" fo:font-weight="bold" officeooo:rsid="000e52c1" style:font-name-asian="Times New Roman" style:font-size-asian="11pt" style:font-weight-asian="bold" style:font-name-complex="Arial" style:font-size-complex="12pt" style:language-complex="ar" style:country-complex="SA" style:font-weight-complex="bold"/>
    </style:style>
    <style:style style:name="T32" style:family="text">
      <style:text-properties style:use-window-font-color="true" loext:opacity="0%" style:font-name="Arial" fo:font-size="11pt" fo:language="ca" fo:country="ES" fo:font-weight="bold" officeooo:rsid="000f62d5" style:font-name-asian="Times New Roman" style:font-size-asian="11pt" style:font-weight-asian="bold" style:font-name-complex="Arial" style:font-size-complex="12pt" style:language-complex="ar" style:country-complex="SA" style:font-weight-complex="bold"/>
    </style:style>
    <style:style style:name="T33" style:family="text">
      <style:text-properties style:use-window-font-color="true" loext:opacity="0%" style:font-name="Arial" fo:font-size="11pt" fo:language="ca" fo:country="ES" fo:font-weight="bold" officeooo:rsid="0015f56e" style:font-name-asian="Times New Roman" style:font-size-asian="11pt" style:font-weight-asian="bold" style:font-name-complex="Arial" style:font-size-complex="12pt" style:language-complex="ar" style:country-complex="SA" style:font-weight-complex="bold"/>
    </style:style>
    <style:style style:name="T34" style:family="text">
      <style:text-properties style:use-window-font-color="true" loext:opacity="0%" style:font-name="Arial" fo:font-size="11pt" fo:language="ca" fo:country="ES" officeooo:rsid="0015088b" style:font-name-asian="Times New Roman" style:font-size-asian="11pt" style:font-name-complex="Arial" style:font-size-complex="11pt" style:language-complex="ar" style:country-complex="SA"/>
    </style:style>
    <style:style style:name="T35" style:family="text">
      <style:text-properties style:use-window-font-color="true" loext:opacity="0%" style:font-name="Arial" fo:font-size="11pt" fo:language="ca" fo:country="ES" officeooo:rsid="0015f56e" style:font-name-asian="Times New Roman" style:font-size-asian="11pt" style:font-name-complex="Arial" style:font-size-complex="12pt" style:language-complex="ar" style:country-complex="SA"/>
    </style:style>
    <style:style style:name="T36" style:family="text">
      <style:text-properties style:use-window-font-color="true" loext:opacity="0%" style:font-name="Arial" fo:font-size="11pt" fo:language="ca" fo:country="ES" officeooo:rsid="0015f56e" style:font-name-asian="Arial Unicode MS" style:font-size-asian="11pt" style:font-name-complex="Arial" style:font-size-complex="12pt" style:language-complex="ar" style:country-complex="SA"/>
    </style:style>
    <style:style style:name="T37" style:family="text">
      <style:text-properties officeooo:rsid="000c1980"/>
    </style:style>
    <style:style style:name="T38" style:family="text">
      <style:text-properties officeooo:rsid="000d799c"/>
    </style:style>
    <style:style style:name="T39" style:family="text">
      <style:text-properties style:text-position="0% 100%"/>
    </style:style>
    <style:style style:name="T40" style:family="text">
      <style:text-properties fo:font-size="12pt" style:font-size-asian="12pt" style:font-size-complex="12pt"/>
    </style:style>
    <style:style style:name="T4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loext:char-shading-value="0" style:font-name-asian="Calibri2" style:font-size-asian="12pt" style:font-style-asian="normal" style:font-weight-asian="normal" style:font-name-complex="Calibri2" style:font-size-complex="12pt"/>
    </style:style>
    <style:style style:name="T42" style:family="text">
      <style:text-properties fo:font-variant="normal" fo:text-transform="none" fo:color="#000000" loext:opacity="100%" style:text-line-through-style="none" style:text-line-through-type="none" style:text-position="0% 100%" style:font-name="Calibri" fo:font-size="12pt" fo:font-style="normal" style:text-underline-style="none" fo:background-color="transparent" loext:char-shading-value="0" style:font-name-asian="Calibri2" style:font-size-asian="12pt" style:font-style-asian="normal" style:font-name-complex="Calibri2" style:font-size-complex="12pt"/>
    </style:style>
    <style:style style:name="T43" style:family="text">
      <style:text-properties officeooo:rsid="0010a3c2"/>
    </style:style>
    <style:style style:name="T44" style:family="text">
      <style:text-properties fo:color="#000000" loext:opacity="100%" style:font-name="Arial" fo:font-size="11pt" fo:language="ca" fo:country="ES" officeooo:rsid="0010a3c2" style:font-name-asian="Times New Roman" style:font-size-asian="11pt" style:font-name-complex="Arial" style:font-size-complex="8pt" style:language-complex="ar" style:country-complex="SA"/>
    </style:style>
    <style:style style:name="T45" style:family="text">
      <style:text-properties officeooo:rsid="0015f56e"/>
    </style:style>
    <style:style style:name="T46"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OLE">
      <style:graphic-properties fo:margin-left="0cm" fo:margin-right="0cm" fo:margin-top="0cm" fo:margin-bottom="0cm" style:vertical-pos="middle" style:vertical-rel="text" fo:padding="0.002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ge-content"/>
    </style:style>
    <style:style style:name="gr2" style:family="graphic">
      <style:graphic-properties draw:stroke="solid" svg:stroke-width="0.026cm" svg:stroke-color="#666633" draw:stroke-linejoin="round" svg:stroke-linecap="butt" draw:fill="solid" draw:fill-color="#ffffff" draw:textarea-vertical-align="top" draw:auto-grow-height="false" fo:min-height="0cm" fo:min-width="0cm" fo:padding-top="0.125cm" fo:padding-bottom="0.125cm" fo:padding-left="0.25cm" fo:padding-right="0.25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solid" svg:stroke-width="0.026cm" svg:stroke-color="#000000" draw:stroke-linejoin="round" svg:stroke-linecap="butt" draw:fill="solid" draw:fill-color="#cfe2f3" draw:textarea-vertical-align="middle" draw:auto-grow-height="false" draw:fit-to-size="false" style:shrink-to-fit="false" fo:min-height="0.095cm" fo:min-width="2.062cm" fo:padding-top="0.254cm" fo:padding-bottom="0.254cm" fo:padding-left="0.254cm" fo:padding-right="0.254cm" fo:wrap-option="wrap" style:run-through="foreground"/>
      <style:paragraph-properties style:writing-mode="lr-tb"/>
    </style:style>
    <style:style style:name="gr5" style:family="graphic">
      <style:graphic-properties draw:stroke="solid" svg:stroke-width="0.026cm" svg:stroke-color="#000000" draw:marker-end="msArrowEnd_20_5" draw:marker-end-width="0.21cm" draw:marker-end-center="false" draw:stroke-linejoin="round" svg:stroke-linecap="butt" draw:fill="none" draw:textarea-vertical-align="middle" draw:auto-grow-height="false" draw:fit-to-size="false" style:shrink-to-fit="false" fo:min-height="0.346cm" fo:min-width="0cm" fo:padding-top="0.254cm" fo:padding-bottom="0.254cm" fo:padding-left="0.254cm" fo:padding-right="0.254cm" fo:wrap-option="wrap" style:run-through="foreground"/>
    </style:style>
    <style:style style:name="gr6" style:family="graphic">
      <style:graphic-properties draw:stroke="solid" svg:stroke-width="0.026cm" svg:stroke-color="#000000" draw:stroke-linejoin="round" svg:stroke-linecap="butt" draw:fill="solid" draw:fill-color="#cfe2f3" draw:textarea-vertical-align="middle" draw:auto-grow-height="false" draw:fit-to-size="false" style:shrink-to-fit="false" fo:min-height="0.347cm" fo:min-width="2.064cm" fo:padding-top="0.254cm" fo:padding-bottom="0.254cm" fo:padding-left="0.254cm" fo:padding-right="0.254cm" fo:wrap-option="wrap" style:run-through="foreground"/>
      <style:paragraph-properties style:writing-mode="lr-tb"/>
    </style:style>
    <style:style style:name="gr7" style:family="graphic">
      <style:graphic-properties draw:stroke="solid" svg:stroke-width="0.026cm" svg:stroke-color="#000000" draw:marker-end="msArrowEnd_20_5" draw:marker-end-width="0.21cm" draw:marker-end-center="false" draw:stroke-linejoin="round" svg:stroke-linecap="butt" draw:fill="none" draw:textarea-vertical-align="middle" draw:auto-grow-height="false" draw:fit-to-size="false" style:shrink-to-fit="false" fo:min-height="0.176cm" fo:min-width="0cm" fo:padding-top="0.254cm" fo:padding-bottom="0.254cm" fo:padding-left="0.254cm" fo:padding-right="0.254cm" fo:wrap-option="wrap" style:run-through="foreground"/>
    </style:style>
    <style:style style:name="gr8" style:family="graphic">
      <style:graphic-properties draw:stroke="solid" svg:stroke-width="0.026cm" svg:stroke-color="#000000" draw:stroke-linejoin="round" svg:stroke-linecap="butt" draw:fill="solid" draw:fill-color="#cfe2f3" draw:textarea-vertical-align="middle" draw:auto-grow-height="false" draw:fit-to-size="false" style:shrink-to-fit="false" fo:min-height="0.349cm" fo:min-width="2.722cm" fo:padding-top="0.254cm" fo:padding-bottom="0.254cm" fo:padding-left="0.254cm" fo:padding-right="0.254cm" fo:wrap-option="wrap" style:run-through="foreground"/>
      <style:paragraph-properties style:writing-mode="lr-tb"/>
    </style:style>
    <style:style style:name="gr9" style:family="graphic">
      <style:graphic-properties draw:stroke="solid" svg:stroke-width="0.026cm" svg:stroke-color="#000000" draw:stroke-linejoin="round" svg:stroke-linecap="butt" draw:fill="solid" draw:fill-color="#cfe2f3" draw:textarea-vertical-align="middle" draw:auto-grow-height="false" draw:fit-to-size="false" style:shrink-to-fit="false" fo:min-height="0.347cm" fo:min-width="2.646cm" fo:padding-top="0.254cm" fo:padding-bottom="0.254cm" fo:padding-left="0.254cm" fo:padding-right="0.254cm" fo:wrap-option="wrap" style:run-through="foreground"/>
      <style:paragraph-properties style:writing-mode="lr-tb"/>
    </style:style>
    <style:style style:name="gr10" style:family="graphic">
      <style:graphic-properties draw:stroke="solid" svg:stroke-width="0.026cm" svg:stroke-color="#000000" draw:marker-end="msArrowEnd_20_5" draw:marker-end-width="0.21cm" draw:marker-end-center="false" draw:stroke-linejoin="round" svg:stroke-linecap="butt" draw:fill="none" draw:textarea-vertical-align="middle" draw:auto-grow-height="false" draw:fit-to-size="false" style:shrink-to-fit="false" fo:min-height="0.356cm" fo:min-width="0cm" fo:padding-top="0.254cm" fo:padding-bottom="0.254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h text:style-name="P25" text:outline-level="7"><text:span text:style-name="T1">EXERCICIS D</text:span><text:span text:style-name="T29">E DADES, OPERADORS I EXPRESSIONS</text:span></text:h>
      <text:p text:style-name="P74"/>
      <text:p text:style-name="P120">1. La siguiente tabla muestra un algoritmo paso a paso (lista de instrucciones). Utiliza tres variables A, B y C que inicialmente valen 4, 2 y 3 respectivamente. <text:span text:style-name="T39">Calcula </text:span>el valor de las variables tras ejecutar cada instrucción. Las tres primeras están hechas a modo de ejemplo.</text:p>
      <text:p text:style-name="P12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office:value-type="string">
            <text:p text:style-name="P122"/>
          </table:table-cell>
          <table:table-cell table:style-name="Tabla17.B1" office:value-type="string">
            <text:p text:style-name="P125"><text:s/></text:p>
          </table:table-cell>
          <table:table-cell table:style-name="Tabla17.C1" office:value-type="string">
            <text:p text:style-name="P133">A</text:p>
          </table:table-cell>
          <table:table-cell table:style-name="Tabla17.C1" office:value-type="string">
            <text:p text:style-name="P134">B</text:p>
          </table:table-cell>
          <table:table-cell table:style-name="Tabla17.C1" office:value-type="string">
            <text:p text:style-name="P135">C</text:p>
          </table:table-cell>
          <table:table-cell table:style-name="Tabla17.F1" office:value-type="string">
            <text:p text:style-name="P136"/>
          </table:table-cell>
        </table:table-row>
        <table:table-row table:style-name="Tabla17.1">
          <table:table-cell table:style-name="Tabla17.C1" office:value-type="string">
            <text:p text:style-name="P122"/>
          </table:table-cell>
          <table:table-cell table:style-name="Tabla17.C1" office:value-type="string">
            <text:p text:style-name="P140"><text:s text:c="4"/>Instrucción</text:p>
          </table:table-cell>
          <table:table-cell table:style-name="Tabla17.C1" office:value-type="string">
            <text:p text:style-name="P141">4</text:p>
          </table:table-cell>
          <table:table-cell table:style-name="Tabla17.C1" office:value-type="string">
            <text:p text:style-name="P146">2</text:p>
          </table:table-cell>
          <table:table-cell table:style-name="Tabla17.C1" office:value-type="string">
            <text:p text:style-name="P151">3</text:p>
          </table:table-cell>
          <table:table-cell table:style-name="Tabla17.F2" office:value-type="string">
            <text:p text:style-name="P136"/>
          </table:table-cell>
        </table:table-row>
        <table:table-row table:style-name="Tabla17.1">
          <table:table-cell table:style-name="Tabla17.A3" office:value-type="string">
            <text:p text:style-name="P154">1</text:p>
          </table:table-cell>
          <table:table-cell table:style-name="Tabla17.B3" office:value-type="string">
            <text:p text:style-name="P156">A = B</text:p>
          </table:table-cell>
          <table:table-cell table:style-name="Tabla17.C3" office:value-type="string">
            <text:p text:style-name="P126">2</text:p>
          </table:table-cell>
          <table:table-cell table:style-name="Tabla17.D3" office:value-type="string">
            <text:p text:style-name="P148">2</text:p>
          </table:table-cell>
          <table:table-cell table:style-name="Tabla17.E3" office:value-type="string">
            <text:p text:style-name="P153">3</text:p>
          </table:table-cell>
          <table:table-cell table:style-name="Tabla17.F3" table:number-rows-spanned="3" office:value-type="string">
            <text:p text:style-name="P138">Recuerda que <text:span text:style-name="T21">X = Y</text:span> significa que el valor de Y se copia en X.</text:p>
          </table:table-cell>
        </table:table-row>
        <table:table-row table:style-name="Tabla17.1">
          <table:table-cell table:style-name="Tabla17.A4" office:value-type="string">
            <text:p text:style-name="P159">2</text:p>
          </table:table-cell>
          <table:table-cell table:style-name="Tabla17.B4" office:value-type="string">
            <text:p text:style-name="P158">C = A</text:p>
          </table:table-cell>
          <table:table-cell table:style-name="Tabla17.C4" office:value-type="string">
            <text:p text:style-name="P144">2</text:p>
          </table:table-cell>
          <table:table-cell table:style-name="Tabla17.D4" office:value-type="string">
            <text:p text:style-name="P149">2</text:p>
          </table:table-cell>
          <table:table-cell table:style-name="Tabla17.E4" office:value-type="string">
            <text:p text:style-name="P126">2</text:p>
          </table:table-cell>
          <table:covered-table-cell/>
        </table:table-row>
        <table:table-row table:style-name="Tabla17.1">
          <table:table-cell table:style-name="Tabla17.A5" office:value-type="string">
            <text:p text:style-name="P161">3</text:p>
          </table:table-cell>
          <table:table-cell table:style-name="Tabla17.B5" office:value-type="string">
            <text:p text:style-name="P156">B = (A + B + C) / 2</text:p>
          </table:table-cell>
          <table:table-cell table:style-name="Tabla17.C5" office:value-type="string">
            <text:p text:style-name="P143">2</text:p>
          </table:table-cell>
          <table:table-cell table:style-name="Tabla17.D5" office:value-type="string">
            <text:p text:style-name="P126">3</text:p>
          </table:table-cell>
          <table:table-cell table:style-name="Tabla17.E5" office:value-type="string">
            <text:p text:style-name="P153">2</text:p>
          </table:table-cell>
          <table:covered-table-cell/>
        </table:table-row>
        <table:table-row table:style-name="Tabla17.1">
          <table:table-cell table:style-name="Tabla17.A6" office:value-type="string">
            <text:p text:style-name="P160">4</text:p>
          </table:table-cell>
          <table:table-cell table:style-name="Tabla17.B6" office:value-type="string">
            <text:p text:style-name="P156">A = A + C</text:p>
          </table:table-cell>
          <table:table-cell table:style-name="Tabla17.C6" office:value-type="string">
            <text:p text:style-name="P123"/>
          </table:table-cell>
          <table:table-cell table:style-name="Tabla17.D6" office:value-type="string">
            <text:p text:style-name="P147"/>
          </table:table-cell>
          <table:table-cell table:style-name="Tabla17.E6" office:value-type="string">
            <text:p text:style-name="P152"/>
          </table:table-cell>
          <table:table-cell table:style-name="Tabla17.F6" office:value-type="string">
            <text:p text:style-name="P137"/>
          </table:table-cell>
        </table:table-row>
        <table:table-row table:style-name="Tabla17.1">
          <table:table-cell table:style-name="Tabla17.A7" office:value-type="string">
            <text:p text:style-name="P155">5</text:p>
          </table:table-cell>
          <table:table-cell table:style-name="Tabla17.B7" office:value-type="string">
            <text:p text:style-name="P158">C = B - A</text:p>
          </table:table-cell>
          <table:table-cell table:style-name="Tabla17.C7" office:value-type="string">
            <text:p text:style-name="P145"/>
          </table:table-cell>
          <table:table-cell table:style-name="Tabla17.D7" office:value-type="string">
            <text:p text:style-name="P150"/>
          </table:table-cell>
          <table:table-cell table:style-name="Tabla17.E7" office:value-type="string">
            <text:p text:style-name="P123"/>
          </table:table-cell>
          <table:table-cell table:style-name="Tabla17.F7" office:value-type="string">
            <text:p text:style-name="P139"/>
          </table:table-cell>
        </table:table-row>
        <table:table-row table:style-name="Tabla17.1">
          <table:table-cell table:style-name="Tabla17.A8" office:value-type="string">
            <text:p text:style-name="P161">6</text:p>
          </table:table-cell>
          <table:table-cell table:style-name="Tabla17.B8" office:value-type="string">
            <text:p text:style-name="P156">C = C - A</text:p>
          </table:table-cell>
          <table:table-cell table:style-name="Tabla17.C8" office:value-type="string">
            <text:p text:style-name="P142"/>
          </table:table-cell>
          <table:table-cell table:style-name="Tabla17.D8" office:value-type="string">
            <text:p text:style-name="P147"/>
          </table:table-cell>
          <table:table-cell table:style-name="Tabla17.E8" office:value-type="string">
            <text:p text:style-name="P123"/>
          </table:table-cell>
          <table:table-cell table:style-name="Tabla17.F8" office:value-type="string">
            <text:p text:style-name="P139"/>
          </table:table-cell>
        </table:table-row>
        <table:table-row table:style-name="Tabla17.1">
          <table:table-cell table:style-name="Tabla17.A9" office:value-type="string">
            <text:p text:style-name="P161">7</text:p>
          </table:table-cell>
          <table:table-cell table:style-name="Tabla17.B9" office:value-type="string">
            <text:p text:style-name="P156">A = A * B</text:p>
          </table:table-cell>
          <table:table-cell table:style-name="Tabla17.C9" office:value-type="string">
            <text:p text:style-name="P123"/>
          </table:table-cell>
          <table:table-cell table:style-name="Tabla17.D9" office:value-type="string">
            <text:p text:style-name="P147"/>
          </table:table-cell>
          <table:table-cell table:style-name="Tabla17.E9" office:value-type="string">
            <text:p text:style-name="P163"/>
          </table:table-cell>
          <table:table-cell table:style-name="Tabla17.F9" office:value-type="string">
            <text:p text:style-name="P137"/>
          </table:table-cell>
        </table:table-row>
        <table:table-row table:style-name="Tabla17.1">
          <table:table-cell table:style-name="Tabla17.A10" office:value-type="string">
            <text:p text:style-name="P162">8</text:p>
          </table:table-cell>
          <table:table-cell table:style-name="Tabla17.B10" office:value-type="string">
            <text:p text:style-name="P157">A = A + 3</text:p>
          </table:table-cell>
          <table:table-cell table:style-name="Tabla17.C10" office:value-type="string">
            <text:p text:style-name="P123"/>
          </table:table-cell>
          <table:table-cell table:style-name="Tabla17.D10" office:value-type="string">
            <text:p text:style-name="P147"/>
          </table:table-cell>
          <table:table-cell table:style-name="Tabla17.E10" office:value-type="string">
            <text:p text:style-name="P163"/>
          </table:table-cell>
          <table:table-cell table:style-name="Tabla17.F10" office:value-type="string">
            <text:p text:style-name="P137"/>
          </table:table-cell>
        </table:table-row>
        <table:table-row table:style-name="Tabla17.1">
          <table:table-cell table:style-name="Tabla17.A11" office:value-type="string">
            <text:p text:style-name="P162">9</text:p>
          </table:table-cell>
          <table:table-cell table:style-name="Tabla17.B11" office:value-type="string">
            <text:p text:style-name="P157">A = A % B</text:p>
          </table:table-cell>
          <table:table-cell table:style-name="Tabla17.C11" office:value-type="string">
            <text:p text:style-name="P123"/>
          </table:table-cell>
          <table:table-cell table:style-name="Tabla17.D11" office:value-type="string">
            <text:p text:style-name="P147"/>
          </table:table-cell>
          <table:table-cell table:style-name="Tabla17.E11" office:value-type="string">
            <text:p text:style-name="P163"/>
          </table:table-cell>
          <table:table-cell table:style-name="Tabla17.F11" office:value-type="string">
            <text:p text:style-name="P137"/>
          </table:table-cell>
        </table:table-row>
        <table:table-row table:style-name="Tabla17.1">
          <table:table-cell table:style-name="Tabla17.A12" office:value-type="string">
            <text:p text:style-name="P162">10</text:p>
          </table:table-cell>
          <table:table-cell table:style-name="Tabla17.B12" office:value-type="string">
            <text:p text:style-name="P157">C = C + A</text:p>
          </table:table-cell>
          <table:table-cell table:style-name="Tabla17.C12" office:value-type="string">
            <text:p text:style-name="P123"/>
          </table:table-cell>
          <table:table-cell table:style-name="Tabla17.D12" office:value-type="string">
            <text:p text:style-name="P147"/>
          </table:table-cell>
          <table:table-cell table:style-name="Tabla17.E12" office:value-type="string">
            <text:p text:style-name="P163"/>
          </table:table-cell>
          <table:table-cell table:style-name="Tabla17.F12" office:value-type="string">
            <text:p text:style-name="P137"/>
          </table:table-cell>
        </table:table-row>
      </table:table>
      <text:p text:style-name="P127"/>
      <text:p text:style-name="P127"/>
      <text:p text:style-name="P128"><text:span text:style-name="T40">2. </text:span><text:span text:style-name="T41">Evalúa</text:span> <text:span text:style-name="T41">las siguientes expresiones:</text:span></text:p>
      <text:p text:style-name="P129"/>
      <table:table table:name="Tabla18" table:style-name="Tabla18">
        <table:table-column table:style-name="Tabla18.A"/>
        <table:table-column table:style-name="Tabla18.B"/>
        <table:table-row table:style-name="Tabla18.1">
          <table:table-cell table:style-name="Tabla18.A1" office:value-type="string">
            <text:p text:style-name="P164">((3 + 2) ^ 2 – 15) / 2 * 5</text:p>
          </table:table-cell>
          <table:table-cell table:style-name="Tabla18.A1" office:value-type="string">
            <text:p text:style-name="P167"><text:span text:style-name="T41">5 – 2 &gt; 4 </text:span>AND<text:span text:style-name="T41"> </text:span><text:span text:style-name="T40">NOT</text:span><text:span text:style-name="T41"> 0.5 == 1 / 2</text:span></text:p>
          </table:table-cell>
        </table:table-row>
        <table:table-row table:style-name="Tabla18.2">
          <table:table-cell table:style-name="Tabla18.A1" office:value-type="string">
            <text:p text:style-name="P170"><text:span text:style-name="T42">Dad</text:span>o <text:span text:style-name="T42">x = 1, y = 4, z = 10, pi = 3.14, e = 2.71</text:span></text:p>
            <text:p text:style-name="P165">2 * x + 0.5 + y – 1 / 5 * z</text:p>
            <text:p text:style-name="P166"/>
            <text:p text:style-name="P166"/>
          </table:table-cell>
          <table:table-cell table:style-name="Tabla18.A1" office:value-type="string">
            <text:p text:style-name="P172"><text:span text:style-name="T42">D</text:span>ado <text:span text:style-name="T42">x = 1, y = 4, z = 10, pi = 3.14, e = 2.71</text:span></text:p>
            <text:p text:style-name="P169"><text:span text:style-name="T41">pi * x ^ 2 &gt; y </text:span>OR<text:span text:style-name="T41"> 2 * pi * x &lt;= z</text:span></text:p>
          </table:table-cell>
        </table:table-row>
        <table:table-row table:style-name="Tabla18.2">
          <table:table-cell table:style-name="Tabla18.A1" office:value-type="string">
            <text:p text:style-name="P171">Dadas las siguientes variables y constantes: x = 1, y = 4, z = 10, pi = 3.14, e = 2.71</text:p>
            <text:p text:style-name="P130"/>
            <text:p text:style-name="P165">e ^ (x – 1) / (x * z) / (x / z)</text:p>
          </table:table-cell>
          <table:table-cell table:style-name="Tabla18.A1" office:value-type="string">
            <text:p text:style-name="P168">''Don '' + ''Juan'' == ''Don Juan'' OR ''A'' == ''a''</text:p>
          </table:table-cell>
        </table:table-row>
      </table:table>
      <text:p text:style-name="P131"/>
      <text:p text:style-name="P120"><text:span text:style-name="T38">3</text:span>. Evalúa las siguientes expresiones:</text:p>
      <text:list xml:id="list1569855236" text:style-name="WWNum1">
        <text:list-item>
          <text:p text:style-name="P174">24 % 5</text:p>
        </text:list-item>
        <text:list-item>
          <text:p text:style-name="P176">7 / 2 + 2.5</text:p>
        </text:list-item>
        <text:list-item>
          <text:p text:style-name="P176">10.8 / 2 + 2</text:p>
        </text:list-item>
        <text:list-item>
          <text:p text:style-name="P176">( 4 + 6 ) * 3 + 2 * ( 5 - 1 )</text:p>
        </text:list-item>
        <text:list-item>
          <text:p text:style-name="P176"><text:soft-page-break/>5 / 2 + 17 % 3</text:p>
        </text:list-item>
        <text:list-item>
          <text:p text:style-name="P176">7 &gt;= 5 OR 27 &lt;&gt; 8</text:p>
        </text:list-item>
        <text:list-item>
          <text:p text:style-name="P176">(45 &lt;= 7) OR NOT ( 5 &gt;= 7 )</text:p>
        </text:list-item>
        <text:list-item>
          <text:p text:style-name="P176">27 % 4 + 15 / 4</text:p>
        </text:list-item>
        <text:list-item>
          <text:p text:style-name="P176">37 / 4 * 4 – 2</text:p>
        </text:list-item>
        <text:list-item>
          <text:p text:style-name="P176">(25 &gt;= 7) AND NOT (7 &lt;=2)</text:p>
        </text:list-item>
        <text:list-item>
          <text:p text:style-name="P174">('H' &lt; 'J') AND ('9' &lt;&gt; '7')</text:p>
        </text:list-item>
        <text:list-item>
          <text:p text:style-name="P174">25 &gt; 20 AND 13 &gt; 5</text:p>
        </text:list-item>
        <text:list-item>
          <text:p text:style-name="P174">10 + 4 &lt; 15 - 3 OR 2 * 5 + 1 &gt; 14 – 2 * 2</text:p>
        </text:list-item>
        <text:list-item>
          <text:p text:style-name="P174">4 * 2 &lt;= 8 OR 2 * 2 &lt; 5 AND 4 &gt; 3 + 1</text:p>
        </text:list-item>
        <text:list-item>
          <text:p text:style-name="P175">10 &lt;= 2 * 5 AND 3 &lt; 4 OR NOT (8&gt;7) AND 3 * 2 &lt;= 4 * 2 - 1</text:p>
        </text:list-item>
      </text:list>
      <text:p text:style-name="P132"/>
      <text:p text:style-name="P120"><draw:custom-shape text:anchor-type="paragraph" draw:z-index="3" draw:name="Imagen2" draw:style-name="gr2" draw:text-style-name="P178" svg:width="0.036cm" svg:height="0.036cm" svg:x="-1.376cm" svg:y="0cm"><text:p/><draw:enhanced-geometry draw:mirror-horizontal="false" draw:mirror-vertical="false" svg:viewBox="0 0 21600 21600" draw:type="mso-spt32" draw:enhanced-path="M 0 0 L 21600 21600 N"/></draw:custom-shape><text:span text:style-name="T38">4</text:span>. <text:span text:style-name="T39">Escribe un algoritmo para cambiar la rueda de un coche</text:span>.</text:p>
      <text:p text:style-name="P120"/>
      <text:p text:style-name="P120"><text:span text:style-name="T38">5</text:span>. Escribe un algoritmo para cocinar un plato de pasta.</text:p>
      <text:p text:style-name="P120"/>
      <text:p text:style-name="P173">5. Explica cuál es la diferencia entre una variable y una constante. Pon algunos ejemplos de la vida real.</text:p>
      <text:p text:style-name="P120"/>
      <text:p text:style-name="P120"><text:span text:style-name="T38">6</text:span>. Dado el siguiente algoritmo descrito en forma de ordinograma, explica brevemente qué hace y cuál sería el resultado mostrado si el valor R leído fuera 2.</text:p>
      <text:p text:style-name="P120"/>
      <text:p text:style-name="P120"><draw:g text:anchor-type="as-char" draw:z-index="2" draw:name="Forma2" draw:style-name="gr3"><draw:custom-shape draw:name="Shape 7_1" draw:style-name="gr4" draw:text-style-name="P180" svg:width="2.835cm" svg:height="0.854cm" svg:x="1.205cm" svg:y="0cm"><text:p text:style-name="P179"><text:span text:style-name="T46">INICIO</text:span></text:p><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draw:style-name="gr5" draw:text-style-name="P181" svg:width="0.003cm" svg:height="0.854cm" svg:x="2.623cm" svg:y="0.855cm"><text:p/><draw:enhanced-geometry draw:mirror-horizontal="false" draw:mirror-vertical="false" svg:viewBox="0 0 21600 21600" draw:type="mso-spt32" draw:enhanced-path="M 0 0 L 21600 21600 N"/></draw:custom-shape><draw:custom-shape draw:name="Shape 9_1" draw:style-name="gr6" draw:text-style-name="P183" svg:width="4.283cm" svg:height="0.854cm" svg:x="0.517cm" svg:y="1.755cm"><text:p text:style-name="P182"><text:span text:style-name="T46">Lee valor R</text:span></text:p><draw:enhanced-geometry draw:mirror-horizontal="false" draw:mirror-vertical="false" drawooo:sub-view-size="5 5" draw:text-areas="?f8 0 ?f2 ?f7" svg:viewBox="0 0 0 0" draw:type="ooxml-flowChartInputOutput" draw:enhanced-path="M 0 5 L 1 0 5 0 4 5 Z N"><draw:equation draw:name="f0" draw:formula="logwidth*2/5"/><draw:equation draw:name="f1" draw:formula="logwidth*3/5"/><draw:equation draw:name="f2" draw:formula="logwidth*4/5"/><draw:equation draw:name="f3" draw:formula="logwidth*9/10"/><draw:equation draw:name="f4" draw:formula="logwidth/2"/><draw:equation draw:name="f5" draw:formula="logwidth/10"/><draw:equation draw:name="f6" draw:formula="logheight/2"/><draw:equation draw:name="f7" draw:formula="logheight"/><draw:equation draw:name="f8" draw:formula="logwidth/5"/></draw:enhanced-geometry></draw:custom-shape><draw:custom-shape draw:style-name="gr7" draw:text-style-name="P181" svg:width="0.01cm" svg:height="0.685cm" svg:x="2.66cm" svg:y="2.612cm"><text:p/><draw:enhanced-geometry draw:mirror-horizontal="false" draw:mirror-vertical="false" svg:viewBox="0 0 21600 21600" draw:type="mso-spt32" draw:enhanced-path="M 0 0 L 21600 21600 N"/></draw:custom-shape><draw:custom-shape draw:name="Shape 11_1" draw:style-name="gr8" draw:text-style-name="P183" svg:width="3.229cm" svg:height="0.856cm" svg:x="1.076cm" svg:y="3.339cm"><text:p text:style-name="P182"><text:span text:style-name="T46">A = 3.14 * R * 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181" svg:width="0.003cm" svg:height="0.685cm" svg:x="2.692cm" svg:y="4.198cm"><text:p/><draw:enhanced-geometry draw:mirror-horizontal="false" draw:mirror-vertical="false" svg:viewBox="0 0 21600 21600" draw:type="mso-spt32" draw:enhanced-path="M 0 0 L 21600 21600 N"/></draw:custom-shape><draw:custom-shape draw:name="Shape 13_1" draw:style-name="gr9" draw:text-style-name="P183" svg:width="5.254cm" svg:height="0.854cm" svg:x="0cm" svg:y="4.787cm"><text:p text:style-name="P182"><text:span text:style-name="T46">Muestra valor A</text:span></text:p><draw:enhanced-geometry draw:mirror-horizontal="false" draw:mirror-vertical="false" drawooo:sub-view-size="5 5" draw:text-areas="?f8 0 ?f2 ?f7" svg:viewBox="0 0 0 0" draw:type="ooxml-flowChartInputOutput" draw:enhanced-path="M 0 5 L 1 0 5 0 4 5 Z N"><draw:equation draw:name="f0" draw:formula="logwidth*2/5"/><draw:equation draw:name="f1" draw:formula="logwidth*3/5"/><draw:equation draw:name="f2" draw:formula="logwidth*4/5"/><draw:equation draw:name="f3" draw:formula="logwidth*9/10"/><draw:equation draw:name="f4" draw:formula="logwidth/2"/><draw:equation draw:name="f5" draw:formula="logwidth/10"/><draw:equation draw:name="f6" draw:formula="logheight/2"/><draw:equation draw:name="f7" draw:formula="logheight"/><draw:equation draw:name="f8" draw:formula="logwidth/5"/></draw:enhanced-geometry></draw:custom-shape><draw:custom-shape draw:style-name="gr10" draw:text-style-name="P181" svg:width="0.003cm" svg:height="0.865cm" svg:x="2.628cm" svg:y="5.644cm"><text:p/><draw:enhanced-geometry draw:mirror-horizontal="false" draw:mirror-vertical="false" svg:viewBox="0 0 21600 21600" draw:type="mso-spt32" draw:enhanced-path="M 0 0 L 21600 21600 N"/></draw:custom-shape><draw:custom-shape draw:name="Shape 15_1" draw:style-name="gr4" draw:text-style-name="P180" svg:width="2.835cm" svg:height="0.854cm" svg:x="1.205cm" svg:y="6.511cm"><text:p text:style-name="P179"><text:span text:style-name="T46">FIN</text:span></text:p><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g></text:p>
      <text:p text:style-name="P120"/>
      <text:p text:style-name="Standard"/>
      <text:p text:style-name="P112"/>
      <text:h text:style-name="P26" text:outline-level="7"><text:span text:style-name="T1">EXERCICIS D</text:span><text:span text:style-name="T2">'</text:span><text:span text:style-name="T31">ESTRUCTURES SEQÜENCIALS</text:span><text:span text:style-name="T32"> I CONDICIONALS</text:span></text:h>
      <text:p text:style-name="P75"/>
      <text:list xml:id="list3497983837" text:style-name="L1">
        <text:list-item>
          <text:p text:style-name="P114">Dibuixa un ordinograma que doni els “bon dia”. </text:p>
        </text:list-item>
        <text:list-item>
          <text:p text:style-name="P114">Dibuixeu un ordinograma que calculi i mostri l'àrea d'un quadrat de costat igual a 5. </text:p>
        </text:list-item>
        <text:list-item>
          <text:p text:style-name="P114">Dibuixa un ordinograma que calcula l'àrea d'un quadrat el costat del qual s'introdueix per teclat. </text:p>
        </text:list-item>
        <text:list-item>
          <text:p text:style-name="P114">Dibuixa un ordinograma que llegeixi dos números, calculi i mostri el valor de la suma, la resta, el producte i la divisió. </text:p>
        </text:list-item>
        <text:list-item>
          <text:p text:style-name="P114">Dibuixeu un ordinograma que pren com a dada d'entrada un número que correspon a la longitud d'un radi i ens escriu la longitud de la circumferència, l'àrea del cercle i el volum de l'esfera que corresponen amb aquest radi. </text:p>
        </text:list-item>
        <text:list-item>
          <text:p text:style-name="P114">Dibuixa un ordinograma que, atès el preu d'un article i el preu de venda real, ens mostri el percentatge de descompte realitzat. </text:p>
        </text:list-item>
        <text:list-item>
          <text:p text:style-name="P114">Dibuixa un ordinograma que llegeixi un valor corresponent a una distància en milles marines i escriviu la distància en metres. Sabent que una milla marina equival a 1.852 metres. </text:p>
        </text:list-item>
        <text:list-item>
          <text:p text:style-name="P113"><text:span text:style-name="T23">Dibuixa un ordinograma d'un programa que demana l'edat per teclat i ens mostra el missatge “Ets </text:span><text:span text:style-name="T44">major d'edat</text:span><text:span text:style-name="T23">” si ho som</text:span><text:span text:style-name="T24"> i "Ets menor" si no ho som.</text:span></text:p>
        </text:list-item>
        <text:list-item>
          <text:p text:style-name="P114">Dibuixa un ordinograma d'un programa que demana l'edat per teclat i ens mostra el missatge “ets més gran” o el missatge d'“edat més petita”. </text:p>
        </text:list-item>
        <text:list-item>
          <text:p text:style-name="P114">Dibuixa un ordinograma que llegeix dos números, calcula i mostra el valor de la suma, la resta, el producte i la divisió. (Tingues en compte la divisió per zero). </text:p>
        </text:list-item>
        <text:list-item>
          <text:p text:style-name="P114">Dibuixa l'ordinograma d'un programa que llegeix 2 números i mostra el més gran. </text:p>
        </text:list-item>
        <text:list-item>
          <text:p text:style-name="P114">Dibuixa l'ordinograma d'un programa que llegeix un número i em diu si és positiu o negatiu, considerarem el zero com a positiu. </text:p>
        </text:list-item>
        <text:list-item>
          <text:p text:style-name="P114">Dibuixa un ordinograma d'un programa que llegeix dos números i els visualitza en ordre ascendent. </text:p>
        </text:list-item>
        <text:list-item>
          <text:p text:style-name="P114">Dibuixa un ordinograma que llegeix dos números i ens diu quin és el més gran o si són iguals. </text:p>
        </text:list-item>
        <text:list-item>
          <text:p text:style-name="P114">Dibuixa un ordinograma que llegeixi tres números diferents i ens digui quin és el més gran. </text:p>
        </text:list-item>
        <text:list-item>
          <text:p text:style-name="P114">Dibuixa un ordinograma que llegeixi una qualificació numèrica entre 0 i 10 i la transforma en qualificació alfabètica, escrivint-ne el resultat. </text:p>
        </text:list-item>
      </text:list>
      <text:list xml:id="list741966339" text:style-name="L11">
        <text:list-item>
          <text:p text:style-name="P116">de 0 a &lt;3 Molt Deficient. </text:p>
        </text:list-item>
        <text:list-item>
          <text:p text:style-name="P116">de 3 a &lt;5 Insuficient. </text:p>
        </text:list-item>
        <text:list-item>
          <text:p text:style-name="P116"><text:soft-page-break/>de 5 a &lt;6 Bé. </text:p>
        </text:list-item>
        <text:list-item>
          <text:p text:style-name="P116">de 6 a &lt;9 Notable </text:p>
        </text:list-item>
        <text:list-item>
          <text:p text:style-name="P116">de 9 a 10 Excel·lent </text:p>
        </text:list-item>
      </text:list>
      <text:list xml:id="list172007883373039" text:continue-list="list3497983837" text:style-name="L1">
        <text:list-item>
          <text:p text:style-name="P114">Dibuixa un ordinograma que rep com a dades d<text:span text:style-name="T43">'</text:span>entrada una hora expressada en hores, minuts i segons que ens calcula i escriu l<text:span text:style-name="T43">'</text:span>hora, minuts i segons que seran, transcorregut un segon. </text:p>
        </text:list-item>
        <text:list-item>
          <text:p text:style-name="P114">Dibuixa un ordinograma que calcula el salari net setmanal d'un treballador en funció del nombre d'hores treballades i la taxa d'impostos d'acord amb les hipòtesis següents: </text:p>
        </text:list-item>
      </text:list>
      <text:list xml:id="list3375895058" text:style-name="L15">
        <text:list-item>
          <text:p text:style-name="P117">Les primeres 35 hores es paguen a tarifa normal. </text:p>
        </text:list-item>
        <text:list-item>
          <text:p text:style-name="P117">Les hores que passin de 35 es paguen a 1,5 vegades la tarifa normal. </text:p>
        </text:list-item>
        <text:list-item>
          <text:p text:style-name="P117">Les taxes d'impostos són: </text:p>
        </text:list-item>
        <text:list-item>
          <text:p text:style-name="P117">Els 500 primers euros són lliures d'impostos.</text:p>
        </text:list-item>
        <text:list-item>
          <text:p text:style-name="P117">Els 400 següents tenen un 25% d'impostos. </text:p>
        </text:list-item>
        <text:list-item>
          <text:p text:style-name="P117">La resta un 45% d'impostos. Escriure nom, salari brut, taxes i salari net.</text:p>
        </text:list-item>
      </text:list>
      <text:list xml:id="list172008230371301" text:continue-list="list172007883373039" text:style-name="L1">
        <text:list-item>
          <text:p text:style-name="P95"><text:span text:style-name="T3">Desenvolupeu un programa que demani a l’usuari que introdueixi un preu en € i la quantitat de € que paga. El programa compararà les dues quantitats i escriurà els € que li falten per pagar o bé els que li han de tornar. Ex. Si l’usuari introdueix preu=102€ i paga=150€, el programa li dirà “Sobren 48€”. Si l’usuari introdueix preu=102€ i paga=100€, el programa li dirà “Falten 2€”</text:span><text:span text:style-name="T4">.</text:span></text:p>
        </text:list-item>
        <text:list-item>
          <text:p text:style-name="P95"><text:span text:style-name="T4">Desenvolupem un ajudant infantil per decidir que fer davant un semàfor. El programa demanarà de quin color està el semàfor i segons la resposta recomanarà passar, esperar, o córrer.</text:span></text:p>
        </text:list-item>
      </text:list>
      <text:p text:style-name="P94"><text:span text:style-name="T4"/></text:p>
      <text:p text:style-name="P89"><text:span text:style-name="T3"/></text:p>
      <text:p text:style-name="P94"><text:span text:style-name="T3"/></text:p>
      <text:p text:style-name="P86"/>
      <text:h text:style-name="P30" text:outline-level="7"><text:span text:style-name="T1">EXERCICIS D</text:span><text:span text:style-name="T30">E DIAGRAMES DE FLUX</text:span><text:span text:style-name="T31">: ESTRUCTURES </text:span><text:span text:style-name="T32">ITERATIVES</text:span></text:h>
      <text:list xml:id="list2280967672" text:style-name="L13">
        <text:list-header>
          <text:p text:style-name="P85"/>
        </text:list-header>
        <text:list-item>
          <text:p text:style-name="P85">Dibuixa un ordinograma d'un programa que mostri per pantalla els 20 primers números naturals (1, 2, 3,…., 20). <text:s text:c="2"/></text:p>
        </text:list-item>
        <text:list-item>
          <text:p text:style-name="P85">Dibuixa un ordinograma d'un programa que mostri els números parells compresos entre l'1 i el 200. Per fer-ho utilitza un comptador i suma de 2 en 2.</text:p>
        </text:list-item>
        <text:list-item>
          <text:p text:style-name="P85">Dibuixa un ordinograma d'un programa que mostri els números parells compresos entre l'1 i el 200. Aquest cop utilitza un comptador sumant d'1 en 1.</text:p>
        </text:list-item>
        <text:list-item>
          <text:p text:style-name="P85"><text:s/>Dibuixa un ordinograma d'un programa que mostri els números des de l'1 fins a un número N que s'introduirà per teclat.</text:p>
        </text:list-item>
        <text:list-item>
          <text:p text:style-name="P85">Dibuixa un ordinograma d'un programa que llegeixi un nombre positiu N i calculeu i visualitzeu el vostre factorial N! Sent el factorial:</text:p>
        </text:list-item>
      </text:list>
      <text:p text:style-name="P111"><text:s text:c="11"/>0! = 1</text:p>
      <text:p text:style-name="P110"><text:s text:c="11"/>1! = 1</text:p>
      <text:p text:style-name="P110"><text:s text:c="11"/>2! = 2*1</text:p>
      <text:p text:style-name="P110"><text:s text:c="11"/>3! = 3 * 2* 1</text:p>
      <text:p text:style-name="P110"><text:s text:c="11"/>N! = N * (N-1) * (N-2) * … * 1</text:p>
      <text:list xml:id="list172007523636916" text:continue-numbering="true" text:style-name="L13">
        <text:list-item>
          <text:p text:style-name="P85">Dibuixa un ordinograma d'un programa que llegeixi 100 números no nuls i després mostri un missatge de si heu llegit algun número negatiu o no.</text:p>
        </text:list-item>
        <text:list-item>
          <text:p text:style-name="P85"><text:s/>Dibuixa un ordinograma d'un programa que llegeixi 100 números no nuls i després mostri un missatge indicant quants són positius i quants negatius.</text:p>
        </text:list-item>
        <text:list-item>
          <text:p text:style-name="P85"><text:s/>Dibuixa un ordinograma d'un programa que llegeixi una seqüència de nombres no nuls fins que s'introdueixi un 0, i després mostri si heu llegit algun nombre negatiu, quants positius i quants negatius.</text:p>
        </text:list-item>
        <text:list-item>
          <text:p text:style-name="P85"><text:s/>Dibuixa un ordinograma d'un programa que calcula i escriu la suma i el producte dels primers 10 nombres naturals.</text:p>
        </text:list-item>
        <text:list-item>
          <text:p text:style-name="P85">Dibuixa un ordinograma d'un programa que llegeix una seqüència de notes (amb valors de 0 a 10) que acaba amb el valor -1 i ens diu si hi va haver o no alguna nota amb valor 10. <text:s text:c="3"/></text:p>
        </text:list-item>
        <text:list-item>
          <text:p text:style-name="P85">Dibuixa un ordinograma d'un programa que suma independentment els parells i els imparells dels números compresos entre 100 i 200, i després mostra per pantalla les dues sumes.</text:p>
        </text:list-item>
        <text:list-item>
          <text:p text:style-name="P85">Dibuixa un ordinograma d'un programa que calculi el valor A elevat a B (A^B) sense fer ús de l'operador de potència (^), i A i B són valors introduïts per teclat, i després mostri el resultat per pantalla. <text:s text:c="3"/></text:p>
        </text:list-item>
        <text:list-item>
          <text:p text:style-name="P85"><text:s/>Dibuixa un ordinograma d'un programa on l'usuari pensa un número de l'1 al 100 i l'ordinador intenta endevinar-lo. És a dir, l'ordinador anirà proposant números una vegada i una altra fins a endevinar-lo (l'usuari haurà d'indicar-li a l'ordinador si és més gran, menor o igual al número que ha pensat). <text:s text:c="2"/></text:p>
        </text:list-item>
        <text:list-item>
          <text:p text:style-name="P85">Dibuixa un ordinograma d'un programa que donada una quantitat d'euros que l'usuari introdueix per teclat (múltiple de 5 €) mostrarà els bitllets de cada tipus que seran necessaris per assolir aquesta quantitat (utilitzant bitllets de 500, 200, 100, 50) , 20, 10 i 5). Cal indicar el mínim de bitllets possible. Per exemple, si l'usuari introdueix 145 el programa indicarà que caldrà 1 bitllet de 100 €, 2 bitllets de 20 € i 1 bitllet de 5 € (no serà vàlid per exemple 29 bitllets de 5, que encara que sumi 145 € no és el mínim nombre de bitllets possible).</text:p>
        </text:list-item>
      </text:list>
      <text:p text:style-name="P86"/>
      <text:p text:style-name="P86"/>
      <text:p text:style-name="Standard"/>
      <text:p text:style-name="Standard"/>
      <text:p text:style-name="Standard"><text:soft-page-break/></text:p>
      <text:h text:style-name="P24" text:outline-level="7">EXERCICIS DE LLENGUATGE C</text:h>
      <text:h text:style-name="P19" text:outline-level="3">Exercicis de comprensió del llenguatge C</text:h>
      <text:list xml:id="list431276264" text:style-name="WW8Num17">
        <text:list-item>
          <text:p text:style-name="P54">Executeu i compareu els següents dos codis:</text:p>
        </text:list-item>
      </text:list>
      <text:p text:style-name="P47">(Aquests programes il·lustren els problemes quan es llegeixen caràcters i enters successivament)</text:p>
      <text:p text:style-name="P37"/>
      <table:table table:name="Tabla4" table:style-name="Tabla4">
        <table:table-column table:style-name="Tabla4.A"/>
        <table:table-column table:style-name="Tabla4.B"/>
        <table:table-column table:style-name="Tabla4.A"/>
        <table:table-row table:style-name="Tabla4.1">
          <table:table-cell table:style-name="Tabla4.A1" office:value-type="string">
            <text:p text:style-name="P40">/* Codi 1 */</text:p>
            <text:p text:style-name="P40">#include&lt;stdio.h&gt;</text:p>
            <text:p text:style-name="P40">int main() {</text:p>
            <text:p text:style-name="P40"><text:span text:style-name="T25"><text:s text:c="3"/></text:span>int n; char c;</text:p>
            <text:p text:style-name="P40"><text:span text:style-name="T25"><text:s text:c="3"/></text:span>printf("Introdueix número: ");</text:p>
            <text:p text:style-name="P40"><text:span text:style-name="T25"><text:s text:c="3"/></text:span>scanf("%i", &amp;n);</text:p>
            <text:p text:style-name="P40"><text:span text:style-name="T25"><text:s text:c="3"/></text:span>printf("Introdueix caràcter: ");</text:p>
            <text:p text:style-name="P40"><text:span text:style-name="T25"><text:s text:c="3"/></text:span>scanf("%c", &amp;c);</text:p>
            <text:p text:style-name="P40"><text:span text:style-name="T25"><text:s text:c="3"/></text:span>printf("\nHas introduït '%i' i '%c'\n", n, c);</text:p>
            <text:p text:style-name="P40"><text:span text:style-name="T25"><text:s text:c="3"/></text:span>return 0;</text:p>
            <text:p text:style-name="P40">}</text:p>
          </table:table-cell>
          <table:table-cell table:style-name="Tabla4.B1" office:value-type="string">
            <text:p text:style-name="P39"/>
          </table:table-cell>
          <table:table-cell table:style-name="Tabla4.A1" office:value-type="string">
            <text:p text:style-name="P40">/* Codi 2 */</text:p>
            <text:p text:style-name="P40">#include&lt;stdio.h&gt;</text:p>
            <text:p text:style-name="P40">int main() {</text:p>
            <text:p text:style-name="P40"><text:span text:style-name="T25"><text:s text:c="3"/></text:span>int n; char c;</text:p>
            <text:p text:style-name="P40"><text:span text:style-name="T25"><text:s text:c="3"/></text:span>printf("Introdueix número: ");</text:p>
            <text:p text:style-name="P40"><text:span text:style-name="T25"><text:s text:c="3"/></text:span>scanf("%i", &amp;n);</text:p>
            <text:p text:style-name="P40"><text:span text:style-name="T25"><text:s text:c="3"/></text:span>printf("Introdueix caràcter: ");</text:p>
            <text:p text:style-name="P40"><text:span text:style-name="T25"><text:s text:c="3"/></text:span>scanf("\n%c", &amp;c);</text:p>
            <text:p text:style-name="P40"><text:span text:style-name="T25"><text:s text:c="3"/></text:span>printf("\nHas introduït '%i' i '%c'\n", n, c);</text:p>
            <text:p text:style-name="P40"><text:span text:style-name="T25"><text:s text:c="3"/></text:span>return 0;</text:p>
            <text:p text:style-name="P40">}</text:p>
          </table:table-cell>
        </table:table-row>
      </table:table>
      <text:p text:style-name="P37"/>
      <text:list xml:id="list172007354061361" text:continue-numbering="true" text:style-name="WW8Num17">
        <text:list-item>
          <text:p text:style-name="P54">Considereu el següent codi en C. </text:p>
        </text:list-item>
      </text:list>
      <text:p text:style-name="P64"/>
      <table:table table:name="Tabla5" table:style-name="Tabla5">
        <table:table-column table:style-name="Tabla5.A"/>
        <table:table-column table:style-name="Tabla5.B"/>
        <table:table-row table:style-name="Tabla5.1">
          <table:table-cell table:style-name="Tabla5.A1" office:value-type="string">
            <text:p text:style-name="P40">/* Programa: exC02.c</text:p>
            <text:p text:style-name="P40">Aquest programa té com a objectiu el servir de codi per comprovar els coneixements de C</text:p>
            <text:p text:style-name="P40">*/</text:p>
            <text:p text:style-name="P40">#include &lt;stdio.h&gt;</text:p>
            <text:p text:style-name="P40">int main() {</text:p>
            <text:p text:style-name="P40"><text:span text:style-name="T25"><text:s text:c="3"/></text:span>int x, y;</text:p>
            <text:p text:style-name="P40"><text:span text:style-name="T25"><text:s text:c="3"/></text:span>scanf("%i", &amp;x);</text:p>
            <text:p text:style-name="P40"><text:span text:style-name="T25"><text:s text:c="3"/></text:span>if (x &gt; 3)</text:p>
            <text:p text:style-name="P40"><text:span text:style-name="T25"><text:s text:c="5"/></text:span>if (x == 2)</text:p>
            <text:p text:style-name="P40"><text:span text:style-name="T25"><text:s text:c="7"/></text:span>y = 10;</text:p>
            <text:p text:style-name="P40"><text:span text:style-name="T25"><text:s text:c="4"/></text:span>else if (x &lt; 5)</text:p>
            <text:p text:style-name="P40"><text:span text:style-name="T25"><text:s text:c="7"/></text:span>y = x;</text:p>
            <text:p text:style-name="P40"><text:span text:style-name="T25"><text:s text:c="4"/></text:span>else</text:p>
            <text:p text:style-name="P40"><text:span text:style-name="T25"><text:s text:c="7"/></text:span>y = 0;</text:p>
            <text:p text:style-name="P40"><text:span text:style-name="T25"><text:s text:c="4"/></text:span>else</text:p>
            <text:p text:style-name="P40"><text:span text:style-name="T25"><text:s text:c="6"/></text:span>y = x - 2;</text:p>
            <text:p text:style-name="P40"><text:span text:style-name="T25"><text:s text:c="2"/></text:span>printf("\nx=%i\ty=%i", x, y);</text:p>
            <text:p text:style-name="P40"><text:span text:style-name="T25"><text:s text:c="2"/></text:span>printf("\n");</text:p>
            <text:p text:style-name="P40"><text:span text:style-name="T25"><text:s text:c="2"/></text:span>return 0;</text:p>
            <text:p text:style-name="P40">}</text:p>
          </table:table-cell>
          <table:table-cell table:style-name="Tabla5.B1" office:value-type="string">
            <text:p text:style-name="P35">Completeu la següent taula de valors:</text:p>
            <text:p text:style-name="P40"/>
            <table:table table:name="Tabla6" table:style-name="Tabla6">
              <table:table-column table:style-name="Tabla6.A"/>
              <table:table-column table:style-name="Tabla6.B"/>
              <table:table-column table:style-name="Tabla6.A" table:number-columns-repeated="2"/>
              <table:table-column table:style-name="Tabla6.E"/>
              <table:table-column table:style-name="Tabla6.A" table:number-columns-repeated="2"/>
              <table:table-column table:style-name="Tabla6.H"/>
              <table:table-row table:style-name="Tabla6.1">
                <table:table-cell table:style-name="Tabla6.A1" office:value-type="string">
                  <text:p text:style-name="P43">x</text:p>
                </table:table-cell>
                <table:table-cell table:style-name="Tabla6.B1" office:value-type="string">
                  <text:p text:style-name="P42">-1</text:p>
                </table:table-cell>
                <table:table-cell table:style-name="Tabla6.C1" office:value-type="string">
                  <text:p text:style-name="P42">0</text:p>
                </table:table-cell>
                <table:table-cell table:style-name="Tabla6.D1" office:value-type="string">
                  <text:p text:style-name="P42">2</text:p>
                </table:table-cell>
                <table:table-cell table:style-name="Tabla6.E1" office:value-type="string">
                  <text:p text:style-name="P41"/>
                </table:table-cell>
                <table:table-cell table:style-name="Tabla6.F1" office:value-type="string">
                  <text:p text:style-name="P41"/>
                </table:table-cell>
                <table:table-cell table:style-name="Tabla6.G1" office:value-type="string">
                  <text:p text:style-name="P42">5</text:p>
                </table:table-cell>
                <table:table-cell table:style-name="Tabla6.H1" office:value-type="string">
                  <text:p text:style-name="P42">28</text:p>
                </table:table-cell>
              </table:table-row>
              <table:table-row table:style-name="Tabla6.1">
                <table:table-cell table:style-name="Tabla6.A1" office:value-type="string">
                  <text:p text:style-name="P43">y</text:p>
                </table:table-cell>
                <table:table-cell table:style-name="Tabla6.B2" office:value-type="string">
                  <text:p text:style-name="P41"/>
                </table:table-cell>
                <table:table-cell table:style-name="Tabla6.C2" office:value-type="string">
                  <text:p text:style-name="P41"/>
                </table:table-cell>
                <table:table-cell table:style-name="Tabla6.D2" office:value-type="string">
                  <text:p text:style-name="P41"/>
                </table:table-cell>
                <table:table-cell table:style-name="Tabla6.E2" office:value-type="string">
                  <text:p text:style-name="P42">10</text:p>
                </table:table-cell>
                <table:table-cell table:style-name="Tabla6.F2" office:value-type="string">
                  <text:p text:style-name="P42">4</text:p>
                </table:table-cell>
                <table:table-cell table:style-name="Tabla6.G2" office:value-type="string">
                  <text:p text:style-name="P41"/>
                </table:table-cell>
                <table:table-cell table:style-name="Tabla6.H2" office:value-type="string">
                  <text:p text:style-name="P41"/>
                </table:table-cell>
              </table:table-row>
            </table:table>
            <text:p text:style-name="P40"/>
          </table:table-cell>
        </table:table-row>
      </table:table>
      <text:p text:style-name="P47"/>
      <text:p text:style-name="P49">Resultats:</text:p>
      <table:table table:name="Tabla10" table:style-name="Tabla10">
        <table:table-column table:style-name="Tabla10.A"/>
        <table:table-column table:style-name="Tabla10.B" table:number-columns-repeated="2"/>
        <table:table-column table:style-name="Tabla10.A"/>
        <table:table-column table:style-name="Tabla10.E"/>
        <table:table-column table:style-name="Tabla10.A" table:number-columns-repeated="2"/>
        <table:table-column table:style-name="Tabla10.H"/>
        <table:table-row table:style-name="Tabla10.1">
          <table:table-cell table:style-name="Tabla10.A1" office:value-type="string">
            <text:p text:style-name="P44">x</text:p>
          </table:table-cell>
          <table:table-cell table:style-name="Tabla10.B1" office:value-type="string">
            <text:p text:style-name="P45">-1</text:p>
          </table:table-cell>
          <table:table-cell table:style-name="Tabla10.C1" office:value-type="string">
            <text:p text:style-name="P45">0</text:p>
          </table:table-cell>
          <table:table-cell table:style-name="Tabla10.D1" office:value-type="string">
            <text:p text:style-name="P45">2</text:p>
          </table:table-cell>
          <table:table-cell table:style-name="Tabla10.E1" office:value-type="string">
            <text:p text:style-name="P45">mai</text:p>
          </table:table-cell>
          <table:table-cell table:style-name="Tabla10.F1" office:value-type="string">
            <text:p text:style-name="P45">4</text:p>
          </table:table-cell>
          <table:table-cell table:style-name="Tabla10.G1" office:value-type="string">
            <text:p text:style-name="P45">5</text:p>
          </table:table-cell>
          <table:table-cell table:style-name="Tabla10.H1" office:value-type="string">
            <text:p text:style-name="P45">28</text:p>
          </table:table-cell>
        </table:table-row>
        <table:table-row table:style-name="Tabla10.1">
          <table:table-cell table:style-name="Tabla10.A1" office:value-type="string">
            <text:p text:style-name="P44">y</text:p>
          </table:table-cell>
          <table:table-cell table:style-name="Tabla10.B2" office:value-type="string">
            <text:p text:style-name="P45">-3</text:p>
          </table:table-cell>
          <table:table-cell table:style-name="Tabla10.C2" office:value-type="string">
            <text:p text:style-name="P45">-2</text:p>
          </table:table-cell>
          <table:table-cell table:style-name="Tabla10.D2" office:value-type="string">
            <text:p text:style-name="P45">0</text:p>
          </table:table-cell>
          <table:table-cell table:style-name="Tabla10.E2" office:value-type="string">
            <text:p text:style-name="P45">10</text:p>
          </table:table-cell>
          <table:table-cell table:style-name="Tabla10.F2" office:value-type="string">
            <text:p text:style-name="P45">4</text:p>
          </table:table-cell>
          <table:table-cell table:style-name="Tabla10.G2" office:value-type="string">
            <text:p text:style-name="P45">0</text:p>
          </table:table-cell>
          <table:table-cell table:style-name="Tabla10.H2" office:value-type="string">
            <text:p text:style-name="P45">0</text:p>
          </table:table-cell>
        </table:table-row>
      </table:table>
      <text:list xml:id="list172007068476060" text:continue-numbering="true" text:style-name="WW8Num17">
        <text:list-item>
          <text:p text:style-name="P54">Considereu el següent programa.</text:p>
        </text:list-item>
      </text:list>
      <text:p text:style-name="P64"/>
      <table:table table:name="Tabla11" table:style-name="Tabla11">
        <table:table-column table:style-name="Tabla11.A"/>
        <table:table-column table:style-name="Tabla11.B"/>
        <table:table-row table:style-name="Tabla11.1">
          <table:table-cell table:style-name="Tabla11.A1" office:value-type="string">
            <text:p text:style-name="P40">/* Programa: exC03.c</text:p>
            <text:p text:style-name="P40">Aquest programa té com a objectiu el servir de codi per comprovar els coneixements de C*/</text:p>
            <text:p text:style-name="P40">#include &lt;stdio.h&gt;</text:p>
            <text:p text:style-name="P40"><text:soft-page-break/>int main(){</text:p>
            <text:p text:style-name="P40"><text:span text:style-name="T25"><text:s text:c="3"/></text:span>int x, y, z;</text:p>
            <text:p text:style-name="P40"><text:span text:style-name="T25"><text:s text:c="3"/></text:span>scanf("%i", &amp;x);</text:p>
            <text:p text:style-name="P40"><text:span text:style-name="T25"><text:s text:c="3"/></text:span>z = x * x;</text:p>
            <text:p text:style-name="P40"><text:span text:style-name="T25"><text:s text:c="3"/></text:span>y = z - x;</text:p>
            <text:p text:style-name="P40"><text:span text:style-name="T25"><text:s text:c="3"/></text:span>if (x &gt; 3 || x &lt; 9) {</text:p>
            <text:p text:style-name="P40"><text:span text:style-name="T25"><text:s text:c="6"/></text:span>if (z == 4) </text:p>
            <text:p text:style-name="P40"><text:span text:style-name="T25"><text:s text:c="9"/></text:span>y--;</text:p>
            <text:p text:style-name="P40"><text:span text:style-name="T25"><text:s text:c="6"/></text:span>if (x &gt; 1)</text:p>
            <text:p text:style-name="P40"><text:span text:style-name="T25"><text:s text:c="9"/></text:span>y = y*2;</text:p>
            <text:p text:style-name="P40"><text:span text:style-name="T25"><text:s text:c="6"/></text:span>y = z + y;</text:p>
            <text:p text:style-name="P40"><text:span text:style-name="T25"><text:s text:c="6"/></text:span>if (y &gt; 15)</text:p>
            <text:p text:style-name="P40"><text:span text:style-name="T25"><text:s text:c="9"/></text:span>z = x;</text:p>
            <text:p text:style-name="P40"><text:span text:style-name="T25"><text:s text:c="6"/></text:span>else</text:p>
            <text:p text:style-name="P40"><text:span text:style-name="T25"><text:s text:c="9"/></text:span>z = 0;</text:p>
            <text:p text:style-name="P40"><text:span text:style-name="T25"><text:s text:c="3"/></text:span>} else {</text:p>
            <text:p text:style-name="P40"><text:span text:style-name="T25"><text:s text:c="6"/></text:span>y = -100;</text:p>
            <text:p text:style-name="P40"><text:span text:style-name="T25"><text:s text:c="6"/></text:span>z = -100;</text:p>
            <text:p text:style-name="P40"><text:span text:style-name="T25"><text:s text:c="3"/></text:span>}</text:p>
            <text:p text:style-name="P40"><text:span text:style-name="T25"><text:s text:c="3"/></text:span>printf("\nx=%i\ty=%i\tz=%i", x, y, z);</text:p>
            <text:p text:style-name="P40"><text:span text:style-name="T25"><text:s text:c="3"/></text:span>printf("\n");</text:p>
            <text:p text:style-name="P40"><text:span text:style-name="T25"><text:s text:c="3"/></text:span>return 0;</text:p>
            <text:p text:style-name="P40">}</text:p>
          </table:table-cell>
          <table:table-cell table:style-name="Tabla11.B1" office:value-type="string">
            <text:p text:style-name="P35">Completeu la següent taula de valors:</text:p>
            <text:p text:style-name="P40"/>
            <table:table table:name="Tabla12" table:style-name="Tabla12">
              <table:table-column table:style-name="Tabla12.A"/>
              <table:table-column table:style-name="Tabla12.B"/>
              <table:table-column table:style-name="Tabla12.C"/>
              <table:table-column table:style-name="Tabla12.A" table:number-columns-repeated="4"/>
              <table:table-column table:style-name="Tabla12.H"/>
              <table:table-row table:style-name="Tabla12.1">
                <table:table-cell table:style-name="Tabla12.A1" office:value-type="string">
                  <text:p text:style-name="P43"><text:soft-page-break/>x</text:p>
                </table:table-cell>
                <table:table-cell table:style-name="Tabla12.B1" office:value-type="string">
                  <text:p text:style-name="P41"/>
                </table:table-cell>
                <table:table-cell table:style-name="Tabla12.C1" office:value-type="string">
                  <text:p text:style-name="P42">-2</text:p>
                </table:table-cell>
                <table:table-cell table:style-name="Tabla12.D1" office:value-type="string">
                  <text:p text:style-name="P42">0</text:p>
                </table:table-cell>
                <table:table-cell table:style-name="Tabla12.E1" office:value-type="string">
                  <text:p text:style-name="P42">1</text:p>
                </table:table-cell>
                <table:table-cell table:style-name="Tabla12.F1" office:value-type="string">
                  <text:p text:style-name="P42">2</text:p>
                </table:table-cell>
                <table:table-cell table:style-name="Tabla12.G1" office:value-type="string">
                  <text:p text:style-name="P42">3</text:p>
                </table:table-cell>
                <table:table-cell table:style-name="Tabla12.H1" office:value-type="string">
                  <text:p text:style-name="P42">4</text:p>
                </table:table-cell>
              </table:table-row>
              <table:table-row table:style-name="Tabla12.1">
                <table:table-cell table:style-name="Tabla12.A1" office:value-type="string">
                  <text:p text:style-name="P43">y</text:p>
                </table:table-cell>
                <table:table-cell table:style-name="Tabla12.B2" office:value-type="string">
                  <text:p text:style-name="P42">-100</text:p>
                </table:table-cell>
                <table:table-cell table:style-name="Tabla12.C2" office:value-type="string">
                  <text:p text:style-name="P41"/>
                </table:table-cell>
                <table:table-cell table:style-name="Tabla12.D2" office:value-type="string">
                  <text:p text:style-name="P41"/>
                </table:table-cell>
                <table:table-cell table:style-name="Tabla12.E2" office:value-type="string">
                  <text:p text:style-name="P41"/>
                </table:table-cell>
                <table:table-cell table:style-name="Tabla12.F2" office:value-type="string">
                  <text:p text:style-name="P41"/>
                </table:table-cell>
                <table:table-cell table:style-name="Tabla12.G2" office:value-type="string">
                  <text:p text:style-name="P41"/>
                </table:table-cell>
                <table:table-cell table:style-name="Tabla12.H2" office:value-type="string">
                  <text:p text:style-name="P41"/>
                </table:table-cell>
              </table:table-row>
              <table:table-row table:style-name="Tabla12.1">
                <table:table-cell table:style-name="Tabla12.A1" office:value-type="string">
                  <text:p text:style-name="P43">z</text:p>
                </table:table-cell>
                <table:table-cell table:style-name="Tabla12.B3" office:value-type="string">
                  <text:p text:style-name="P42">-100</text:p>
                </table:table-cell>
                <table:table-cell table:style-name="Tabla12.C3" office:value-type="string">
                  <text:p text:style-name="P41"/>
                </table:table-cell>
                <table:table-cell table:style-name="Tabla12.D3" office:value-type="string">
                  <text:p text:style-name="P41"/>
                </table:table-cell>
                <table:table-cell table:style-name="Tabla12.E3" office:value-type="string">
                  <text:p text:style-name="P41"/>
                </table:table-cell>
                <table:table-cell table:style-name="Tabla12.F3" office:value-type="string">
                  <text:p text:style-name="P41"/>
                </table:table-cell>
                <table:table-cell table:style-name="Tabla12.G3" office:value-type="string">
                  <text:p text:style-name="P41"/>
                </table:table-cell>
                <table:table-cell table:style-name="Tabla12.H3" office:value-type="string">
                  <text:p text:style-name="P41"/>
                </table:table-cell>
              </table:table-row>
            </table:table>
            <text:p text:style-name="P40"/>
            <text:p text:style-name="P40"/>
          </table:table-cell>
        </table:table-row>
      </table:table>
      <text:p text:style-name="P49">Resultats:</text:p>
      <table:table table:name="Tabla13" table:style-name="Tabla13">
        <table:table-column table:style-name="Tabla13.A"/>
        <table:table-column table:style-name="Tabla13.B"/>
        <table:table-column table:style-name="Tabla13.C"/>
        <table:table-column table:style-name="Tabla13.A" table:number-columns-repeated="3"/>
        <table:table-column table:style-name="Tabla13.G"/>
        <table:table-column table:style-name="Tabla13.H"/>
        <table:table-row table:style-name="Tabla13.1">
          <table:table-cell table:style-name="Tabla13.A1" office:value-type="string">
            <text:p text:style-name="P44">x</text:p>
          </table:table-cell>
          <table:table-cell table:style-name="Tabla13.B1" office:value-type="string">
            <text:p text:style-name="P45">mai</text:p>
          </table:table-cell>
          <table:table-cell table:style-name="Tabla13.C1" office:value-type="string">
            <text:p text:style-name="P45">-2</text:p>
          </table:table-cell>
          <table:table-cell table:style-name="Tabla13.D1" office:value-type="string">
            <text:p text:style-name="P45">0</text:p>
          </table:table-cell>
          <table:table-cell table:style-name="Tabla13.E1" office:value-type="string">
            <text:p text:style-name="P45">1</text:p>
          </table:table-cell>
          <table:table-cell table:style-name="Tabla13.F1" office:value-type="string">
            <text:p text:style-name="P45">2</text:p>
          </table:table-cell>
          <table:table-cell table:style-name="Tabla13.G1" office:value-type="string">
            <text:p text:style-name="P45">3</text:p>
          </table:table-cell>
          <table:table-cell table:style-name="Tabla13.H1" office:value-type="string">
            <text:p text:style-name="P45">4</text:p>
          </table:table-cell>
        </table:table-row>
        <table:table-row table:style-name="Tabla13.1">
          <table:table-cell table:style-name="Tabla13.A1" office:value-type="string">
            <text:p text:style-name="P44">y</text:p>
          </table:table-cell>
          <table:table-cell table:style-name="Tabla13.B2" office:value-type="string">
            <text:p text:style-name="P45">-100</text:p>
          </table:table-cell>
          <table:table-cell table:style-name="Tabla13.C2" office:value-type="string">
            <text:p text:style-name="P45">9</text:p>
          </table:table-cell>
          <table:table-cell table:style-name="Tabla13.D2" office:value-type="string">
            <text:p text:style-name="P45">0</text:p>
          </table:table-cell>
          <table:table-cell table:style-name="Tabla13.E2" office:value-type="string">
            <text:p text:style-name="P45">1</text:p>
          </table:table-cell>
          <table:table-cell table:style-name="Tabla13.F2" office:value-type="string">
            <text:p text:style-name="P45">6</text:p>
          </table:table-cell>
          <table:table-cell table:style-name="Tabla13.G2" office:value-type="string">
            <text:p text:style-name="P45">21</text:p>
          </table:table-cell>
          <table:table-cell table:style-name="Tabla13.H2" office:value-type="string">
            <text:p text:style-name="P45">40</text:p>
          </table:table-cell>
        </table:table-row>
        <table:table-row table:style-name="Tabla13.1">
          <table:table-cell table:style-name="Tabla13.A1" office:value-type="string">
            <text:p text:style-name="P44">z</text:p>
          </table:table-cell>
          <table:table-cell table:style-name="Tabla13.B3" office:value-type="string">
            <text:p text:style-name="P45">-100</text:p>
          </table:table-cell>
          <table:table-cell table:style-name="Tabla13.C3" office:value-type="string">
            <text:p text:style-name="P45">0</text:p>
          </table:table-cell>
          <table:table-cell table:style-name="Tabla13.D3" office:value-type="string">
            <text:p text:style-name="P45">0</text:p>
          </table:table-cell>
          <table:table-cell table:style-name="Tabla13.E3" office:value-type="string">
            <text:p text:style-name="P45">0</text:p>
          </table:table-cell>
          <table:table-cell table:style-name="Tabla13.F3" office:value-type="string">
            <text:p text:style-name="P45">0</text:p>
          </table:table-cell>
          <table:table-cell table:style-name="Tabla13.G3" office:value-type="string">
            <text:p text:style-name="P45">3</text:p>
          </table:table-cell>
          <table:table-cell table:style-name="Tabla13.H3" office:value-type="string">
            <text:p text:style-name="P45">4</text:p>
          </table:table-cell>
        </table:table-row>
      </table:table>
      <text:p text:style-name="P37"/>
      <text:list xml:id="list172008469327503" text:continue-numbering="true" text:style-name="WW8Num17">
        <text:list-item>
          <text:p text:style-name="P54">Considereu el següent programa</text:p>
        </text:list-item>
      </text:list>
      <text:p text:style-name="P64"/>
      <table:table table:name="Tabla14" table:style-name="Tabla14">
        <table:table-column table:style-name="Tabla14.A"/>
        <table:table-column table:style-name="Tabla14.B"/>
        <table:table-row table:style-name="Tabla14.1">
          <table:table-cell table:style-name="Tabla14.A1" office:value-type="string">
            <text:p text:style-name="P40">/* Programa: exC04.c</text:p>
            <text:p text:style-name="P40">Aquest programa té com a objectiu el servir de codi per comprovar</text:p>
            <text:p text:style-name="P40">els coneixements de C*/</text:p>
            <text:p text:style-name="P40">#include &lt;stdio.h&gt;</text:p>
            <text:p text:style-name="P40">int main(){</text:p>
            <text:p text:style-name="P40"><text:span text:style-name="T25"><text:s text:c="3"/></text:span>int x, y, z, t;</text:p>
            <text:p text:style-name="P40"><text:span text:style-name="T25"><text:s text:c="3"/></text:span>scanf("%i", &amp;x);</text:p>
            <text:p text:style-name="P40"><text:span text:style-name="T25"><text:s text:c="3"/></text:span>scanf("%i", &amp;y);</text:p>
            <text:p text:style-name="P40"><text:span text:style-name="T25"><text:s text:c="3"/></text:span>scanf("%i", &amp;z);</text:p>
            <text:p text:style-name="P40"><text:span text:style-name="T25"><text:s text:c="3"/></text:span>if (x == 1 &amp;&amp; (y &lt; 10 || z == 4))</text:p>
            <text:p text:style-name="P40"><text:span text:style-name="T25"><text:s text:c="6"/></text:span>t = 0;</text:p>
            <text:p text:style-name="P40"><text:span text:style-name="T25"><text:s text:c="3"/></text:span>else {</text:p>
            <text:p text:style-name="P40"><text:span text:style-name="T25"><text:s text:c="6"/></text:span>t = 100;</text:p>
            <text:p text:style-name="P40"><text:span text:style-name="T25"><text:s text:c="6"/></text:span>if ( x != 2 &amp;&amp; !(y == 4 &amp;&amp; z == 5))</text:p>
            <text:p text:style-name="P40"><text:span text:style-name="T25"><text:s text:c="6"/></text:span>t = 50;</text:p>
            <text:p text:style-name="P40"><text:span text:style-name="T25"><text:s text:c="3"/></text:span>}</text:p>
            <text:p text:style-name="P40"><text:span text:style-name="T25"><text:s text:c="3"/></text:span>printf("\nx=%i\ty=%i\tz=%i\tt=%i", x, y, z, t);</text:p>
            <text:p text:style-name="P40"><text:span text:style-name="T25"><text:s text:c="3"/></text:span>printf("\n");</text:p>
            <text:p text:style-name="P40"><text:span text:style-name="T25"><text:s text:c="3"/></text:span>return 0;</text:p>
            <text:p text:style-name="P40">}</text:p>
          </table:table-cell>
          <table:table-cell table:style-name="Tabla14.B1" office:value-type="string">
            <text:p text:style-name="P35">Completeu la següent taula de valors:</text:p>
            <text:p text:style-name="P40"/>
            <text:p text:style-name="P40"/>
            <table:table table:name="Tabla15" table:style-name="Tabla15">
              <table:table-column table:style-name="Tabla15.A" table:number-columns-repeated="2"/>
              <table:table-column table:style-name="Tabla15.C" table:number-columns-repeated="2"/>
              <table:table-column table:style-name="Tabla15.A" table:number-columns-repeated="3"/>
              <table:table-column table:style-name="Tabla15.H"/>
              <table:table-row table:style-name="Tabla15.1">
                <table:table-cell table:style-name="Tabla15.A1" office:value-type="string">
                  <text:p text:style-name="P43">x</text:p>
                </table:table-cell>
                <table:table-cell table:style-name="Tabla15.B1" office:value-type="string">
                  <text:p text:style-name="P42">1</text:p>
                </table:table-cell>
                <table:table-cell table:style-name="Tabla15.C1" office:value-type="string">
                  <text:p text:style-name="P42">1</text:p>
                </table:table-cell>
                <table:table-cell table:style-name="Tabla15.D1" office:value-type="string">
                  <text:p text:style-name="P42">1</text:p>
                </table:table-cell>
                <table:table-cell table:style-name="Tabla15.E1" office:value-type="string">
                  <text:p text:style-name="P42">2</text:p>
                </table:table-cell>
                <table:table-cell table:style-name="Tabla15.F1" office:value-type="string">
                  <text:p text:style-name="P42">3</text:p>
                </table:table-cell>
                <table:table-cell table:style-name="Tabla15.G1" office:value-type="string">
                  <text:p text:style-name="P42">3</text:p>
                </table:table-cell>
                <table:table-cell table:style-name="Tabla15.H1" office:value-type="string">
                  <text:p text:style-name="P42">4</text:p>
                </table:table-cell>
              </table:table-row>
              <table:table-row table:style-name="Tabla15.1">
                <table:table-cell table:style-name="Tabla15.A1" office:value-type="string">
                  <text:p text:style-name="P43">y</text:p>
                </table:table-cell>
                <table:table-cell table:style-name="Tabla15.B2" office:value-type="string">
                  <text:p text:style-name="P42">1</text:p>
                </table:table-cell>
                <table:table-cell table:style-name="Tabla15.C2" office:value-type="string">
                  <text:p text:style-name="P42">11</text:p>
                </table:table-cell>
                <table:table-cell table:style-name="Tabla15.D2" office:value-type="string">
                  <text:p text:style-name="P42">15</text:p>
                </table:table-cell>
                <table:table-cell table:style-name="Tabla15.E2" office:value-type="string">
                  <text:p text:style-name="P42">4</text:p>
                </table:table-cell>
                <table:table-cell table:style-name="Tabla15.F2" office:value-type="string">
                  <text:p text:style-name="P42">4</text:p>
                </table:table-cell>
                <table:table-cell table:style-name="Tabla15.G2" office:value-type="string">
                  <text:p text:style-name="P42">3</text:p>
                </table:table-cell>
                <table:table-cell table:style-name="Tabla15.H2" office:value-type="string">
                  <text:p text:style-name="P42">4</text:p>
                </table:table-cell>
              </table:table-row>
              <table:table-row table:style-name="Tabla15.1">
                <table:table-cell table:style-name="Tabla15.A1" office:value-type="string">
                  <text:p text:style-name="P43">z</text:p>
                </table:table-cell>
                <table:table-cell table:style-name="Tabla15.B3" office:value-type="string">
                  <text:p text:style-name="P42">1</text:p>
                </table:table-cell>
                <table:table-cell table:style-name="Tabla15.C3" office:value-type="string">
                  <text:p text:style-name="P42">4</text:p>
                </table:table-cell>
                <table:table-cell table:style-name="Tabla15.D3" office:value-type="string">
                  <text:p text:style-name="P42">1</text:p>
                </table:table-cell>
                <table:table-cell table:style-name="Tabla15.E3" office:value-type="string">
                  <text:p text:style-name="P42">5</text:p>
                </table:table-cell>
                <table:table-cell table:style-name="Tabla15.F3" office:value-type="string">
                  <text:p text:style-name="P42">5</text:p>
                </table:table-cell>
                <table:table-cell table:style-name="Tabla15.G3" office:value-type="string">
                  <text:p text:style-name="P42">5</text:p>
                </table:table-cell>
                <table:table-cell table:style-name="Tabla15.H3" office:value-type="string">
                  <text:p text:style-name="P42">4</text:p>
                </table:table-cell>
              </table:table-row>
              <table:table-row table:style-name="Tabla15.1">
                <table:table-cell table:style-name="Tabla15.A1" office:value-type="string">
                  <text:p text:style-name="P43">t</text:p>
                </table:table-cell>
                <table:table-cell table:style-name="Tabla15.B4" office:value-type="string">
                  <text:p text:style-name="P41"/>
                </table:table-cell>
                <table:table-cell table:style-name="Tabla15.C4" office:value-type="string">
                  <text:p text:style-name="P41"/>
                </table:table-cell>
                <table:table-cell table:style-name="Tabla15.D4" office:value-type="string">
                  <text:p text:style-name="P41"/>
                </table:table-cell>
                <table:table-cell table:style-name="Tabla15.E4" office:value-type="string">
                  <text:p text:style-name="P41"/>
                </table:table-cell>
                <table:table-cell table:style-name="Tabla15.F4" office:value-type="string">
                  <text:p text:style-name="P41"/>
                </table:table-cell>
                <table:table-cell table:style-name="Tabla15.G4" office:value-type="string">
                  <text:p text:style-name="P41"/>
                </table:table-cell>
                <table:table-cell table:style-name="Tabla15.H4" office:value-type="string">
                  <text:p text:style-name="P41"/>
                </table:table-cell>
              </table:table-row>
            </table:table>
            <text:p text:style-name="P40"/>
          </table:table-cell>
        </table:table-row>
      </table:table>
      <text:p text:style-name="P64"/>
      <text:p text:style-name="P49">Resultats:</text:p>
      <table:table table:name="Tabla16" table:style-name="Tabla16">
        <table:table-column table:style-name="Tabla16.A" table:number-columns-repeated="2"/>
        <table:table-column table:style-name="Tabla16.C" table:number-columns-repeated="2"/>
        <table:table-column table:style-name="Tabla16.E" table:number-columns-repeated="2"/>
        <table:table-column table:style-name="Tabla16.C"/>
        <table:table-column table:style-name="Tabla16.H"/>
        <table:table-row table:style-name="Tabla16.1">
          <table:table-cell table:style-name="Tabla16.A1" office:value-type="string">
            <text:p text:style-name="P44">x</text:p>
          </table:table-cell>
          <table:table-cell table:style-name="Tabla16.B1" office:value-type="string">
            <text:p text:style-name="P45">1</text:p>
          </table:table-cell>
          <table:table-cell table:style-name="Tabla16.C1" office:value-type="string">
            <text:p text:style-name="P45">1</text:p>
          </table:table-cell>
          <table:table-cell table:style-name="Tabla16.D1" office:value-type="string">
            <text:p text:style-name="P45">1</text:p>
          </table:table-cell>
          <table:table-cell table:style-name="Tabla16.E1" office:value-type="string">
            <text:p text:style-name="P45">2</text:p>
          </table:table-cell>
          <table:table-cell table:style-name="Tabla16.F1" office:value-type="string">
            <text:p text:style-name="P45">3</text:p>
          </table:table-cell>
          <table:table-cell table:style-name="Tabla16.G1" office:value-type="string">
            <text:p text:style-name="P45">3</text:p>
          </table:table-cell>
          <table:table-cell table:style-name="Tabla16.H1" office:value-type="string">
            <text:p text:style-name="P45">4</text:p>
          </table:table-cell>
        </table:table-row>
        <text:soft-page-break/>
        <table:table-row table:style-name="Tabla16.1">
          <table:table-cell table:style-name="Tabla16.A1" office:value-type="string">
            <text:p text:style-name="P44">y</text:p>
          </table:table-cell>
          <table:table-cell table:style-name="Tabla16.B2" office:value-type="string">
            <text:p text:style-name="P45">1</text:p>
          </table:table-cell>
          <table:table-cell table:style-name="Tabla16.C2" office:value-type="string">
            <text:p text:style-name="P45">11</text:p>
          </table:table-cell>
          <table:table-cell table:style-name="Tabla16.D2" office:value-type="string">
            <text:p text:style-name="P45">15</text:p>
          </table:table-cell>
          <table:table-cell table:style-name="Tabla16.E2" office:value-type="string">
            <text:p text:style-name="P45">4</text:p>
          </table:table-cell>
          <table:table-cell table:style-name="Tabla16.F2" office:value-type="string">
            <text:p text:style-name="P45">4</text:p>
          </table:table-cell>
          <table:table-cell table:style-name="Tabla16.G2" office:value-type="string">
            <text:p text:style-name="P45">3</text:p>
          </table:table-cell>
          <table:table-cell table:style-name="Tabla16.H2" office:value-type="string">
            <text:p text:style-name="P45">4</text:p>
          </table:table-cell>
        </table:table-row>
        <table:table-row table:style-name="Tabla16.1">
          <table:table-cell table:style-name="Tabla16.A1" office:value-type="string">
            <text:p text:style-name="P44">z</text:p>
          </table:table-cell>
          <table:table-cell table:style-name="Tabla16.B3" office:value-type="string">
            <text:p text:style-name="P45">1</text:p>
          </table:table-cell>
          <table:table-cell table:style-name="Tabla16.C3" office:value-type="string">
            <text:p text:style-name="P45">4</text:p>
          </table:table-cell>
          <table:table-cell table:style-name="Tabla16.D3" office:value-type="string">
            <text:p text:style-name="P45">1</text:p>
          </table:table-cell>
          <table:table-cell table:style-name="Tabla16.E3" office:value-type="string">
            <text:p text:style-name="P45">5</text:p>
          </table:table-cell>
          <table:table-cell table:style-name="Tabla16.F3" office:value-type="string">
            <text:p text:style-name="P45">5</text:p>
          </table:table-cell>
          <table:table-cell table:style-name="Tabla16.G3" office:value-type="string">
            <text:p text:style-name="P45">5</text:p>
          </table:table-cell>
          <table:table-cell table:style-name="Tabla16.H3" office:value-type="string">
            <text:p text:style-name="P45">4</text:p>
          </table:table-cell>
        </table:table-row>
        <table:table-row table:style-name="Tabla16.1">
          <table:table-cell table:style-name="Tabla16.A1" office:value-type="string">
            <text:p text:style-name="P44">t</text:p>
          </table:table-cell>
          <table:table-cell table:style-name="Tabla16.B4" office:value-type="string">
            <text:p text:style-name="P45">0</text:p>
          </table:table-cell>
          <table:table-cell table:style-name="Tabla16.C4" office:value-type="string">
            <text:p text:style-name="P45">0</text:p>
          </table:table-cell>
          <table:table-cell table:style-name="Tabla16.D4" office:value-type="string">
            <text:p text:style-name="P45">50</text:p>
          </table:table-cell>
          <table:table-cell table:style-name="Tabla16.E4" office:value-type="string">
            <text:p text:style-name="P45">100</text:p>
          </table:table-cell>
          <table:table-cell table:style-name="Tabla16.F4" office:value-type="string">
            <text:p text:style-name="P45">100</text:p>
          </table:table-cell>
          <table:table-cell table:style-name="Tabla16.G4" office:value-type="string">
            <text:p text:style-name="P45">50</text:p>
          </table:table-cell>
          <table:table-cell table:style-name="Tabla16.H4" office:value-type="string">
            <text:p text:style-name="P45">50</text:p>
          </table:table-cell>
        </table:table-row>
      </table:table>
      <text:p text:style-name="P37"/>
      <text:p text:style-name="P109"><text:span text:style-name="T14"/></text:p>
      <text:h text:style-name="P23" text:outline-level="7">EXERCICIS D’INTRODUCCIÓ A JAVA</text:h>
      <text:p text:style-name="P5"/>
      <text:list xml:id="list172008348118752" text:continue-list="list172008469327503" text:style-name="WW8Num17">
        <text:list-item text:start-value="1">
          <text:p text:style-name="P52">Escriviu un programa que calculi l’àrea i el volum d’una esfera, donat el radi.</text:p>
        </text:list-item>
        <text:list-item>
          <text:p text:style-name="P52">Escriviu un programa que calculi les àrees (lateral, la d’una base i la total) i el volum d’un cilindre, donats el radi i l’altura.</text:p>
        </text:list-item>
        <text:list-item>
          <text:p text:style-name="P52">Escriviu un programa que llegeixi els coeficients d’una equació de segon grau i la classifiqui (segons el nombre de solucions) i en calculi les solucions, quan s’escaigui. Ha de contemplar totes les possibilitats i capturar els errors.</text:p>
        </text:list-item>
        <text:list-item>
          <text:p text:style-name="P52">Escriviu un programa que calculi el canvi (en bitllets i monedes) que cal tornar en una compra, donat l’import a pagar i la quantitat entregada. El programa ha de dir quantes monedes i bitllets cal tornar de cada import, de manera que el nombre total d’unitats sigui mínim.</text:p>
        </text:list-item>
        <text:list-item>
          <text:p text:style-name="P52">Escriviu un programa que realitzi el canvi de base 10 a base 16. El programa llegirà el nombre en base 10 i retornarà el nombre en base 16.</text:p>
        </text:list-item>
        <text:list-item>
          <text:p text:style-name="P52">Escriviu un programa amb un mètode que retorni la lletra del NIF a partir del DNI. Busqueu l’algorisme de càlcul de la lletra del NIF a Internet.</text:p>
        </text:list-item>
        <text:list-item>
          <text:p text:style-name="P52">Escriviu un programa que calculi el màxim comú divisor (mcd) de dos nombres naturals a, b, utilitzant l’algorisme d’Euclides. Amplieu el programa amb el càlcul del mínim comú múltiple (mcm) dels dos nombres tenint en compte la propietat mcm · mcd = a · b</text:p>
        </text:list-item>
        <text:list-item>
          <text:p text:style-name="P52">Escriviu un programa que implementi el joc d’endevinar un nombre entre 0 i 100. El programa indicarà al jugador si el nombre introduit és major o menor que el nombre secret, el qual s’ha de calcular a l’inici de forma aleatòria. El joc acaba quan s’endevina el nombre, i aleshores s’ha d’informar del nombre d’intents utilitzats, o bé quan s’arriba al nombre màxim d’intents (poseu el que creieu convenient) o bé quan l’usuari decideix acabar (introduint un nombre negatiu).</text:p>
        </text:list-item>
        <text:list-item>
          <text:p text:style-name="P58"><text:span text:style-name="T12">Dissenyeu la classe </text:span><text:span text:style-name="T27">Temperatura</text:span><text:span text:style-name="T12">. Ha de proporcionar mètodes per obtenir la temperatura en graus Celsius i en graus Fahrenheit. (Nota: F=(9/5)·C+32)</text:span></text:p>
        </text:list-item>
        <text:list-item>
          <text:p text:style-name="P52">Escriviu un programa que, donada una qualificació numèrica entre 0 i 10, retorni la qualificació qualitativa que li correspo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62">[0, 5)</text:p>
          </table:table-cell>
          <table:table-cell table:style-name="Tabla8.A1" office:value-type="string">
            <text:p text:style-name="P62">[5, 6)</text:p>
          </table:table-cell>
          <table:table-cell table:style-name="Tabla8.A1" office:value-type="string">
            <text:p text:style-name="P62">[6, 7)</text:p>
          </table:table-cell>
          <table:table-cell table:style-name="Tabla8.A1" office:value-type="string">
            <text:p text:style-name="P62">[7, 9)</text:p>
          </table:table-cell>
          <table:table-cell table:style-name="Tabla8.A1" office:value-type="string">
            <text:p text:style-name="P62">[9, 10]</text:p>
          </table:table-cell>
        </table:table-row>
        <table:table-row table:style-name="Tabla8.1">
          <table:table-cell table:style-name="Tabla8.A1" office:value-type="string">
            <text:p text:style-name="P62">Insuficient</text:p>
          </table:table-cell>
          <table:table-cell table:style-name="Tabla8.A1" office:value-type="string">
            <text:p text:style-name="P62">Suficient</text:p>
          </table:table-cell>
          <table:table-cell table:style-name="Tabla8.A1" office:value-type="string">
            <text:p text:style-name="P62">Bé</text:p>
          </table:table-cell>
          <table:table-cell table:style-name="Tabla8.A1" office:value-type="string">
            <text:p text:style-name="P62">Notable</text:p>
          </table:table-cell>
          <table:table-cell table:style-name="Tabla8.A1" office:value-type="string">
            <text:p text:style-name="P62">Excel·lent</text:p>
          </table:table-cell>
        </table:table-row>
      </table:table>
      <text:p text:style-name="P63"/>
      <text:p text:style-name="P63"/>
      <text:h text:style-name="P18" text:outline-level="1">EXERCICIS DE CADENES DE TEXT</text:h>
      <text:list xml:id="list1404889190" text:style-name="L17">
        <text:list-item>
          <text:p text:style-name="P66">Programa que demana una cadena de text, i mostra les seves paraules en línies diferents.</text:p>
        </text:list-item>
        <text:list-item>
          <text:p text:style-name="P66">Programa que demana dues cadenes de text i indica si són iguals i si ho són sense diferenciar entre majúscules i minúscules.</text:p>
        </text:list-item>
        <text:list-item>
          <text:p text:style-name="P66">Programa que demana una frase i l'escriu passant a majúscules la primera lletra de cada paraula.</text:p>
        </text:list-item>
        <text:list-item>
          <text:p text:style-name="P66">Programa que demana un nom complet (nom i dos cognoms) i escriu una paraula contenint les tres primeres lletres de cada part del nom, amb la primera de cada part en majúscula i les altres en minúscules.</text:p>
        </text:list-item>
        <text:list-item>
          <text:p text:style-name="P66">Programa que demana una frase per teclat, l'escriu del dret i del revès i indica si és un palíndrom (ignorant espais i no diferenciant majúscules i minúscules).</text:p>
        </text:list-item>
        <text:list-item>
          <text:p text:style-name="P66">Programa per llegir una frase per teclat i mostrar quantes vegades apareix cadascuna de les vocals.</text:p>
        </text:list-item>
      </text:list>
      <text:p text:style-name="P65"/>
      <text:h text:style-name="P27" text:outline-level="7"><text:span text:style-name="T1">EXERCICIS DE SUBPROGRAMES</text:span></text:h>
      <text:p text:style-name="P90"/>
      <text:list xml:id="list4182934243" text:style-name="WW8Num23">
        <text:list-item>
          <text:p text:style-name="P91">Desenvolupeu un programa que demani a l’usuari tres números i els ordeni de menor a major fent servir una funció que rebi dos números i retorni el més gran.</text:p>
        </text:list-item>
        <text:list-item>
          <text:p text:style-name="P87"><text:span text:style-name="T3">Programa que intercanvia el valor de dues variables enteres entrades per teclat.. El programa demanarà a l’usuari els dos valors, cridarà a un subprograma </text:span><text:span text:style-name="T9">intercanvia()</text:span><text:span text:style-name="T3"> amb els paràmetres adients i imprimirà els nous valors de les variables.</text:span></text:p>
        </text:list-item>
        <text:list-item>
          <text:p text:style-name="P91">Desenvolupeu una subrutina com la de l'exercici anterior que permeti intercanviar dos strings</text:p>
        </text:list-item>
        <text:list-item>
          <text:p text:style-name="P91">Desenvolupeu el codi de les següents funcions o procediments </text:p>
          <text:list>
            <text:list-item>
              <text:p text:style-name="P33">una funció que donat un caràcter respongui a si el caràcter es correspon a un dígit </text:p>
            </text:list-item>
            <text:list-item>
              <text:p text:style-name="P33">un procediment que rebi un string per paràmetre i l’escrigui tot substituint els caràcters numèrics per un punt </text:p>
            </text:list-item>
            <text:list-item>
              <text:p text:style-name="P33">una funció que rebi un string i retorni el nombre de caràcters no numèrics que conté </text:p>
            </text:list-item>
            <text:list-item>
              <text:p text:style-name="P33">una funció que donat un caràcter i un número, retorni un string amb el caràcter repetit el nombre de cops requerit. Ex. Si l’entrada és ‘a’, 6, la sortida serà “aaaaaa” </text:p>
            </text:list-item>
          </text:list>
        </text:list-item>
      </text:list>
      <text:p text:style-name="P11"/>
      <text:list xml:id="list172008306275782" text:continue-numbering="true" text:style-name="WW8Num23">
        <text:list-item>
          <text:p text:style-name="P87"><text:span text:style-name="T3">Programa que calcula la hipotenusa d’un triangle (utilitzeu la fórmula a= </text:span><text:span text:style-name="T3"><draw:frame draw:style-name="fr1" draw:name="Objeto1" text:anchor-type="as-char" svg:width="2.011cm" svg:height="0.575cm" draw:z-index="0"><draw:object xlink:href="./Object 1" xlink:type="simple" xlink:show="embed" xlink:actuate="onLoad"/><draw:image xlink:href="./ObjectReplacements/Object 1" xlink:type="simple" xlink:show="embed" xlink:actuate="onLoad"/></draw:frame></text:span><text:span text:style-name="T3">)</text:span></text:p>
        </text:list-item>
      </text:list>
      <text:p text:style-name="P67">(el programa principal llegirà els catets i cridarà la funció hipotenusa a la qual <text:s/>passarà els catets. Aquesta funció retornarà el valor de la hipotenusa, el qual serà mostrat per pantalla pel programa principal)</text:p>
      <text:list xml:id="list172006896260955" text:continue-numbering="true" text:style-name="WW8Num23">
        <text:list-item>
          <text:p text:style-name="P87"><text:span text:style-name="T3">Dissenyeu una funció que accepti un paràmetre x diferent de zero i retorni el valor </text:span><text:span text:style-name="T10">1/(x</text:span><text:span text:style-name="T18">5</text:span><text:span text:style-name="T10"> (e</text:span><text:span text:style-name="T18">1.432</text:span><text:span text:style-name="T10">/x - 1)). Escriviu també el programa principal que l’utilitzi.</text:span></text:p>
        </text:list-item>
        <text:list-item>
          <text:p text:style-name="P93">Dissenyeu una funció amb dos paràmetres x, n que retorni el següent:</text:p>
        </text:list-item>
      </text:list>
      <text:p text:style-name="P69"><text:span text:style-name="T10"><text:tab/><text:tab/><text:tab/>x + x</text:span><text:span text:style-name="T18">n</text:span><text:span text:style-name="T10">/n - x</text:span><text:span text:style-name="T18">n+2</text:span><text:span text:style-name="T10">/(n+2), <text:s text:c="8"/>si x &gt;= 0</text:span></text:p>
      <text:p text:style-name="P69"><text:span text:style-name="T10"><text:tab/><text:tab/><text:tab/>- x</text:span><text:span text:style-name="T18">n-1</text:span><text:span text:style-name="T10">/(n-1) + x</text:span><text:span text:style-name="T18">n+1</text:span><text:span text:style-name="T10">/(n+1), <text:s text:c="4"/>si x &lt; 0</text:span></text:p>
      <text:p text:style-name="P70"><text:tab/>Cal escriure també el programa principal que l’utilitzi.</text:p>
      <text:list xml:id="list172006677650046" text:continue-numbering="true" text:style-name="WW8Num23">
        <text:list-item>
          <text:p text:style-name="P87"><text:span text:style-name="T3">Programa per resoldre una equació de segon grau. Els coeficients a, b, c s’introdueixen per teclat. (ax</text:span><text:span text:style-name="T19">2</text:span><text:span text:style-name="T3">+bx+c=0 </text:span><text:span text:style-name="T20"></text:span><text:span text:style-name="T3"> </text:span><text:span text:style-name="T3"><draw:frame draw:style-name="fr1" draw:name="Objeto2" text:anchor-type="as-char" svg:width="3.5cm" svg:height="1.104cm" draw:z-index="1"><draw:object xlink:href="./Object 2" xlink:type="simple" xlink:show="embed" xlink:actuate="onLoad"/><draw:image xlink:href="./ObjectReplacements/Object 2" xlink:type="simple" xlink:show="embed" xlink:actuate="onLoad"/></draw:frame></text:span><text:span text:style-name="T3">)</text:span></text:p>
        </text:list-item>
      </text:list>
      <text:p text:style-name="P67">(utilitzeu una funció per al càlcul del discriminant. El programa principal ha d’imprimir el nombre de solucions i el(s) valor(s), o bé, informar que l’equació no té solució)</text:p>
      <text:list xml:id="list172008092397271" text:continue-numbering="true" text:style-name="WW8Num23">
        <text:list-item>
          <text:p text:style-name="P91">Dissenyeu un algorisme que imprimeixi el valor numèric d’un polinomi en un punt x. Els coeficients venen donats pel vector p d’n elements reals. Els coeficients i el punt seran introduïts per l’usuari.</text:p>
        </text:list-item>
        <text:list-item>
          <text:p text:style-name="P87">Programa que llegeix la Base Imposable de l’IRPF d’una persona i imprimeix la quota a pagar segons la següent taula:</text:p>
        </text:list-item>
      </text:list>
      <table:table table:name="Tabla1" table:style-name="Tabla1">
        <table:table-column table:style-name="Tabla1.A"/>
        <table:table-column table:style-name="Tabla1.B"/>
        <table:table-row table:style-name="Tabla1.1">
          <table:table-cell table:style-name="Tabla1.A1" office:value-type="string">
            <text:p text:style-name="P76">base imposable</text:p>
          </table:table-cell>
          <table:table-cell table:style-name="Tabla1.A1" office:value-type="string">
            <text:p text:style-name="P76">% a aplicar</text:p>
          </table:table-cell>
        </table:table-row>
        <table:table-row table:style-name="Tabla1.1">
          <table:table-cell table:style-name="Tabla1.A1" office:value-type="string">
            <text:p text:style-name="P77">entre 0 .. 10.000 €</text:p>
          </table:table-cell>
          <table:table-cell table:style-name="Tabla1.A1" office:value-type="string">
            <text:p text:style-name="P79">5%</text:p>
          </table:table-cell>
        </table:table-row>
        <table:table-row table:style-name="Tabla1.1">
          <table:table-cell table:style-name="Tabla1.A1" office:value-type="string">
            <text:p text:style-name="P77">entre 10.001 .. 15.000 €</text:p>
          </table:table-cell>
          <table:table-cell table:style-name="Tabla1.A1" office:value-type="string">
            <text:p text:style-name="P79">8%</text:p>
          </table:table-cell>
        </table:table-row>
        <table:table-row table:style-name="Tabla1.1">
          <table:table-cell table:style-name="Tabla1.A1" office:value-type="string">
            <text:p text:style-name="P77">entre 15.001 .. 30.000 €</text:p>
          </table:table-cell>
          <table:table-cell table:style-name="Tabla1.A1" office:value-type="string">
            <text:p text:style-name="P79">12%</text:p>
          </table:table-cell>
        </table:table-row>
        <table:table-row table:style-name="Tabla1.1">
          <table:table-cell table:style-name="Tabla1.A1" office:value-type="string">
            <text:p text:style-name="P77">entre 30.001 .. 60.000 €</text:p>
          </table:table-cell>
          <table:table-cell table:style-name="Tabla1.A1" office:value-type="string">
            <text:p text:style-name="P79">20%</text:p>
          </table:table-cell>
        </table:table-row>
        <text:soft-page-break/>
        <table:table-row table:style-name="Tabla1.1">
          <table:table-cell table:style-name="Tabla1.A1" office:value-type="string">
            <text:p text:style-name="P77">més de 60.000 €</text:p>
          </table:table-cell>
          <table:table-cell table:style-name="Tabla1.A1" office:value-type="string">
            <text:p text:style-name="P79">25%</text:p>
          </table:table-cell>
        </table:table-row>
      </table:table>
      <text:p text:style-name="P115">Si la persona es invàlida està exempta de l’impost (el programa ha de preguntar si ho és). Les persones de 65 o més anys d’edat tenen una reducció de 250 € (el programa ha de preguntar l’edat). La quota a pagar no pot ser negativa.</text:p>
      <text:p text:style-name="P115">El programa llegirà les dades de la persona, determinarà si està o no exempta i mostrarà un missatge. Després obtindrà la quota amb la funció calculaQuota() i els paràmetres adients i mostrarà el resultat per pantalla.</text:p>
      <text:list xml:id="list172006775250981" text:continue-numbering="true" text:style-name="WW8Num23">
        <text:list-item>
          <text:p text:style-name="P91">Programa per transformar un temps en segons a hores, minuts i segons. El programa llegirà els segons, cridarà al subprograma segonsAhms() i mostrarà el resultat.</text:p>
        </text:list-item>
        <text:list-item>
          <text:p text:style-name="P91">El <text:s/>producte escalar de dos vectors a, b de dimensió n ve donat per la suma del producte de les seves coordenades d’igual posició.</text:p>
          <text:list>
            <text:list-item>
              <text:p text:style-name="P91">Dissenyeu una funció amb tres paràmetres a, b, n que retorni el producte escalar</text:p>
            </text:list-item>
            <text:list-item>
              <text:p text:style-name="P91">Quan el producte escalar de dos vectors és zero, es diu que són ortogonal (o perpendiculars). Escriviu un algorisme que utilitzi la funció anterior i informi de si els vectors són o no ortogonals i del valor del producte escalar.</text:p>
            </text:list-item>
          </text:list>
        </text:list-item>
        <text:list-item>
          <text:p text:style-name="P91">Escriviu un programa que codifiqui missatges entrats per teclat. El procediment de codificació és el següent:</text:p>
        </text:list-item>
      </text:list>
      <text:p text:style-name="P96"><text:span text:style-name="T11">1a fase</text:span><text:span text:style-name="T3">: Si el caràcter és una vocal no es modifica. Els caràcters consecutius entre dues vocals (o entre l’inici de la frase i la primera vocal, o entre la darrera vocal i el final de la frase) es copiaràn amb l’ordre invertit. </text:span></text:p>
      <text:p text:style-name="P97">Exemple: </text:p>
      <text:p text:style-name="P96"><text:span text:style-name="T9">“Hola soy Bond, James Bond”</text:span><text:span text:style-name="T3"> es transforma en </text:span><text:span text:style-name="T9">“Holas oB yoJ ,dnameB sodn”</text:span></text:p>
      <text:p text:style-name="P96"><text:span text:style-name="T11">2a fase</text:span><text:span text:style-name="T3">: s’inverteix l’ordre de tot el missatge.</text:span></text:p>
      <text:p text:style-name="P96"><text:span text:style-name="T3">A l’exemple anterior, la sortida final serà </text:span><text:span text:style-name="T9">“ndos Bemand, Joy Bo saloH”</text:span></text:p>
      <text:p text:style-name="P97"/>
      <text:p text:style-name="P97">El programa demana el missatge a l’usuari, fa crides als subprogrames fase1() i fase2() per fer les fases de la codificació i imprimirà el missatge codificat.</text:p>
      <text:h text:style-name="P27" text:outline-level="7"><text:span text:style-name="T1">EXERCICI DE </text:span><text:span text:style-name="T33">TAULES</text:span></text:h>
      <text:p text:style-name="P12"/>
      <text:list xml:id="list3806776331" text:style-name="L16">
        <text:list-item>
          <text:p text:style-name="P103">Programa que demani a l'usuari 10 números reals per teclat, els desi en un array i després mostri tots els valors de l'array, la seva suma i els valors mínim i màxim.</text:p>
        </text:list-item>
        <text:list-item>
          <text:p text:style-name="P103">Programa que demani 20 números enters per teclat, els desi en un array i després recorri l'array per calcular per separat la suma dels parells i els senars. El programa mostrarà aquestes sumes.</text:p>
        </text:list-item>
        <text:list-item>
          <text:p text:style-name="P103">Programa que demani 20 números reals per teclat, els desi en un array i calculi i mostri el nombre d'elements i la seva mitjana aritmètica.</text:p>
        </text:list-item>
        <text:list-item>
          <text:p text:style-name="P103">Programa que demani nos valors enters a i b, crei un array que contingui tots els valors entre a i b (tots dos inclosos) i el mostri per pantalla.</text:p>
        </text:list-item>
        <text:list-item>
          <text:p text:style-name="P103">Programa per crear un array amb 100 nombres aleatoris entre 0 i 1000, demani a l'usuari un número real entre 0 i 1000 i mostri quants valors de l'array són menors que el número introduÏt.</text:p>
        </text:list-item>
        <text:list-item>
          <text:p text:style-name="P104"><text:span text:style-name="T6">Programa que demana a entra les dades de pes d'un nombre de persones a determinar per l'usuari i mostra els valors mínim, màxim, </text:span><text:span text:style-name="T34">mitjana</text:span><text:span text:style-name="T6"> i el nombre de persones que tenen pes superior a la mitjana.</text:span></text:p>
        </text:list-item>
        <text:list-item>
          <text:p text:style-name="P106"><text:span text:style-name="T5">Programa per mantenir en memòria una llista de noms (String). Les opcions del <text:s text:c="2"/>menú de funcionalitats seran: sortir, llistar, afegir, modificar. </text:span></text:p>
        </text:list-item>
        <text:list-item>
          <text:p text:style-name="P105"><text:span text:style-name="T7">Programa per entrar els noms i les puntuacions </text:span><text:span text:style-name="T34">d'</text:span><text:span text:style-name="T7">N jugadors d'un torneig (les puntuacions poden ser entre 0 i 1000) i mostrar els jugadors amb la seva puntuació en ordre desdencent de puntuació.</text:span></text:p>
        </text:list-item>
        <text:list-item>
          <text:p text:style-name="P102">Desenvolupeu un programa que ofereixi a l'usuari unes utilitats de manipulació d'una taula. </text:p>
          <text:p text:style-name="P73">El programa disposarà d'una taula interna de 6x5 i una casella activa. Inicialment el valor de totes les caselles serà 0 i la casella activa serà la (0,0)</text:p>
          <text:p text:style-name="P102"><text:span text:style-name="T7">El programa oferirà el següent menú a l'usuari:</text:span></text:p>
        </text:list-item>
      </text:list>
      <text:p text:style-name="P119">Seleccioni una opcio:</text:p>
      <text:p text:style-name="P119">a: Inicialitzar la taula</text:p>
      <text:p text:style-name="P119">b: Canviar la casella activa</text:p>
      <text:p text:style-name="P119">c: Canviar el valor de la casella activa</text:p>
      <text:p text:style-name="P119">d: Passar a la següent casella activa</text:p>
      <text:p text:style-name="P119">e: Passar a la casella activa anterior</text:p>
      <text:p text:style-name="P119">f: Mostrar contingut de la taula</text:p>
      <text:p text:style-name="P119">g: Mostrar la posició de la casella activa</text:p>
      <text:p text:style-name="P119">h: Mostrar el valor de la casella activa</text:p>
      <text:p text:style-name="P119">x: Sortir</text:p>
      <text:p text:style-name="P72">El programa es comportarà de la següent manera, segons l'opció seleccionada:</text:p>
      <text:list xml:id="list472463570" text:style-name="WW8Num15">
        <text:list-item>
          <text:p text:style-name="P101">el programa demana el valor d'inicialització amb el següent missatge:</text:p>
        </text:list-item>
      </text:list>
      <text:p text:style-name="P119">Introdueixi el valor d'inicialització:</text:p>
      <text:p text:style-name="P72">A continuació llegirà el nombre que farà servir per a inicialitzar totes les caselles de la taula. Nota: aquesta opció no canvia la casella activa.</text:p>
      <text:list xml:id="list172007219353301" text:continue-numbering="true" text:style-name="WW8Num15">
        <text:list-item>
          <text:p text:style-name="P101">el programa demana la nova fila amb el següent missatge</text:p>
        </text:list-item>
      </text:list>
      <text:p text:style-name="P119">Introdueixi la nova fila (0-5):</text:p>
      <text:p text:style-name="P72">Tot seguit llegirà el nou valor, i si es troba fora de rang, ho indicarà amb el següent missatge d'error i tornarà al menú principal</text:p>
      <text:p text:style-name="P119">Fila no valida</text:p>
      <text:p text:style-name="P72">En cas que sigui correcte el valor de la nova fila, el programa demanarà la nova columna amb el missatge:</text:p>
      <text:p text:style-name="P119"><text:soft-page-break/>Introdueixi la nova columna (0-4):</text:p>
      <text:p text:style-name="P72">Tot seguit llegirà el nou valor, i si es troba fora de rang, ho indicarà amb el següent missatge d'error i tornarà al menú principal</text:p>
      <text:p text:style-name="P119">Columna no valida</text:p>
      <text:p text:style-name="P72">En cas que sigui correcte el valor de la nova columna, el programa canviarà la casella activa</text:p>
      <text:list xml:id="list172007213285121" text:continue-numbering="true" text:style-name="WW8Num15">
        <text:list-item>
          <text:p text:style-name="P101">El programa demana a l'usuari el nou valor per a la casella activa amb el següent missatge, i canviarà el valor de la casella activa pel nou.</text:p>
        </text:list-item>
      </text:list>
      <text:p text:style-name="P119">Introdueixi el nou valor per a la casella activa:</text:p>
      <text:list xml:id="list172007366773475" text:continue-numbering="true" text:style-name="WW8Num15">
        <text:list-item>
          <text:p text:style-name="P101">El programa passarà la casella activa a la següent casella. Es tindrà en compte que:</text:p>
          <text:list>
            <text:list-item>
              <text:p text:style-name="P101">generalment la següent casella és la que hi ha a la mateixa fila i a la següent columna</text:p>
            </text:list-item>
            <text:list-item>
              <text:p text:style-name="P101">quan es tracta de la darrera casella de la fila, es considera que la següent casella serà la primera de la següent fila</text:p>
            </text:list-item>
            <text:list-item>
              <text:p text:style-name="P101">quan es tracta de la última casella de la última fila, es considera que la següent casella es la primera de la taula</text:p>
            </text:list-item>
          </text:list>
        </text:list-item>
        <text:list-item>
          <text:p text:style-name="P101">El programa passarà la casella activa a l'anterior casella. Tingueu present les consideracions de l'opció anterior a l'hora de definir la casella anterior.</text:p>
        </text:list-item>
        <text:list-item>
          <text:p text:style-name="P101">El programa mostra el contingut de la taula separant els valors de cada fila per un tabulador, i cada fila per un fi de línia. Afegirà una indicació entre parèntesis quadrats amb la numeració de les files i columnes. També indicarà la casella activa posant el valor entre parèntesis. Un exemple de sortida podria ser:</text:p>
        </text:list-item>
      </text:list>
      <text:p text:style-name="P119"><text:tab/>[0]<text:tab/>[1]<text:tab/>[2]<text:tab/>[3]<text:tab/>[4]</text:p>
      <text:p text:style-name="P119">[0]<text:tab/> 3<text:tab/> 0<text:tab/> 1<text:tab/> 4<text:tab/> 2</text:p>
      <text:p text:style-name="P119">[1]<text:tab/> 4<text:tab/>(5)<text:tab/> 3<text:tab/> 1<text:tab/> 3</text:p>
      <text:p text:style-name="P119">[2]<text:tab/> 4<text:tab/> 5<text:tab/> 3<text:tab/> 1<text:tab/> 3</text:p>
      <text:p text:style-name="P119">[3]<text:tab/> 4<text:tab/> 2<text:tab/> 8<text:tab/> 1<text:tab/> 3</text:p>
      <text:p text:style-name="P119">[4]<text:tab/> 3<text:tab/> 0<text:tab/> 1<text:tab/> 4<text:tab/> 2</text:p>
      <text:p text:style-name="P119">[5]<text:tab/> 3<text:tab/> 0<text:tab/> 1<text:tab/> 4<text:tab/> 2</text:p>
      <text:list xml:id="list172008135491856" text:continue-numbering="true" text:style-name="WW8Num15">
        <text:list-item>
          <text:p text:style-name="P101">El programa mostra les coordenades de la casella activa entre parèntesis i separades per una coma i un espai. A l'exemple anterior, el resultat seria:</text:p>
        </text:list-item>
      </text:list>
      <text:p text:style-name="P119">(1, 1)</text:p>
      <text:list xml:id="list172007694189394" text:continue-numbering="true" text:style-name="WW8Num15">
        <text:list-item>
          <text:p text:style-name="P101">El programa mostra el valor de la casella activa. A l'exemple anterior, el resultat seria:</text:p>
        </text:list-item>
      </text:list>
      <text:p text:style-name="P119">5</text:p>
      <text:p text:style-name="P72">Un cop realitzada amb èxit alguna de les opcions a. b. c. o d. el programa mostrarà el següent missatge:</text:p>
      <text:p text:style-name="P119">Operació realitzada</text:p>
      <text:p text:style-name="P72">No cal realitzar comprovacions d'error addicionals a les descrites anteriorment.</text:p>
      <text:p text:style-name="P118"/>
      <text:p text:style-name="P118"/>
      <text:h text:style-name="P31" text:outline-level="7"><text:span text:style-name="T1">EXERCICIS DE SUBPROGRAMES I </text:span><text:span text:style-name="T33">TAULES</text:span></text:h>
      <text:p text:style-name="P13"/>
      <text:list xml:id="list2873167375" text:style-name="WW8Num13">
        <text:list-item>
          <text:p text:style-name="P88">Programa que traspassa tres vectors d’enters d’N elements cada un a una matriu de 3 files i N+1 columnes, col·locant en la darrera columna la suma dels elements de cada fila.</text:p>
        </text:list-item>
      </text:list>
      <table:table table:name="Tabla2" table:style-name="Tabla2">
        <table:table-column table:style-name="Tabla2.A" table:number-columns-repeated="2"/>
        <table:table-column table:style-name="Tabla2.C"/>
        <table:table-column table:style-name="Tabla2.A"/>
        <table:table-column table:style-name="Tabla2.C"/>
        <table:table-column table:style-name="Tabla2.A"/>
        <table:table-column table:style-name="Tabla2.C"/>
        <table:table-column table:style-name="Tabla2.A"/>
        <table:table-column table:style-name="Tabla2.C"/>
        <table:table-column table:style-name="Tabla2.A"/>
        <table:table-column table:style-name="Tabla2.C"/>
        <table:table-column table:style-name="Tabla2.A"/>
        <table:table-column table:style-name="Tabla2.M"/>
        <table:table-column table:style-name="Tabla2.N"/>
        <table:table-column table:style-name="Tabla2.O"/>
        <table:table-column table:style-name="Tabla2.P"/>
        <table:table-column table:style-name="Tabla2.Q"/>
        <table:table-column table:style-name="Tabla2.R"/>
        <table:table-column table:style-name="Tabla2.S"/>
        <table:table-column table:style-name="Tabla2.T"/>
        <table:table-column table:style-name="Tabla2.M"/>
        <table:table-column table:style-name="Tabla2.V"/>
        <table:table-column table:style-name="Tabla2.R"/>
        <table:table-column table:style-name="Tabla2.X"/>
        <table:table-column table:style-name="Tabla2.Y"/>
        <table:table-column table:style-name="Tabla2.Z"/>
        <table:table-column table:style-name="Tabla2.a"/>
        <table:table-column table:style-name="Tabla2.O"/>
        <table:table-column table:style-name="Tabla2.c"/>
        <table:table-column table:style-name="Tabla2.d"/>
        <table:table-column table:style-name="Tabla2.R"/>
        <table:table-column table:style-name="Tabla2.f"/>
        <table:table-column table:style-name="Tabla2.g"/>
        <table:table-column table:style-name="Tabla2.c"/>
        <table:table-column table:style-name="Tabla2.i"/>
        <table:table-column table:style-name="Tabla2.j"/>
        <table:table-column table:style-name="Tabla2.X"/>
        <table:table-column table:style-name="Tabla2.l"/>
        <table:table-column table:style-name="Tabla2.c"/>
        <table:table-column table:style-name="Tabla2.n"/>
        <table:table-row table:style-name="Tabla2.1">
          <table:table-cell table:style-name="Tabla2.A1" office:value-type="string">
            <text:p text:style-name="P80"/>
          </table:table-cell>
          <table:table-cell table:style-name="Tabla2.A1" office:value-type="string">
            <text:p text:style-name="P81">1</text:p>
          </table:table-cell>
          <table:table-cell table:style-name="Tabla2.A1" office:value-type="string">
            <text:p text:style-name="P80"/>
          </table:table-cell>
          <table:table-cell table:style-name="Tabla2.A1" office:value-type="string">
            <text:p text:style-name="P100"/>
          </table:table-cell>
          <table:table-cell table:style-name="Tabla2.A1" office:value-type="string">
            <text:p text:style-name="P80"/>
          </table:table-cell>
          <table:table-cell table:style-name="Tabla2.A1" office:value-type="string">
            <text:p text:style-name="P80"/>
          </table:table-cell>
          <table:table-cell table:style-name="Tabla2.A1" office:value-type="string">
            <text:p text:style-name="P80"/>
          </table:table-cell>
          <table:table-cell table:style-name="Tabla2.A1" office:value-type="string">
            <text:p text:style-name="P80"/>
          </table:table-cell>
          <table:table-cell table:style-name="Tabla2.A1" office:value-type="string">
            <text:p text:style-name="P80"/>
          </table:table-cell>
          <table:table-cell table:style-name="Tabla2.A1" office:value-type="string">
            <text:p text:style-name="P80"/>
          </table:table-cell>
          <table:table-cell table:style-name="Tabla2.A1" office:value-type="string">
            <text:p text:style-name="P81">N</text:p>
          </table:table-cell>
          <table:table-cell table:style-name="Tabla2.A1" table:number-columns-spanned="3" office:value-type="string">
            <text:p text:style-name="P78"/>
          </table:table-cell>
          <table:covered-table-cell/>
          <table:covered-table-cell/>
          <table:table-cell table:style-name="Tabla2.A1" table:number-columns-spanned="4" office:value-type="string">
            <text:p text:style-name="P78"/>
          </table:table-cell>
          <table:covered-table-cell/>
          <table:covered-table-cell/>
          <table:covered-table-cell/>
          <table:table-cell table:style-name="Tabla2.A1" table:number-columns-spanned="5" office:value-type="string">
            <text:p text:style-name="P78"/>
          </table:table-cell>
          <table:covered-table-cell/>
          <table:covered-table-cell/>
          <table:covered-table-cell/>
          <table:covered-table-cell/>
          <table:table-cell table:style-name="Tabla2.A1" table:number-columns-spanned="5" office:value-type="string">
            <text:p text:style-name="P78"/>
          </table:table-cell>
          <table:covered-table-cell/>
          <table:covered-table-cell/>
          <table:covered-table-cell/>
          <table:covered-table-cell/>
          <table:table-cell table:style-name="Tabla2.A1" table:number-columns-spanned="5" office:value-type="string">
            <text:p text:style-name="P78"/>
          </table:table-cell>
          <table:covered-table-cell/>
          <table:covered-table-cell/>
          <table:covered-table-cell/>
          <table:covered-table-cell/>
          <table:table-cell table:style-name="Tabla2.A1" table:number-columns-spanned="5" office:value-type="string">
            <text:p text:style-name="P78"/>
          </table:table-cell>
          <table:covered-table-cell/>
          <table:covered-table-cell/>
          <table:covered-table-cell/>
          <table:covered-table-cell/>
          <table:table-cell table:style-name="Tabla2.m1" table:number-columns-spanned="2" office:value-type="string">
            <text:p text:style-name="P82"/>
          </table:table-cell>
          <table:covered-table-cell/>
        </table:table-row>
        <table:table-row table:style-name="Tabla2.2">
          <table:table-cell table:style-name="Tabla2.A2" office:value-type="string">
            <text:p text:style-name="P81">V1</text:p>
          </table:table-cell>
          <table:table-cell table:style-name="Tabla2.B2" office:value-type="string">
            <text:p text:style-name="P81">3</text:p>
          </table:table-cell>
          <table:table-cell table:style-name="Tabla2.B2" office:value-type="string">
            <text:p text:style-name="P81">5</text:p>
          </table:table-cell>
          <table:table-cell table:style-name="Tabla2.B2" office:value-type="string">
            <text:p text:style-name="P81">2</text:p>
          </table:table-cell>
          <table:table-cell table:style-name="Tabla2.B2" office:value-type="string">
            <text:p text:style-name="P81">12</text:p>
          </table:table-cell>
          <table:table-cell table:style-name="Tabla2.B2" office:value-type="string">
            <text:p text:style-name="P81">4</text:p>
          </table:table-cell>
          <table:table-cell table:style-name="Tabla2.B2" office:value-type="string">
            <text:p text:style-name="P81">7</text:p>
          </table:table-cell>
          <table:table-cell table:style-name="Tabla2.B2" office:value-type="string">
            <text:p text:style-name="P81">1</text:p>
          </table:table-cell>
          <table:table-cell table:style-name="Tabla2.B2" office:value-type="string">
            <text:p text:style-name="P81">0</text:p>
          </table:table-cell>
          <table:table-cell table:style-name="Tabla2.B2" office:value-type="string">
            <text:p text:style-name="P81">3</text:p>
          </table:table-cell>
          <table:table-cell table:style-name="Tabla2.B2" office:value-type="string">
            <text:p text:style-name="P81">1</text:p>
          </table:table-cell>
          <table:table-cell table:style-name="Tabla2.A2" office:value-type="string">
            <text:p text:style-name="P80"/>
          </table:table-cell>
          <table:table-cell table:style-name="Tabla2.A2" table:number-columns-spanned="3" office:value-type="string">
            <text:p text:style-name="P80"/>
          </table:table-cell>
          <table:covered-table-cell/>
          <table:covered-table-cell/>
          <table:table-cell table:style-name="Tabla2.P2" table:number-columns-spanned="2" office:value-type="string">
            <text:p text:style-name="P81">1</text:p>
          </table:table-cell>
          <table:covered-table-cell/>
          <table:table-cell table:style-name="Tabla2.P2" table:number-columns-spanned="3" office:value-type="string">
            <text:p text:style-name="P80"/>
          </table:table-cell>
          <table:covered-table-cell/>
          <table:covered-table-cell/>
          <table:table-cell table:style-name="Tabla2.P2" table:number-columns-spanned="2" office:value-type="string">
            <text:p text:style-name="P80"/>
          </table:table-cell>
          <table:covered-table-cell/>
          <table:table-cell table:style-name="Tabla2.P2" table:number-columns-spanned="3" office:value-type="string">
            <text:p text:style-name="P80"/>
          </table:table-cell>
          <table:covered-table-cell/>
          <table:covered-table-cell/>
          <table:table-cell table:style-name="Tabla2.P2" table:number-columns-spanned="2" office:value-type="string">
            <text:p text:style-name="P80"/>
          </table:table-cell>
          <table:covered-table-cell/>
          <table:table-cell table:style-name="Tabla2.P2" table:number-columns-spanned="2" office:value-type="string">
            <text:p text:style-name="P80"/>
          </table:table-cell>
          <table:covered-table-cell/>
          <table:table-cell table:style-name="Tabla2.P2" table:number-columns-spanned="2" office:value-type="string">
            <text:p text:style-name="P80"/>
          </table:table-cell>
          <table:covered-table-cell/>
          <table:table-cell table:style-name="Tabla2.P2" table:number-columns-spanned="3" office:value-type="string">
            <text:p text:style-name="P80"/>
          </table:table-cell>
          <table:covered-table-cell/>
          <table:covered-table-cell/>
          <table:table-cell table:style-name="Tabla2.P2" table:number-columns-spanned="2" office:value-type="string">
            <text:p text:style-name="P80"/>
          </table:table-cell>
          <table:covered-table-cell/>
          <table:table-cell table:style-name="Tabla2.P2" table:number-columns-spanned="4" office:value-type="string">
            <text:p text:style-name="P81">N+1</text:p>
          </table:table-cell>
          <table:covered-table-cell/>
          <table:covered-table-cell/>
          <table:covered-table-cell/>
        </table:table-row>
        <table:table-row table:style-name="Tabla2.2">
          <table:table-cell table:style-name="Tabla2.A2" office:value-type="string">
            <text:p text:style-name="P80"/>
          </table:table-cell>
          <table:table-cell table:style-name="Tabla2.A2" office:value-type="string">
            <text:p text:style-name="P81">1</text:p>
          </table:table-cell>
          <table:table-cell table:style-name="Tabla2.A2" office:value-type="string">
            <text:p text:style-name="P80"/>
          </table:table-cell>
          <table:table-cell table:style-name="Tabla2.A2" office:value-type="string">
            <text:p text:style-name="P80"/>
          </table:table-cell>
          <table:table-cell table:style-name="Tabla2.A2" office:value-type="string">
            <text:p text:style-name="P80"/>
          </table:table-cell>
          <table:table-cell table:style-name="Tabla2.A2" office:value-type="string">
            <text:p text:style-name="P80"/>
          </table:table-cell>
          <table:table-cell table:style-name="Tabla2.A2" office:value-type="string">
            <text:p text:style-name="P80"/>
          </table:table-cell>
          <table:table-cell table:style-name="Tabla2.A2" office:value-type="string">
            <text:p text:style-name="P80"/>
          </table:table-cell>
          <table:table-cell table:style-name="Tabla2.A2" office:value-type="string">
            <text:p text:style-name="P80"/>
          </table:table-cell>
          <table:table-cell table:style-name="Tabla2.A2" office:value-type="string">
            <text:p text:style-name="P80"/>
          </table:table-cell>
          <table:table-cell table:style-name="Tabla2.A2" office:value-type="string">
            <text:p text:style-name="P81">N</text:p>
          </table:table-cell>
          <table:table-cell table:style-name="Tabla2.A2" table:number-columns-spanned="2" office:value-type="string">
            <text:p text:style-name="P80"/>
          </table:table-cell>
          <table:covered-table-cell/>
          <table:table-cell table:style-name="Tabla2.A2" table:number-columns-spanned="2" office:value-type="string">
            <text:p text:style-name="P80"/>
          </table:table-cell>
          <table:covered-table-cell/>
          <table:table-cell table:style-name="Tabla2.B2" office:value-type="string">
            <text:p text:style-name="P81">3</text:p>
          </table:table-cell>
          <table:table-cell table:style-name="Tabla2.B2" table:number-columns-spanned="3" office:value-type="string">
            <text:p text:style-name="P81">5</text:p>
          </table:table-cell>
          <table:covered-table-cell/>
          <table:covered-table-cell/>
          <table:table-cell table:style-name="Tabla2.B2" table:number-columns-spanned="2" office:value-type="string">
            <text:p text:style-name="P81">2</text:p>
          </table:table-cell>
          <table:covered-table-cell/>
          <table:table-cell table:style-name="Tabla2.B2" table:number-columns-spanned="3" office:value-type="string">
            <text:p text:style-name="P81">12</text:p>
          </table:table-cell>
          <table:covered-table-cell/>
          <table:covered-table-cell/>
          <table:table-cell table:style-name="Tabla2.B2" table:number-columns-spanned="2" office:value-type="string">
            <text:p text:style-name="P81">4</text:p>
          </table:table-cell>
          <table:covered-table-cell/>
          <table:table-cell table:style-name="Tabla2.B2" table:number-columns-spanned="2" office:value-type="string">
            <text:p text:style-name="P81">7</text:p>
          </table:table-cell>
          <table:covered-table-cell/>
          <table:table-cell table:style-name="Tabla2.B2" table:number-columns-spanned="2" office:value-type="string">
            <text:p text:style-name="P81">1</text:p>
          </table:table-cell>
          <table:covered-table-cell/>
          <table:table-cell table:style-name="Tabla2.B2" table:number-columns-spanned="2" office:value-type="string">
            <text:p text:style-name="P81">0</text:p>
          </table:table-cell>
          <table:covered-table-cell/>
          <table:table-cell table:style-name="Tabla2.B2" table:number-columns-spanned="3" office:value-type="string">
            <text:p text:style-name="P81">3</text:p>
          </table:table-cell>
          <table:covered-table-cell/>
          <table:covered-table-cell/>
          <table:table-cell table:style-name="Tabla2.B2" table:number-columns-spanned="2" office:value-type="string">
            <text:p text:style-name="P81">1</text:p>
          </table:table-cell>
          <table:covered-table-cell/>
          <table:table-cell table:style-name="Tabla2.B2" table:number-columns-spanned="3" office:value-type="string">
            <text:p text:style-name="P81">38</text:p>
          </table:table-cell>
          <table:covered-table-cell/>
          <table:covered-table-cell/>
        </table:table-row>
        <table:table-row table:style-name="Tabla2.2">
          <table:table-cell table:style-name="Tabla2.A2" office:value-type="string">
            <text:p text:style-name="P81"><draw:line text:anchor-type="char" draw:z-index="4" draw:style-name="gr1" draw:text-style-name="P177" svg:x1="7.16cm" svg:y1="0.402cm" svg:x2="8.176cm" svg:y2="0.402cm"><text:p/></draw:line>V2</text:p>
          </table:table-cell>
          <table:table-cell table:style-name="Tabla2.B2" office:value-type="string">
            <text:p text:style-name="P81">0</text:p>
          </table:table-cell>
          <table:table-cell table:style-name="Tabla2.B2" office:value-type="string">
            <text:p text:style-name="P81">6</text:p>
          </table:table-cell>
          <table:table-cell table:style-name="Tabla2.B2" office:value-type="string">
            <text:p text:style-name="P81">8</text:p>
          </table:table-cell>
          <table:table-cell table:style-name="Tabla2.B2" office:value-type="string">
            <text:p text:style-name="P81">3</text:p>
          </table:table-cell>
          <table:table-cell table:style-name="Tabla2.B2" office:value-type="string">
            <text:p text:style-name="P81">22</text:p>
          </table:table-cell>
          <table:table-cell table:style-name="Tabla2.B2" office:value-type="string">
            <text:p text:style-name="P81">1</text:p>
          </table:table-cell>
          <table:table-cell table:style-name="Tabla2.B2" office:value-type="string">
            <text:p text:style-name="P81">4</text:p>
          </table:table-cell>
          <table:table-cell table:style-name="Tabla2.B2" office:value-type="string">
            <text:p text:style-name="P81">5</text:p>
          </table:table-cell>
          <table:table-cell table:style-name="Tabla2.B2" office:value-type="string">
            <text:p text:style-name="P81">7</text:p>
          </table:table-cell>
          <table:table-cell table:style-name="Tabla2.B2" office:value-type="string">
            <text:p text:style-name="P81">8</text:p>
          </table:table-cell>
          <table:table-cell table:style-name="Tabla2.A2" table:number-columns-spanned="2" office:value-type="string">
            <text:p text:style-name="P80"/>
          </table:table-cell>
          <table:covered-table-cell/>
          <table:table-cell table:style-name="Tabla2.A2" table:number-columns-spanned="2" office:value-type="string">
            <text:p text:style-name="P81">M</text:p>
          </table:table-cell>
          <table:covered-table-cell/>
          <table:table-cell table:style-name="Tabla2.B2" office:value-type="string">
            <text:p text:style-name="P81">0</text:p>
          </table:table-cell>
          <table:table-cell table:style-name="Tabla2.B2" table:number-columns-spanned="3" office:value-type="string">
            <text:p text:style-name="P81">6</text:p>
          </table:table-cell>
          <table:covered-table-cell/>
          <table:covered-table-cell/>
          <table:table-cell table:style-name="Tabla2.B2" table:number-columns-spanned="2" office:value-type="string">
            <text:p text:style-name="P81">8</text:p>
          </table:table-cell>
          <table:covered-table-cell/>
          <table:table-cell table:style-name="Tabla2.B2" table:number-columns-spanned="3" office:value-type="string">
            <text:p text:style-name="P81">3</text:p>
          </table:table-cell>
          <table:covered-table-cell/>
          <table:covered-table-cell/>
          <table:table-cell table:style-name="Tabla2.B2" table:number-columns-spanned="2" office:value-type="string">
            <text:p text:style-name="P81">22</text:p>
          </table:table-cell>
          <table:covered-table-cell/>
          <table:table-cell table:style-name="Tabla2.B2" table:number-columns-spanned="2" office:value-type="string">
            <text:p text:style-name="P81">1</text:p>
          </table:table-cell>
          <table:covered-table-cell/>
          <table:table-cell table:style-name="Tabla2.B2" table:number-columns-spanned="2" office:value-type="string">
            <text:p text:style-name="P81">4</text:p>
          </table:table-cell>
          <table:covered-table-cell/>
          <table:table-cell table:style-name="Tabla2.B2" table:number-columns-spanned="2" office:value-type="string">
            <text:p text:style-name="P81">5</text:p>
          </table:table-cell>
          <table:covered-table-cell/>
          <table:table-cell table:style-name="Tabla2.B2" table:number-columns-spanned="3" office:value-type="string">
            <text:p text:style-name="P81">7</text:p>
          </table:table-cell>
          <table:covered-table-cell/>
          <table:covered-table-cell/>
          <table:table-cell table:style-name="Tabla2.B2" table:number-columns-spanned="2" office:value-type="string">
            <text:p text:style-name="P81">8</text:p>
          </table:table-cell>
          <table:covered-table-cell/>
          <table:table-cell table:style-name="Tabla2.B2" table:number-columns-spanned="3" office:value-type="string">
            <text:p text:style-name="P81">64</text:p>
          </table:table-cell>
          <table:covered-table-cell/>
          <table:covered-table-cell/>
        </table:table-row>
        <table:table-row table:style-name="Tabla2.2">
          <table:table-cell table:style-name="Tabla2.A2" office:value-type="string">
            <text:p text:style-name="P80"/>
          </table:table-cell>
          <table:table-cell table:style-name="Tabla2.B5" office:value-type="string">
            <text:p text:style-name="P81">1</text:p>
          </table:table-cell>
          <table:table-cell table:style-name="Tabla2.B5" office:value-type="string">
            <text:p text:style-name="P80"/>
          </table:table-cell>
          <table:table-cell table:style-name="Tabla2.B5" office:value-type="string">
            <text:p text:style-name="P80"/>
          </table:table-cell>
          <table:table-cell table:style-name="Tabla2.B5" office:value-type="string">
            <text:p text:style-name="P80"/>
          </table:table-cell>
          <table:table-cell table:style-name="Tabla2.B5" office:value-type="string">
            <text:p text:style-name="P80"/>
          </table:table-cell>
          <table:table-cell table:style-name="Tabla2.B5" office:value-type="string">
            <text:p text:style-name="P80"/>
          </table:table-cell>
          <table:table-cell table:style-name="Tabla2.B5" office:value-type="string">
            <text:p text:style-name="P80"/>
          </table:table-cell>
          <table:table-cell table:style-name="Tabla2.B5" office:value-type="string">
            <text:p text:style-name="P80"/>
          </table:table-cell>
          <table:table-cell table:style-name="Tabla2.B5" office:value-type="string">
            <text:p text:style-name="P80"/>
          </table:table-cell>
          <table:table-cell table:style-name="Tabla2.B5" office:value-type="string">
            <text:p text:style-name="P81">N</text:p>
          </table:table-cell>
          <table:table-cell table:style-name="Tabla2.A2" table:number-columns-spanned="2" office:value-type="string">
            <text:p text:style-name="P80"/>
          </table:table-cell>
          <table:covered-table-cell/>
          <table:table-cell table:style-name="Tabla2.A2" table:number-columns-spanned="2" office:value-type="string">
            <text:p text:style-name="P80"/>
          </table:table-cell>
          <table:covered-table-cell/>
          <table:table-cell table:style-name="Tabla2.P5" office:value-type="string">
            <text:p text:style-name="P81">4</text:p>
          </table:table-cell>
          <table:table-cell table:style-name="Tabla2.P5" table:number-columns-spanned="3" office:value-type="string">
            <text:p text:style-name="P81">2</text:p>
          </table:table-cell>
          <table:covered-table-cell/>
          <table:covered-table-cell/>
          <table:table-cell table:style-name="Tabla2.P5" table:number-columns-spanned="2" office:value-type="string">
            <text:p text:style-name="P81">2</text:p>
          </table:table-cell>
          <table:covered-table-cell/>
          <table:table-cell table:style-name="Tabla2.P5" table:number-columns-spanned="3" office:value-type="string">
            <text:p text:style-name="P81">2</text:p>
          </table:table-cell>
          <table:covered-table-cell/>
          <table:covered-table-cell/>
          <table:table-cell table:style-name="Tabla2.P5" table:number-columns-spanned="2" office:value-type="string">
            <text:p text:style-name="P81">6</text:p>
          </table:table-cell>
          <table:covered-table-cell/>
          <table:table-cell table:style-name="Tabla2.P5" table:number-columns-spanned="2" office:value-type="string">
            <text:p text:style-name="P81">1</text:p>
          </table:table-cell>
          <table:covered-table-cell/>
          <table:table-cell table:style-name="Tabla2.P5" table:number-columns-spanned="2" office:value-type="string">
            <text:p text:style-name="P81">1</text:p>
          </table:table-cell>
          <table:covered-table-cell/>
          <table:table-cell table:style-name="Tabla2.P5" table:number-columns-spanned="2" office:value-type="string">
            <text:p text:style-name="P81">1</text:p>
          </table:table-cell>
          <table:covered-table-cell/>
          <table:table-cell table:style-name="Tabla2.P5" table:number-columns-spanned="3" office:value-type="string">
            <text:p text:style-name="P81">8</text:p>
          </table:table-cell>
          <table:covered-table-cell/>
          <table:covered-table-cell/>
          <table:table-cell table:style-name="Tabla2.P5" table:number-columns-spanned="2" office:value-type="string">
            <text:p text:style-name="P81">0</text:p>
          </table:table-cell>
          <table:covered-table-cell/>
          <table:table-cell table:style-name="Tabla2.P5" table:number-columns-spanned="3" office:value-type="string">
            <text:p text:style-name="P81">27</text:p>
          </table:table-cell>
          <table:covered-table-cell/>
          <table:covered-table-cell/>
        </table:table-row>
        <table:table-row table:style-name="Tabla2.2">
          <table:table-cell table:style-name="Tabla2.A2" office:value-type="string">
            <text:p text:style-name="P81">V3</text:p>
          </table:table-cell>
          <table:table-cell table:style-name="Tabla2.B2" office:value-type="string">
            <text:p text:style-name="P81">4</text:p>
          </table:table-cell>
          <table:table-cell table:style-name="Tabla2.B2" office:value-type="string">
            <text:p text:style-name="P81">2</text:p>
          </table:table-cell>
          <table:table-cell table:style-name="Tabla2.B2" office:value-type="string">
            <text:p text:style-name="P81">2</text:p>
          </table:table-cell>
          <table:table-cell table:style-name="Tabla2.B2" office:value-type="string">
            <text:p text:style-name="P81">2</text:p>
          </table:table-cell>
          <table:table-cell table:style-name="Tabla2.B2" office:value-type="string">
            <text:p text:style-name="P81">6</text:p>
          </table:table-cell>
          <table:table-cell table:style-name="Tabla2.B2" office:value-type="string">
            <text:p text:style-name="P81">1</text:p>
          </table:table-cell>
          <table:table-cell table:style-name="Tabla2.B2" office:value-type="string">
            <text:p text:style-name="P81">1</text:p>
          </table:table-cell>
          <table:table-cell table:style-name="Tabla2.B2" office:value-type="string">
            <text:p text:style-name="P81">1</text:p>
          </table:table-cell>
          <table:table-cell table:style-name="Tabla2.B2" office:value-type="string">
            <text:p text:style-name="P81">8</text:p>
          </table:table-cell>
          <table:table-cell table:style-name="Tabla2.B2" office:value-type="string">
            <text:p text:style-name="P81">0</text:p>
          </table:table-cell>
          <table:table-cell table:style-name="Tabla2.A2" office:value-type="string">
            <text:p text:style-name="P80"/>
          </table:table-cell>
          <table:table-cell table:style-name="Tabla2.A2" table:number-columns-spanned="3" office:value-type="string">
            <text:p text:style-name="P80"/>
          </table:table-cell>
          <table:covered-table-cell/>
          <table:covered-table-cell/>
          <table:table-cell table:style-name="Tabla2.B5" table:number-columns-spanned="2" office:value-type="string">
            <text:p text:style-name="P80"/>
          </table:table-cell>
          <table:covered-table-cell/>
          <table:table-cell table:style-name="Tabla2.B5" table:number-columns-spanned="3" office:value-type="string">
            <text:p text:style-name="P80"/>
          </table:table-cell>
          <table:covered-table-cell/>
          <table:covered-table-cell/>
          <table:table-cell table:style-name="Tabla2.B5" table:number-columns-spanned="2" office:value-type="string">
            <text:p text:style-name="P80"/>
          </table:table-cell>
          <table:covered-table-cell/>
          <table:table-cell table:style-name="Tabla2.B5" table:number-columns-spanned="3" office:value-type="string">
            <text:p text:style-name="P80"/>
          </table:table-cell>
          <table:covered-table-cell/>
          <table:covered-table-cell/>
          <table:table-cell table:style-name="Tabla2.B5" table:number-columns-spanned="2" office:value-type="string">
            <text:p text:style-name="P80"/>
          </table:table-cell>
          <table:covered-table-cell/>
          <table:table-cell table:style-name="Tabla2.B5" table:number-columns-spanned="2" office:value-type="string">
            <text:p text:style-name="P80"/>
          </table:table-cell>
          <table:covered-table-cell/>
          <table:table-cell table:style-name="Tabla2.B5" table:number-columns-spanned="2" office:value-type="string">
            <text:p text:style-name="P80"/>
          </table:table-cell>
          <table:covered-table-cell/>
          <table:table-cell table:style-name="Tabla2.B5" table:number-columns-spanned="3" office:value-type="string">
            <text:p text:style-name="P80"/>
          </table:table-cell>
          <table:covered-table-cell/>
          <table:covered-table-cell/>
          <table:table-cell table:style-name="Tabla2.B5" table:number-columns-spanned="2" office:value-type="string">
            <text:p text:style-name="P80"/>
          </table:table-cell>
          <table:covered-table-cell/>
          <table:table-cell table:style-name="Tabla2.B5" table:number-columns-spanned="3" office:value-type="string">
            <text:p text:style-name="P80"/>
          </table:table-cell>
          <table:covered-table-cell/>
          <table:covered-table-cell/>
          <table:table-cell table:style-name="Tabla2.B5" office:value-type="string">
            <text:p text:style-name="P80"/>
          </table:table-cell>
        </table:table-row>
      </table:table>
      <text:p text:style-name="P98"><text:span text:style-name="T3">El programa inicialitza els vectors amb els valors de l’exemple, crida a </text:span><text:span text:style-name="T9">vectorAMatriu </text:span><text:span text:style-name="T3">i finalment crida a mostrarMatriu que mostrarà per pantalla la matriu resultant.</text:span></text:p>
      <text:list xml:id="list172008249402672" text:continue-numbering="true" text:style-name="WW8Num13">
        <text:list-item>
          <text:p text:style-name="P92">Programa per calcular la suma de matrius MxN. El programa contindrà els subprogrames llegirMatriu, sumarMatrius i mostrarMatrius. La sortida mostrarà les dues matrius i la suma.</text:p>
        </text:list-item>
        <text:list-item>
          <text:p text:style-name="P88"><text:span text:style-name="T3">Programa que calculi la matriu transposada d’una matriu de dimensions M * N. Heu de crear els subprogrames </text:span><text:span text:style-name="T9">llegirMatriu</text:span><text:span text:style-name="T3">, </text:span><text:span text:style-name="T9">transpondre</text:span><text:span text:style-name="T3">, </text:span><text:span text:style-name="T9">mostrarMatriu</text:span><text:span text:style-name="T3">). (Nota: la matriu transposasda és la que resulta de canviar files per columnes).</text:span></text:p>
        </text:list-item>
        <text:list-item>
          <text:p text:style-name="P92">Escriviu una funció que implementi l’operador lògic d’igualtat amb matrius. La funció requerida ha de rebre com a paràmetres les dues matrius i ha de retornar un valor lògic. Dues matrius són iguals si tenen les mateixes dimensions i tots els seus elements corresponents són iguals. Escriviu també el programa principal que l’utilitzi.</text:p>
        </text:list-item>
        <text:list-item>
          <text:p text:style-name="P92">Disseneu un subprograma que calculi el producte de dues matrius. Escriviu també el programa principal que l’utilitzi. (Recordeu que per multiplicar dues matrius, l’element i,j de la matriu producte s’obté sumant els productes dels elements de la fila i de la primera matriu pels elements de la columna j de la segona),</text:p>
        </text:list-item>
        <text:list-item>
          <text:p text:style-name="P88"><text:span text:style-name="T3">Desenvolupeu un programa que ofereixi opcions per a mantenir les notes del </text:span><text:span text:style-name="T35">mòdul M03</text:span><text:span text:style-name="T3"> de DA</text:span><text:span text:style-name="T8">M</text:span><text:span text:style-name="T3">.</text:span></text:p>
        </text:list-item>
      </text:list>
      <text:p text:style-name="P68">Les dades consisteixen en una llista d’alumnes (com a màxim 30)<text:span text:style-name="T45"> i una taula amb les</text:span><text:span text:style-name="T35"> notesde les 6 UF, </text:span>amb valors enters de 0 a 10<text:span text:style-name="T45">.</text:span></text:p>
      <text:p text:style-name="P99">Inicialment els noms de tots els alumnes serà nul, mentre que el valor de totes les notes serà 0.</text:p>
      <text:p text:style-name="P48">L’usuari podrà:</text:p>
      <text:p text:style-name="P50"><text:span text:style-name="Strong_20_Emphasis"><text:span text:style-name="T12">a)</text:span></text:span><text:span text:style-name="T12"> veure les notes d’un alumne donat (</text:span><text:span text:style-name="T36">donat el seu nom</text:span><text:span text:style-name="T12">), per a una </text:span><text:span text:style-name="T36">UF</text:span><text:span text:style-name="T12"> donada</text:span></text:p>
      <text:p text:style-name="P50"><text:span text:style-name="Strong_20_Emphasis"><text:span text:style-name="T12">b)</text:span></text:span><text:span text:style-name="T12"> veure totes les notes d’un alumne a partir de</text:span><text:span text:style-name="T13">l seu nom</text:span></text:p>
      <text:p text:style-name="P50"><text:span text:style-name="Strong_20_Emphasis"><text:span text:style-name="T12">c)</text:span></text:span><text:span text:style-name="T12"> veure totes les notes de tots els alumnes per </text:span><text:span text:style-name="T36">a una UF</text:span><text:span text:style-name="T12"> donada</text:span></text:p>
      <text:p text:style-name="P50"><text:span text:style-name="Strong_20_Emphasis"><text:span text:style-name="T12">d)</text:span></text:span><text:span text:style-name="T12"> veure totes les notes de tots els alumnes de</text:span><text:span text:style-name="T13">l curs</text:span></text:p>
      <text:p text:style-name="P50"><text:span text:style-name="Strong_20_Emphasis"><text:span text:style-name="T12">e)</text:span></text:span><text:span text:style-name="T12"> recuperar les dades emmagatzemades en fitxer</text:span></text:p>
      <text:p text:style-name="P50"><text:span text:style-name="Strong_20_Emphasis"><text:span text:style-name="T12">f)</text:span></text:span><text:span text:style-name="T12"> desar les dades en fitxer</text:span></text:p>
      <text:p text:style-name="P50"><text:span text:style-name="Strong_20_Emphasis"><text:span text:style-name="T12">g)</text:span></text:span><text:span text:style-name="T12"> assignar un nom a una posició determinada de la llista d’alumnes. Posarà totes les notes de l’alumne inicialitzades a 0.</text:span></text:p>
      <text:p text:style-name="P50"><text:span text:style-name="Strong_20_Emphasis"><text:span text:style-name="T12">h)</text:span></text:span><text:span text:style-name="T12"> assignar una nota per a un alumne i avaluació determinats. Demanarà a l’usuari </text:span><text:span text:style-name="T13">el nom de l'alumne</text:span><text:span text:style-name="T12">. </text:span><text:span text:style-name="T36">Si no el troba, informarà a l'usuari</text:span></text:p>
      <text:p text:style-name="P50"><text:span text:style-name="Strong_20_Emphasis"><text:span text:style-name="T12">x)</text:span></text:span><text:span text:style-name="T12"> sortir</text:span></text:p>
      <text:p text:style-name="P9"/>
      <text:h text:style-name="P32" text:outline-level="7"><text:span text:style-name="T1"/></text:h>
      <text:p text:style-name="P15"/>
      <text:h text:style-name="P20" text:outline-level="7">EXERCICI D’ESTRUCTURES I FITXERS</text:h>
      <text:p text:style-name="P12"/>
      <text:p text:style-name="P14"><text:span text:style-name="T3">1. Una empresa té emmagatzemats els seus venedors en registres. Per a cada venedor es guarda el seu DNI, cognoms, nom, sou base, vendes mensuals, total anual i comissió. Les vendes anuals es guarden en un vector de 12 elements, cada un dels quals correspon a un mes. El total anual és la suma de les vendes mensuals del venedor. La comissió es calcularà aplicant un percentatge variable al total anual de vendes. El percentatge variarà segons l’import de les vendes anuals del venedor, segons la següent taula:</text:span></text:p>
      <text:p text:style-name="P10"/>
      <table:table table:name="Tabla3" table:style-name="Tabla3">
        <table:table-column table:style-name="Tabla3.A"/>
        <table:table-column table:style-name="Tabla3.B"/>
        <table:table-row table:style-name="Tabla3.1">
          <table:table-cell table:style-name="Tabla3.A1" office:value-type="string">
            <text:p text:style-name="P10">Fins a 1500 €</text:p>
          </table:table-cell>
          <table:table-cell table:style-name="Tabla3.A1" office:value-type="string">
            <text:p text:style-name="P10">0,00 %</text:p>
          </table:table-cell>
        </table:table-row>
        <table:table-row table:style-name="Tabla3.1">
          <table:table-cell table:style-name="Tabla3.A1" office:value-type="string">
            <text:p text:style-name="P10">Més de 1500 i fins a 2150 €</text:p>
          </table:table-cell>
          <table:table-cell table:style-name="Tabla3.A1" office:value-type="string">
            <text:p text:style-name="P10">13,75 %</text:p>
          </table:table-cell>
        </table:table-row>
        <table:table-row table:style-name="Tabla3.1">
          <table:table-cell table:style-name="Tabla3.A1" office:value-type="string">
            <text:p text:style-name="P10">Més de 2150 i fins a 2900 €</text:p>
          </table:table-cell>
          <table:table-cell table:style-name="Tabla3.A1" office:value-type="string">
            <text:p text:style-name="P10">16,50 %</text:p>
          </table:table-cell>
        </table:table-row>
        <table:table-row table:style-name="Tabla3.1">
          <table:table-cell table:style-name="Tabla3.A1" office:value-type="string">
            <text:p text:style-name="P10">Més de 2900 i fins a 3350 €</text:p>
          </table:table-cell>
          <table:table-cell table:style-name="Tabla3.A1" office:value-type="string">
            <text:p text:style-name="P10">17,60 %</text:p>
          </table:table-cell>
        </table:table-row>
        <table:table-row table:style-name="Tabla3.1">
          <table:table-cell table:style-name="Tabla3.A1" office:value-type="string">
            <text:p text:style-name="P10">Més de 3350 i fins a 9999 €</text:p>
          </table:table-cell>
          <table:table-cell table:style-name="Tabla3.A1" office:value-type="string">
            <text:p text:style-name="P10">18,85 %</text:p>
          </table:table-cell>
        </table:table-row>
      </table:table>
      <text:p text:style-name="P10"/>
      <text:p text:style-name="P10">La taula es carrega des d’un arxiu seqüencial de text que conté el límit superior i el percentatge.</text:p>
      <text:p text:style-name="P10"/>
      <text:p text:style-name="P14"><text:span text:style-name="T3">Dissenyeu, en pseudocodi, les estructures de dades necessàries i realitzeu un algorisme que permeti llegir les dades de l’empleat, calculi el total anual i obtingui la comissió. El programa ha de permetre mantenir en arxiu de text la informació del vector de venedors. Un cop acabat el disseny en pseudocodi i efectuades les proves de verificació, implementeu l’algorisme en llenguatge C (codifiqueu, genereu l’executable i comproveu-ne el funcionament). </text:span></text:p>
      <text:p text:style-name="P10"/>
      <text:p text:style-name="P10">Recordeu que és imprescindible documentar tant el codi com el pseudocodi.</text:p>
      <text:p text:style-name="P10"/>
      <text:p text:style-name="P10">Nota: cal lliurar el pseudocodi abans de començar a fer el codi.</text:p>
      <text:p text:style-name="P71"/>
      <text:p text:style-name="P71"/>
      <text:p text:style-name="P108"/>
      <text:h text:style-name="P21" text:outline-level="7">EXERCICIS DE RECURSIVITAT</text:h>
      <text:p text:style-name="P4"/>
      <text:list xml:id="list172007047803339" text:continue-list="list172008348118752" text:style-name="WW8Num17">
        <text:list-item text:start-value="1">
          <text:p text:style-name="P51">Disseneu un algorisme recursiu que accepta un paràmetre enter i escriu aquest nombre d’asteriscs en una mateixa línia.</text:p>
        </text:list-item>
        <text:list-item>
          <text:p text:style-name="P51">Dissenyeu un algorisme recursiu que escrigui els n primers nombres naturals, donat n, ordenats de menor a major.</text:p>
        </text:list-item>
        <text:list-item>
          <text:p text:style-name="P51">Modifiqueu l’algorisme anterior per tal que els nombres surtin ordenats de major a menor.</text:p>
        </text:list-item>
        <text:list-item>
          <text:p text:style-name="P51">Disseneu un algorisme per calcular el producte de nombres naturals de forma recursiva.</text:p>
        </text:list-item>
        <text:list-item>
          <text:p text:style-name="P51">Disseneu un algorisme per calcular potències de base entera i exponent natural de forma recursiva.</text:p>
        </text:list-item>
        <text:list-item>
          <text:p text:style-name="P51">Generalitzeu l’algorisme anterior per poder efectuar potències amb exponent enter.</text:p>
        </text:list-item>
        <text:list-item>
          <text:p text:style-name="P51">Analitzeu el següent programa i expliqueu què fa:</text:p>
        </text:list-item>
      </text:list>
      <text:p text:style-name="P61"/>
      <table:table table:name="Tabla7" table:style-name="Tabla7">
        <table:table-column table:style-name="Tabla7.A"/>
        <table:table-row table:style-name="Tabla7.1">
          <table:table-cell table:style-name="Tabla7.A1" office:value-type="string">
            <text:p text:style-name="P38">// Salut.</text:p>
            <text:p text:style-name="P38">#include &lt;iostream&gt;</text:p>
            <text:p text:style-name="P38">using std::cout;</text:p>
            <text:p text:style-name="P38">using std::endl;</text:p>
            <text:p text:style-name="P38">void salut(int n);</text:p>
            <text:p text:style-name="P38">int main() </text:p>
            <text:p text:style-name="P38">{</text:p>
            <text:p text:style-name="P38"><text:span text:style-name="T25"><text:s text:c="3"/></text:span>int r;</text:p>
            <text:p text:style-name="P38"><text:span text:style-name="T25"><text:s text:c="3"/></text:span>cin &gt;&gt; r;</text:p>
            <text:p text:style-name="P38"><text:span text:style-name="T25"><text:s text:c="3"/></text:span>salut(r);</text:p>
            <text:p text:style-name="P38"><text:span text:style-name="T25"><text:s text:c="3"/></text:span>return 0;</text:p>
            <text:p text:style-name="P38">}</text:p>
            <text:p text:style-name="P38"/>
            <text:p text:style-name="P38">void salut(int n)</text:p>
            <text:p text:style-name="P38">{</text:p>
            <text:p text:style-name="P38"><text:span text:style-name="T25"><text:s text:c="3"/></text:span>if (n==1) cout &lt;&lt; “Hurra” &lt;&lt; endl;</text:p>
            <text:p text:style-name="P38"><text:span text:style-name="T25"><text:s text:c="2"/></text:span>else</text:p>
            <text:p text:style-name="P38"><text:span text:style-name="T25"><text:s text:c="2"/></text:span>{</text:p>
            <text:p text:style-name="P38"><text:span text:style-name="T25"><text:s text:c="6"/></text:span>cout &lt;&lt; “Hip “;</text:p>
            <text:p text:style-name="P38"><text:span text:style-name="T25"><text:s text:c="6"/></text:span>salut(n-1);</text:p>
            <text:p text:style-name="P38"><text:span text:style-name="T25"><text:s text:c="2"/></text:span>} </text:p>
            <text:p text:style-name="P38">}</text:p>
            <text:p text:style-name="P34"/>
          </table:table-cell>
        </table:table-row>
      </table:table>
      <text:p text:style-name="P61"/>
      <text:list xml:id="list172006775949223" text:continue-numbering="true" text:style-name="WW8Num17">
        <text:list-item>
          <text:p text:style-name="P51">Disseneu un algorisme recursiu per calcular el factorial d’un nombre natural.</text:p>
        </text:list-item>
        <text:list-item>
          <text:p text:style-name="P51">Disseneu un algorisme recursiu per calcular el nombre combinatori C(m,n) utilitzant les propietats dels nombres combinatoris que permeten construir el triangle de Tartaghlia-Pascal.</text:p>
        </text:list-item>
        <text:list-item>
          <text:p text:style-name="P51">Disseneu un algorisme recursiu per calcular el terme n-éssim de la successió de Fibonacci. Nota: La successió de Fibonacci es caracteritza perquè cada terme és suma dels dos anteriors i els dos primers són 0, 1. Escriure també el programa que utilitzi la funció dissenyada i escrigui els n primers termes de la successió.</text:p>
        </text:list-item>
        <text:list-item>
          <text:p text:style-name="P51">Disseneu un algorisme recursiu per calcular el màxim comú divisor de dos nombres naturals m, n utilitzant l’algorisme d’Euclides (Efectuar la divisió entera m/n i obtenir-ne el residu r. Si r és 0, el mcd és n. En cas contrari, es repeteix el <text:soft-page-break/>procés amb n i r). Tenint en compte que el producte del màxim comú divisor i el mínim comú múltiple de dos nombres és igual al producte dels nombres, disseneu una funció que obtingui el mínim comú múltiple. Heu d’escriure el programa principal també.</text:p>
        </text:list-item>
        <text:list-item>
          <text:p text:style-name="P51">Disseneu un algorisme recursiu per calcular la suma dels elements d’un vector d’N elements enters.</text:p>
        </text:list-item>
        <text:list-item>
          <text:p text:style-name="P51">Disseneu un algorisme recursiu per calcular el major dels elements d’un vector d’N elements enters.</text:p>
        </text:list-item>
        <text:list-item>
          <text:p text:style-name="P51">Donats dos vectors d’enters v1 i v2 de longituds n1, n2 amb n1&gt;=n2, disseneu un algorisme per verificar si v2 és un subconjunt de v1.</text:p>
        </text:list-item>
      </text:list>
      <text:p text:style-name="P36"/>
      <text:p text:style-name="P36"/>
      <text:p text:style-name="P46"/>
      <text:h text:style-name="P22" text:outline-level="7">EXERCICIS DE CLASSES</text:h>
      <text:p text:style-name="P6"/>
      <text:list xml:id="list172007232172118" text:continue-list="list172006775949223" text:style-name="WW8Num17">
        <text:list-item text:start-value="1">
          <text:p text:style-name="P59"><text:span text:style-name="T12">Dissenyeu la classe </text:span><text:span text:style-name="T27">Rectangle</text:span><text:span text:style-name="T12"> per representar aquestes figures geomètriques. Cal definir mètodes per verificar la igualtat de dos rectangles, calcular-ne el perímetre i l’àrea. Programeu </text:span><text:span text:style-name="T27">RectangleTest</text:span><text:span text:style-name="T12"> per comprovar el funcionament de la classe.</text:span></text:p>
        </text:list-item>
        <text:list-item>
          <text:p text:style-name="P59"><text:span text:style-name="T12">Dissenyeu la classe </text:span><text:span text:style-name="T27">Ordinador</text:span><text:span text:style-name="T12"> que representi el funcionament i característiques d’un ordinador. Contindrà els atributs processador, memòria, pantalla, ... El comportament ha de permetre encendre l’ordinador, apagar-lo, executar una aplicació, tancar-la, activar i desactivar el protector de pantalla.</text:span></text:p>
        </text:list-item>
        <text:list-item>
          <text:p text:style-name="P59"><text:span text:style-name="T12">Dissenyeu la classe </text:span><text:span text:style-name="T27">Automòbil</text:span><text:span text:style-name="T12"> amb els atributs marca, model, tipus de combustible. Definiu mètodes per llegir i modificar les seves propietats, així com per encendre i apagar el motor, accelerar i frenar, canviar de marxes, com a mínim. Completeu amb d’altres que creieu convenient, com per exemple, pujar i baixar finestra, etc.</text:span></text:p>
        </text:list-item>
        <text:list-item>
          <text:p text:style-name="P59"><text:span text:style-name="T12">Dissenyeu una classe </text:span><text:span text:style-name="T27">Venda</text:span><text:span text:style-name="T12"> que representi una venda en una botiga. La classe ha de contenir informació relativa als articles venuts (codi, descripció, preu), el client (nif, nom) i la quantitat venuda (unitats de l’article). Cal preveure mètodes per obtenir l’import net de la venda, l’IVA (aplicant el tipus del 16%) i l’import brut. També cal un mètode per imprimir la factura. Programeu un programa </text:span><text:span text:style-name="T27">VendaTest</text:span><text:span text:style-name="T12"> per verificar-ne el funcionament.</text:span></text:p>
        </text:list-item>
        <text:list-item>
          <text:p text:style-name="P59"><text:span text:style-name="T12">Modifiqueu el dissseny realitzat per a la classe </text:span><text:span text:style-name="T27">Venda</text:span><text:span text:style-name="T12"> descomponent la classe en vàries classes, de manera que el disseny quedi millor protegit contra modificacions en els components individuals. Considereu les diferents entitats que hi apareixen.</text:span></text:p>
        </text:list-item>
        <text:list-item>
          <text:p text:style-name="P59"><text:span text:style-name="T12">Dissenyeu la classe </text:span><text:span text:style-name="T27">CompteBancari</text:span><text:span text:style-name="T12"> per representar un compte bancari amb els atributs número de compte, titular, saldo, tipus d’interès. El comportament de la clase ve donat per mètodes per llegir i modificar els atributs, quan s’escaigui, i mètodes per fer ingressos, reintegraments i transferències a altres comptes.</text:span></text:p>
        </text:list-item>
        <text:list-item>
          <text:p text:style-name="P53">Modiqueu el disseny de <text:span text:style-name="T26">CompteBancari</text:span>, separant la informació en diferents classes que representin les diferents entitats de què es compon. L’objectiu és simular el funcionament d’un compte bancari, permetent fer extractes on apareguin totes les operacions efectuades en el compte. Cal considerar també els interessos, els descomptes per l’IRPF i les comissions de manteniment. Definiu una interface <text:span text:style-name="T26">Annotacio</text:span> que encapsuli les característiques comunes de totes les operacions.</text:p>
        </text:list-item>
      </text:list>
      <text:p text:style-name="P55"/>
      <text:h text:style-name="P28" text:outline-level="7">EXERCICIS D’HERÈNCIA DE CLASSES</text:h>
      <text:p text:style-name="P7"/>
      <text:list xml:id="list172008662269397" text:continue-list="list172007232172118" text:style-name="WW8Num17">
        <text:list-item text:start-value="1">
          <text:p text:style-name="P60"><text:span text:style-name="T12">Dissenyeu la classe </text:span><text:span text:style-name="T27">Persona</text:span><text:span text:style-name="T12"> amb atributs nif, nom, cognom1, cognom2, adreça, telèfon, any de naixement, etc. Programeu també la classe de test.</text:span></text:p>
        </text:list-item>
        <text:list-item>
          <text:p text:style-name="P60"><text:span text:style-name="T12">Deriveu la classe </text:span><text:span text:style-name="T27">Empleat</text:span><text:span text:style-name="T12"> de la classe </text:span><text:span text:style-name="T27">Persona</text:span><text:span text:style-name="T12">. Cal incloure el salari, càrrec o ocupació, departament de treball, any d’entrada a l’empresa, etc. Programeu la classe de test per verificar-ne el funcionament. </text:span></text:p>
        </text:list-item>
        <text:list-item>
          <text:p text:style-name="P60"><text:span text:style-name="T12">Dissenyeu la classe </text:span><text:span text:style-name="T27">Punt2D </text:span><text:span text:style-name="T12">per representar els punts del pla en coordenades cartesianes. La classe ha de respondre a peticions de càlcul de distància a un altre punt. Incloure també mètodes per determinar la igualtat de dos punts.</text:span></text:p>
        </text:list-item>
        <text:list-item>
          <text:p text:style-name="P60"><text:span text:style-name="T12">Deriveu la classe </text:span><text:span text:style-name="T27">Vector2D</text:span><text:span text:style-name="T12"> de la classe </text:span><text:span text:style-name="T27">Punt2D</text:span><text:span text:style-name="T12">. Cal afegir funcionalitat per a l’aritmètica de vectors (suma i resta de vectors, producte per reals i producte escalar de dos vectors), així com per obtenir el mòdul o norma (la longitud) del vector. Cal preveure, a més, un constructor que accepti dos punts (vector fix). </text:span></text:p>
        </text:list-item>
        <text:list-item>
          <text:p text:style-name="P60"><text:span text:style-name="T12">Dissenyeu la interface </text:span><text:span text:style-name="T27">Figura2D</text:span><text:span text:style-name="T12"> amb els mètodes per calcular l’àrea i el perímetre. Dissenyeu, implementant la interface anterior, les classes </text:span><text:span text:style-name="T27">Rectangle</text:span><text:span text:style-name="T12">, </text:span><text:span text:style-name="T27">Quadrat</text:span><text:span text:style-name="T12"> i </text:span><text:span text:style-name="T27">Cercle</text:span><text:span text:style-name="T12">. Programeu FiguresTest per verificar-ne el funcionament.</text:span></text:p>
        </text:list-item>
        <text:list-item>
          <text:p text:style-name="P60"><text:span text:style-name="T12">Dissenyeu la classe abstracta </text:span><text:span text:style-name="T27">Serie</text:span><text:span text:style-name="T12">. Ha de contenir l’atribut primer i mètodes per obtenir el següent element i reiniciar la sèrie. Dissenyeu les classes </text:span><text:span text:style-name="T27">ProgressioAritmetica</text:span><text:span text:style-name="T12"> i </text:span><text:span text:style-name="T27">ProgressioGeometrica</text:span><text:span text:style-name="T12"> derivades de la classe Serie. Programar la classe de test per verificar-ne el funcionament.</text:span></text:p>
        </text:list-item>
        <text:list-item>
          <text:p text:style-name="P60"><text:span text:style-name="T12">Dissenyeu la classe </text:span><text:span text:style-name="T27">Vehicle</text:span><text:span text:style-name="T12">, amb atributs tracció (humana, animal, motor), nombre d’eixos, eixos (classe per definir el nombre de rodes). Deriveu les classes Tricicle, Bicicleta, Cotxe, afegint els atributs i mètodes pertinents. Programeu la classe de test.</text:span></text:p>
        </text:list-item>
      </text:list>
      <text:p text:style-name="P56"/>
      <text:h text:style-name="P29" text:outline-level="7"><text:span text:style-name="T1">EXERCICIS D’EXCEPCIONS EN JAVA</text:span></text:h>
      <text:p text:style-name="P8"/>
      <text:p text:style-name="P84"/>
      <text:list xml:id="list1876262189" text:style-name="WW8Num9">
        <text:list-item>
          <text:p text:style-name="P83">Escriure una aplicació que a través de la funció llegirInt() retorni un enter llegir pel teclat. Cas que hi hagi algun error, llançarà una excepció específica de l’error i serà capturada al principal.</text:p>
        </text:list-item>
        <text:list-item>
          <text:p text:style-name="P83">Escriure la classe Rectangle, amb funcionalitat per calcular l’àrea i el perímetre. Escriure una classe principal que demani a l’usuari les dimensions de rectangles i en calculi l’àrea i el perímetre. La classe Rectangle llançarà excepcions específiques per als possibles errors. Les excepcions es capturaran al principal</text:p>
        </text:list-item>
        <text:list-item>
          <text:p text:style-name="P83">Escriure una classe Llista amb un array d’elements enters i amb punt d’interès. Entre les seves funcionalitats està ubicar el punt d’interès de forma directa en una posició determinada. Escriure també un mòdul principal per gestionar la llista. Cal definir i utilitzar excepcions per als errors que es poden produir.</text:p>
        </text:list-item>
        <text:list-item>
          <text:p text:style-name="P83">Escriure una aplicació que llegeix d’un arxiu de text i mostra el resultat. El nom de l’arxiu es demana a l’usuari. Cal capturar les excepcions que es poden produir, particularment la de fitxer no trobat.</text:p>
        </text:list-item>
      </text:list>
      <text:p text:style-name="P57"/>
      <text:p text:style-name="P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OpenSymbol1"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1" svg:font-family="Calibri"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1" draw:display-name="Puntas de flecha 1" svg:viewBox="0 0 300 300" svg:d="M150 0l150 300h-300z"/>
    <draw:marker draw:name="Puntas_20_de_20_flecha_20_2" draw:display-name="Puntas de flecha 2" svg:viewBox="0 0 300 300" svg:d="M150 0l150 300h-300z"/>
    <draw:marker draw:name="Puntas_20_de_20_flecha_20_3" draw:display-name="Puntas de flecha 3" svg:viewBox="0 0 300 300" svg:d="M150 0l150 300h-300z"/>
    <draw:marker draw:name="Puntas_20_de_20_flecha_20_4" draw:display-name="Puntas de flecha 4" svg:viewBox="0 0 300 300" svg:d="M150 0l150 300h-30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style:font-size-asian="11pt" style:font-name-complex="Arial" style:font-family-complex="Arial" style:font-family-generic-complex="swiss" style:font-pitch-complex="variable" style:font-size-complex="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loext:graphic-properties draw:fill="solid" draw:fill-color="#eaeaea"/>
      <style:paragraph-properties fo:background-color="#eaeaea" fo:keep-with-next="always"/>
      <style:text-properties style:font-name="Arial" fo:font-family="Arial" style:font-family-generic="swiss" style:font-pitch="variable" fo:font-size="10pt" style:text-underline-style="solid" style:text-underline-width="auto" style:text-underline-color="font-color" fo:font-weight="bold" style:font-size-asian="10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keep-with-next="always" style:text-autospace="none"/>
      <style:text-properties fo:color="#000000" loext:opacity="100%" style:font-name="Arial" fo:font-family="Arial" style:font-family-generic="swiss" style:font-pitch="variable" fo:font-size="8pt" style:text-underline-style="solid" style:text-underline-width="auto" style:text-underline-color="font-color" fo:font-weight="bold" style:font-size-asian="8pt" style:font-weight-asian="bold" style:font-name-complex="Arial" style:font-family-complex="Arial" style:font-family-generic-complex="swiss" style:font-pitch-complex="variable" style:font-size-complex="9.5pt" style:font-weight-complex="bold"/>
    </style:style>
    <style:style style:name="Heading_20_6" style:display-name="Heading 6" style:family="paragraph" style:parent-style-name="Standard" style:next-style-name="Standard" style:default-outline-level="6"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9.5pt"/>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Epígrafe" style:family="paragraph" style:parent-style-name="Standard" style:next-style-name="Standard">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Lista_20_con_20_viñetas" style:display-name="Lista con viñetas" style:family="paragraph" style:parent-style-name="Standard" style:list-style-name="WW8Num1"/>
    <style:style style:name="Footnote"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494cm" fo:margin-bottom="0.494cm" style:contextual-spacing="false"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o_20_independiente_20_3" style:display-name="Texto independiente 3" style:family="paragraph" style:parent-style-name="Standard">
      <style:paragraph-properties style:text-autospace="none"/>
      <style:text-properties fo:color="#000000"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9.5pt"/>
    </style:style>
    <style:style style:name="Normal_20__28_Web_29_" style:display-name="Normal (Web)"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exercici"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Apartado1" style:family="paragraph" style:parent-style-name="Standard">
      <style:paragraph-properties fo:margin-left="1.7cm" fo:margin-right="0cm" fo:margin-top="0cm" fo:margin-bottom="0.212cm" style:contextual-spacing="false" fo:text-align="justify" style:justify-single-word="false" fo:text-indent="0cm" style:auto-text-indent="false"/>
      <style:text-properties fo:font-size="11pt" fo:language="es" fo:country="ES" style:font-size-asian="11pt"/>
    </style:style>
    <style:style style:name="codi"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text-properties fo:language="es" fo:country="ES"/>
    </style:style>
    <style:style style:name="Tema" style:family="paragraph" style:parent-style-name="Standard">
      <style:text-properties fo:font-size="20pt" fo:language="es" fo:country="ES" style:text-underline-style="solid" style:text-underline-width="auto" style:text-underline-color="font-color" fo:font-weight="bold" style:font-size-asian="20pt" style:font-weight-asian="bold"/>
    </style:style>
    <style:style style:name="Tema1" style:family="paragraph" style:parent-style-name="Tema" style:list-style-name="WW8Num4">
      <style:paragraph-properties fo:margin-top="0cm" fo:margin-bottom="0.423cm" style:contextual-spacing="false" fo:break-before="page" fo:padding-left="0.141cm" fo:padding-right="0.141cm" fo:padding-top="0.035cm" fo:padding-bottom="0.035cm" fo:border="0.51pt solid #000000" style:shadow="none"/>
      <style:text-properties style:text-underline-style="none"/>
    </style:style>
    <style:style style:name="Subtitulo" style:family="paragraph" style:parent-style-name="Standard" style:list-style-name="WW8Num4">
      <style:paragraph-properties fo:margin-top="0cm" fo:margin-bottom="0.212cm" style:contextual-spacing="false"/>
      <style:text-properties fo:font-size="16pt" fo:language="es" fo:country="ES" style:text-underline-style="solid" style:text-underline-width="auto" style:text-underline-color="font-color" style:font-size-asian="16pt"/>
    </style:style>
    <style:style style:name="Sangría_20_2_20_de_20_t._20_independiente" style:display-name="Sangría 2 de t. independiente" style:family="paragraph" style:parent-style-name="Standard">
      <style:paragraph-properties fo:margin-left="1.249cm" fo:margin-right="0cm" fo:text-align="justify" style:justify-single-word="false" fo:text-indent="0cm" style:auto-text-indent="false">
        <style:tab-stops>
          <style:tab-stop style:position="2.858cm"/>
          <style:tab-stop style:position="3.133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di" style:family="paragraph" style:parent-style-name="Standard">
      <style:paragraph-properties fo:margin-left="0.63cm" fo:margin-right="0cm" fo:text-align="justify" style:justify-single-word="false" fo:text-indent="0cm" style:auto-text-indent="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Sangría_20_3_20_de_20_t._20_independiente" style:display-name="Sangría 3 de t. independiente" style:family="paragraph" style:parent-style-name="Standard">
      <style:paragraph-properties fo:margin-left="0.635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normal" style:family="paragraph" style:default-outline-level="">
      <style:paragraph-properties fo:margin-top="0.092cm" fo:margin-bottom="0cm" style:contextual-spacing="false" fo:line-height="100%" fo:text-align="justify" style:justify-single-word="false" fo:orphans="0" fo:widows="0" style:writing-mode="lr-tb">
        <style:tab-stops>
          <style:tab-stop style:position="0.829cm"/>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2z0" style:family="text"/>
    <style:style style:name="WW8Num13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4z0" style:family="text"/>
    <style:style style:name="WW8Num15z0"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fo:font-size="11pt" fo:letter-spacing="-0.005cm" style:font-size-asian="11pt" style:font-name-complex="Arial" style:font-family-complex="Arial" style:font-family-generic-complex="swiss"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St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4cm" fo:text-indent="-0.7cm" fo:margin-left="0.7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0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0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0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0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0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0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0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text:list-tab-stop-position="1.235cm" fo:text-indent="-0.6cm" fo:margin-left="1.235cm"/>
        </style:list-level-properties>
      </text:list-level-style-number>
      <text:list-level-style-number text:level="2" text:style-name="WW8Num15z0"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4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4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4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4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0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0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0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0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0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0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9" style:family="table">
      <style:table-properties style:width="15.247cm" fo:margin-left="-0.123cm" table:align="left" style:writing-mode="lr-tb"/>
    </style:style>
    <style:style style:name="Tabla9.A" style:family="table-column">
      <style:table-column-properties style:column-width="12.506cm"/>
    </style:style>
    <style:style style:name="Tabla9.B" style:family="table-column">
      <style:table-column-properties style:column-width="2.741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M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M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MP3"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MP4" style:family="paragraph" style:parent-style-name="Footer">
      <style:paragraph-properties fo:text-align="end" style:justify-single-word="false" style:snap-to-layout-grid="false"/>
    </style:style>
    <style:style style:name="MP5" style:family="paragraph" style:parent-style-name="Footer">
      <style:text-properties style:rfc-language-tag="es-ES-u-co-trad" fo:language="es" fo:country="ES"/>
    </style:style>
    <style:style style:name="MT1" style:family="text">
      <style:text-properties style:font-name="Arial" fo:language="es" fo:country="ES" fo:font-style="italic" style:font-style-asian="italic" style:font-name-complex="Arial" style:font-style-complex="italic" style:font-weight-complex="bold"/>
    </style:style>
    <style:style style:name="MT2" style:family="text">
      <style:text-properties officeooo:rsid="000a0746"/>
    </style:style>
    <style:style style:name="MT3" style:family="text">
      <style:text-properties officeooo:rsid="000c1980"/>
    </style:style>
    <style:style style:name="MT4" style:family="text">
      <style:text-properties style:font-name="Arial" fo:font-size="10pt" style:rfc-language-tag="es-ES-u-co-trad" fo:language="es" fo:country="ES" fo:font-style="italic" style:font-size-asian="10pt" style:font-style-asian="italic" style:font-name-complex="Arial" style:font-style-complex="italic"/>
    </style:style>
    <style:style style:name="MT5"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page-layout style:name="Mpm1">
      <style:page-layout-properties fo:page-width="21.001cm" fo:page-height="29.7cm" style:num-format="1" style:print-orientation="portrait" fo:margin-top="1.27cm" fo:margin-bottom="1.318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191cm" fo:margin-left="0cm" fo:margin-right="0cm" fo:margin-top="1.09cm" fo:background-color="transparent" style:dynamic-spacing="true" draw:fill="none"/>
      </style:footer-style>
    </style:page-layout>
  </office:automatic-styles>
  <office:master-styles>
    <style:master-page style:name="Standard" style:page-layout-name="Mpm1">
      <style:header>
        <text:p text:style-name="MP1"/>
      </style:header>
      <style:header-left>
        <text:p text:style-name="MP2"><text:span text:style-name="MT1"/></text:p>
      </style:header-left>
      <style:footer>
        <table:table table:name="Tabla9" table:style-name="Tabla9">
          <table:table-column table:style-name="Tabla9.A"/>
          <table:table-column table:style-name="Tabla9.B"/>
          <table:table-row table:style-name="Tabla9.1">
            <table:table-cell table:style-name="Tabla9.A1" office:value-type="string">
              <text:p text:style-name="MP3">DA<text:span text:style-name="MT2">M</text:span>-<text:span text:style-name="MT2">M03</text:span>. <text:span text:style-name="MT3">Programació. </text:span>Exercicis – Professor: José Moreno</text:p>
            </table:table-cell>
            <table:table-cell table:style-name="Tabla9.A1" office:value-type="string">
              <text:p text:style-name="MP4"><text:span text:style-name="MT4"><text:page-number text:select-page="current">22</text:page-number></text:span><text:span text:style-name="MT5">/</text:span><text:span text:style-name="MT5"><text:page-count>22</text:page-count></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troducció</dc:title>
    <dc:subject/>
    <meta:keyword/>
    <dc:description/>
    <meta:initial-creator>user</meta:initial-creator>
    <meta:creation-date>2007-09-20T23:52:00</meta:creation-date>
    <dc:date>2022-08-21T17:17:20.444967853</dc:date>
    <meta:print-date>2007-03-19T14:04:00</meta:print-date>
    <meta:editing-cycles>29</meta:editing-cycles>
    <meta:editing-duration>PT2H19M51S</meta:editing-duration>
    <meta:generator>LibreOffice/7.0.0.3$Linux_X86_64 LibreOffice_project/8061b3e9204bef6b321a21033174034a5e2ea88e</meta:generator>
    <meta:document-statistic meta:table-count="18" meta:image-count="0" meta:object-count="2" meta:page-count="22" meta:paragraph-count="641" meta:word-count="6127" meta:character-count="33613" meta:non-whitespace-character-count="27745"/>
  </office:meta>
</office:document-meta>
</file>

<file path=Object 1/content.xml><?xml version="1.0" encoding="utf-8"?>
<math xmlns="http://www.w3.org/1998/Math/MathML" display="block">
  <semantics>
    <mrow>
      <mstyle mathsize="12pt">
        <msqrt>
          <mrow>
            <mi>c</mi>
            <mrow>
              <msup>
                <mn>1</mn>
                <mstyle mathsize="8pt">
                  <mn>2</mn>
                </mstyle>
              </msup>
              <mo stretchy="false">+</mo>
              <mi>c</mi>
            </mrow>
            <msup>
              <mn>2</mn>
              <mstyle mathsize="8pt">
                <mn>2</mn>
              </mstyle>
            </msup>
          </mrow>
        </msqrt>
      </mstyle>
      <mrow/>
    </mrow>
    <annotation encoding="StarMath 5.0"> size 12{ sqrt {c1 rSup { size 8{2} } +c2 rSup { size 8{2} } } } {}</annotation>
  </semantics>
</math>
</file>

<file path=Object 2/content.xml><?xml version="1.0" encoding="utf-8"?>
<math xmlns="http://www.w3.org/1998/Math/MathML" display="block">
  <semantics>
    <mrow>
      <mstyle mathsize="12pt">
        <mrow>
          <mi>x</mi>
          <mo stretchy="false">=</mo>
          <mfrac>
            <mrow>
              <mrow>
                <mo stretchy="false">−</mo>
                <mi>b</mi>
              </mrow>
              <mo stretchy="false">±</mo>
              <msqrt>
                <mrow>
                  <mrow>
                    <msup>
                      <mi>b</mi>
                      <mstyle mathsize="8pt">
                        <mn>2</mn>
                      </mstyle>
                    </msup>
                    <mo stretchy="false">−</mo>
                    <mn>4</mn>
                  </mrow>
                  <mstyle mathvariant="italic">
                    <mtext>ac</mtext>
                  </mstyle>
                </mrow>
              </msqrt>
            </mrow>
            <mrow>
              <mn>2</mn>
              <mi>a</mi>
            </mrow>
          </mfrac>
        </mrow>
      </mstyle>
      <mrow/>
    </mrow>
    <annotation encoding="StarMath 5.0"> size 12{x= {  { - b +-  sqrt {b rSup { size 8{2} }  - 4 ital "ac"} }  over  {2a} } } {}</annotation>
  </semantics>
</math>
</file>